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" svg:font-family="'Linux Libertine G'" style:font-adornments="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2" style:family="table-column">
      <style:table-column-properties fo:break-before="auto" style:column-width="6.35mm"/>
    </style:style>
    <style:style style:name="co33" style:family="table-column">
      <style:table-column-properties fo:break-before="auto" style:column-width="10.3mm"/>
    </style:style>
    <style:style style:name="co34" style:family="table-column">
      <style:table-column-properties fo:break-before="auto" style:column-width="16.62mm"/>
    </style:style>
    <style:style style:name="co37" style:family="table-column">
      <style:table-column-properties fo:break-before="auto" style:column-width="29.49mm"/>
    </style:style>
    <style:style style:name="co38" style:family="table-column">
      <style:table-column-properties fo:break-before="auto" style:column-width="14.55mm"/>
    </style:style>
    <style:style style:name="co39" style:family="table-column">
      <style:table-column-properties fo:break-before="auto" style:column-width="33.95mm"/>
    </style:style>
    <style:style style:name="co40" style:family="table-column">
      <style:table-column-properties fo:break-before="auto" style:column-width="11.8mm"/>
    </style:style>
    <style:style style:name="co13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44.24mm"/>
    </style:style>
    <style:style style:name="co36" style:family="table-column">
      <style:table-column-properties fo:break-before="auto" style:column-width="31.52mm"/>
    </style:style>
    <style:style style:name="co11" style:family="table-column">
      <style:table-column-properties fo:break-before="auto" style:column-width="16.14mm"/>
    </style:style>
    <style:style style:name="co12" style:family="table-column">
      <style:table-column-properties fo:break-before="auto" style:column-width="14.52mm"/>
    </style:style>
    <style:style style:name="co14" style:family="table-column">
      <style:table-column-properties fo:break-before="auto" style:column-width="16.42mm"/>
    </style:style>
    <style:style style:name="co15" style:family="table-column">
      <style:table-column-properties fo:break-before="auto" style:column-width="21.87mm"/>
    </style:style>
    <style:style style:name="co16" style:family="table-column">
      <style:table-column-properties fo:break-before="auto" style:column-width="18.04mm"/>
    </style:style>
    <style:style style:name="co17" style:family="table-column">
      <style:table-column-properties fo:break-before="auto" style:column-width="22.28mm"/>
    </style:style>
    <style:style style:name="co18" style:family="table-column">
      <style:table-column-properties fo:break-before="auto" style:column-width="17.23mm"/>
    </style:style>
    <style:style style:name="co19" style:family="table-column">
      <style:table-column-properties fo:break-before="auto" style:column-width="20.23mm"/>
    </style:style>
    <style:style style:name="co20" style:family="table-column">
      <style:table-column-properties fo:break-before="auto" style:column-width="19.97mm"/>
    </style:style>
    <style:style style:name="co21" style:family="table-column">
      <style:table-column-properties fo:break-before="auto" style:column-width="19.42mm"/>
    </style:style>
    <style:style style:name="co22" style:family="table-column">
      <style:table-column-properties fo:break-before="auto" style:column-width="15.15mm"/>
    </style:style>
    <style:style style:name="co23" style:family="table-column">
      <style:table-column-properties fo:break-before="auto" style:column-width="13.93mm"/>
    </style:style>
    <style:style style:name="co24" style:family="table-column">
      <style:table-column-properties fo:break-before="auto" style:column-width="9.38mm"/>
    </style:style>
    <style:style style:name="co25" style:family="table-column">
      <style:table-column-properties fo:break-before="auto" style:column-width="22.63mm"/>
    </style:style>
    <style:style style:name="co26" style:family="table-column">
      <style:table-column-properties fo:break-before="auto" style:column-width="23.34mm"/>
    </style:style>
    <style:style style:name="co27" style:family="table-column">
      <style:table-column-properties fo:break-before="auto" style:column-width="11.22mm"/>
    </style:style>
    <style:style style:name="co28" style:family="table-column">
      <style:table-column-properties fo:break-before="auto" style:column-width="11.06mm"/>
    </style:style>
    <style:style style:name="co29" style:family="table-column">
      <style:table-column-properties fo:break-before="auto" style:column-width="15.17mm"/>
    </style:style>
    <style:style style:name="co30" style:family="table-column">
      <style:table-column-properties fo:break-before="auto" style:column-width="83.38mm"/>
    </style:style>
    <style:style style:name="co31" style:family="table-column">
      <style:table-column-properties fo:break-before="auto" style:column-width="9.7mm"/>
    </style:style>
    <style:style style:name="co41" style:family="table-column">
      <style:table-column-properties fo:break-before="auto" style:column-width="26.88mm"/>
    </style:style>
    <style:style style:name="co42" style:family="table-column">
      <style:table-column-properties fo:break-before="auto" style:column-width="35.05mm"/>
    </style:style>
    <style:style style:name="co43" style:family="table-column">
      <style:table-column-properties fo:break-before="auto" style:column-width="17.18mm"/>
    </style:style>
    <style:style style:name="co44" style:family="table-column">
      <style:table-column-properties fo:break-before="auto" style:column-width="6.79mm"/>
    </style:style>
    <style:style style:name="co45" style:family="table-column">
      <style:table-column-properties fo:break-before="auto" style:column-width="65.53mm"/>
    </style:style>
    <style:style style:name="co46" style:family="table-column">
      <style:table-column-properties fo:break-before="auto" style:column-width="20.41mm"/>
    </style:style>
    <style:style style:name="co47" style:family="table-column">
      <style:table-column-properties fo:break-before="auto" style:column-width="17.13mm"/>
    </style:style>
    <style:style style:name="co48" style:family="table-column">
      <style:table-column-properties fo:break-before="auto" style:column-width="35.37mm"/>
    </style:style>
    <style:style style:name="ro8" style:family="table-row">
      <style:table-row-properties style:row-height="4.94mm" fo:break-before="auto" style:use-optimal-row-height="false"/>
    </style:style>
    <style:style style:name="ro3" style:family="table-row">
      <style:table-row-properties style:row-height="5.7mm" fo:break-before="auto" style:use-optimal-row-height="tru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9.37mm" fo:break-before="auto" style:use-optimal-row-height="false"/>
    </style:style>
    <style:style style:name="ro9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00" style:family="table-cell" style:parent-style-name="Default">
      <style:text-properties style:font-name="Liberation Sans" fo:font-size="11pt" style:font-size-asian="11pt" style:font-size-complex="11pt"/>
    </style:style>
    <style:style style:name="ce201" style:family="table-cell" style:parent-style-name="Default">
      <style:table-cell-properties fo:border="0.06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02" style:family="table-cell" style:parent-style-name="Default">
      <style:table-cell-properties fo:border="0.06pt solid #000000"/>
      <style:text-properties style:font-name="Liberation Sans" fo:font-size="11pt" style:font-size-asian="11pt" style:font-size-complex="11pt"/>
    </style:style>
    <style:style style:name="ce2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59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1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font-name="Liberation Sans" fo:font-size="11pt" style:font-size-asian="11pt" style:font-size-complex="11pt"/>
    </style:style>
    <style:style style:name="ce4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fo:border="none"/>
      <style:text-properties fo:font-size="13pt" style:font-size-asian="13pt" style:font-size-complex="13pt"/>
    </style:style>
    <style:style style:name="ce197" style:family="table-cell" style:parent-style-name="Default">
      <style:table-cell-properties fo:border="none"/>
      <style:text-properties fo:font-size="13pt" fo:language="ru" fo:country="RU" style:font-size-asian="13pt" style:font-size-complex="13pt"/>
    </style:style>
    <style:style style:name="ce206" style:family="table-cell" style:parent-style-name="Default">
      <style:table-cell-properties fo:border="none"/>
      <style:text-properties style:font-name="Linux Libertine G" fo:font-size="13pt" style:font-size-asian="13pt" style:font-size-complex="13pt"/>
    </style:style>
    <style:style style:name="ce20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/>
    </style:style>
    <style:style style:name="ce3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45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48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49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0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51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2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3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54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61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62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63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64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65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67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68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69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70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78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89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91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92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93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94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95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96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97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98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99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100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101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42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102" style:family="table-cell" style:parent-style-name="Default">
      <style:text-properties fo:font-size="10pt" style:font-size-asian="10pt" style:font-size-complex="10pt"/>
    </style:style>
    <style:style style:name="ce73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A1.$D2]=rzeczownik)" style:apply-style-name="Безымянный2" style:base-cell-address="falshCardA1.B2"/>
    </style:style>
    <style:style style:name="ce104" style:family="table-cell" style:parent-style-name="Default">
      <style:text-properties fo:font-size="10pt" style:font-size-asian="10pt" style:font-size-complex="10pt"/>
    </style:style>
    <style:style style:name="ce105" style:family="table-cell" style:parent-style-name="Default">
      <style:text-properties fo:font-size="10pt" style:font-size-asian="10pt" style:font-size-complex="10pt"/>
      <style:map style:condition="is-true-formula([$falshCardA1.$D2]=rzeczownik)" style:apply-style-name="Безымянный2" style:base-cell-address="falshCardA1.B2"/>
    </style:style>
    <style:style style:name="ce10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B2"/>
    </style:style>
    <style:style style:name="ce107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B66"/>
    </style:style>
    <style:style style:name="ce88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B68"/>
    </style:style>
    <style:style style:name="ce9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B2"/>
    </style:style>
    <style:style style:name="ce109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B70"/>
    </style:style>
    <style:style style:name="ce112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B71"/>
    </style:style>
    <style:style style:name="ce75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B72"/>
    </style:style>
    <style:style style:name="ce7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B73"/>
    </style:style>
    <style:style style:name="ce79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A1.$D2]=rzeczownik)" style:apply-style-name="Безымянный2" style:base-cell-address="falshCardA1.C2"/>
    </style:style>
    <style:style style:name="ce114" style:family="table-cell" style:parent-style-name="Default">
      <style:text-properties fo:font-size="10pt" style:font-size-asian="10pt" style:font-size-complex="10pt"/>
    </style:style>
    <style:style style:name="ce115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C63"/>
    </style:style>
    <style:style style:name="ce11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C68"/>
    </style:style>
    <style:style style:name="ce117" style:family="table-cell" style:parent-style-name="Default">
      <style:text-properties fo:font-size="10pt" style:font-size-asian="10pt" style:font-size-complex="10pt"/>
    </style:style>
    <style:style style:name="ce118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C70"/>
    </style:style>
    <style:style style:name="ce119" style:family="table-cell" style:parent-style-name="Default">
      <style:text-properties fo:font-size="10pt" style:font-size-asian="10pt" style:font-size-complex="10pt"/>
    </style:style>
    <style:style style:name="ce110" style:family="table-cell" style:parent-style-name="Default">
      <style:text-properties fo:font-size="10pt" style:font-size-asian="10pt" style:font-size-complex="10pt"/>
      <style:map style:condition="is-true-formula([$falshCardA1.$D72]=rzeczownik)" style:apply-style-name="Безымянный2" style:base-cell-address="falshCardA1.C72"/>
    </style:style>
    <style:style style:name="ce80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A1.$D2]=rzeczownik)" style:apply-style-name="Безымянный2" style:base-cell-address="falshCardA1.B2"/>
    </style:style>
    <style:style style:name="ce81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A1.$D2]=rzeczownik)" style:apply-style-name="Безымянный2" style:base-cell-address="falshCardA1.B2"/>
    </style:style>
    <style:style style:name="ce82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A1.B2"/>
    </style:style>
    <style:style style:name="ce83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A1.B2"/>
    </style:style>
    <style:style style:name="ce124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A1.D68"/>
    </style:style>
    <style:style style:name="ce125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A1.D68"/>
    </style:style>
    <style:style style:name="ce126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A1.D70"/>
    </style:style>
    <style:style style:name="ce127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A1.D70"/>
    </style:style>
    <style:style style:name="ce152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A1.$D72]=rzeczownik)" style:apply-style-name="Безымянный2" style:base-cell-address="falshCardA1.C72"/>
    </style:style>
    <style:style style:name="ce153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A1.$D72]=rzeczownik)" style:apply-style-name="Безымянный2" style:base-cell-address="falshCardA1.C72"/>
    </style:style>
    <style:style style:name="ce128" style:family="table-cell" style:parent-style-name="Default">
      <style:text-properties fo:font-size="10pt" style:font-size-asian="10pt" style:font-size-complex="10pt"/>
    </style:style>
    <style:style style:name="ce129" style:family="table-cell" style:parent-style-name="Default">
      <style:text-properties fo:font-size="10pt" style:font-size-asian="10pt" style:font-size-complex="10pt"/>
    </style:style>
    <style:style style:name="ce13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E68"/>
    </style:style>
    <style:style style:name="ce131" style:family="table-cell" style:parent-style-name="Default">
      <style:text-properties fo:font-size="10pt" style:font-size-asian="10pt" style:font-size-complex="10pt"/>
    </style:style>
    <style:style style:name="ce132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E70"/>
    </style:style>
    <style:style style:name="ce133" style:family="table-cell" style:parent-style-name="Default">
      <style:text-properties fo:font-size="10pt" style:font-size-asian="10pt" style:font-size-complex="10pt"/>
    </style:style>
    <style:style style:name="ce134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F22"/>
    </style:style>
    <style:style style:name="ce135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F68"/>
    </style:style>
    <style:style style:name="ce13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F70"/>
    </style:style>
    <style:style style:name="ce137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G68"/>
    </style:style>
    <style:style style:name="ce138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G70"/>
    </style:style>
    <style:style style:name="ce16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H23"/>
    </style:style>
    <style:style style:name="ce14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H70"/>
    </style:style>
    <style:style style:name="ce141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H71"/>
    </style:style>
    <style:style style:name="ce142" style:family="table-cell" style:parent-style-name="Default">
      <style:text-properties fo:font-size="10pt" style:font-size-asian="10pt" style:font-size-complex="10pt"/>
      <style:map style:condition="is-true-formula([$falshCardA1.$D2]=rzeczownik)" style:apply-style-name="Безымянный2" style:base-cell-address="falshCardA1.B2"/>
    </style:style>
    <style:style style:name="ce169" style:family="table-cell" style:parent-style-name="Default">
      <style:text-properties fo:font-size="10pt" style:font-size-asian="10pt" style:font-size-complex="10pt"/>
      <style:map style:condition="is-true-formula([$falshCardA1.$D26]=rzeczownik)" style:apply-style-name="Безымянный2" style:base-cell-address="falshCardA1.I26"/>
    </style:style>
    <style:style style:name="ce143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B2"/>
    </style:style>
    <style:style style:name="ce144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B2"/>
    </style:style>
    <style:style style:name="ce175" style:family="table-cell" style:parent-style-name="Default">
      <style:text-properties fo:font-size="10pt" style:font-size-asian="10pt" style:font-size-complex="10pt"/>
      <style:map style:condition="is-true-formula([$falshCardA1.$D26]=rzeczownik)" style:apply-style-name="Безымянный2" style:base-cell-address="falshCardA1.K26"/>
    </style:style>
    <style:style style:name="ce17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72" style:family="table-cell" style:parent-style-name="Default">
      <style:text-properties fo:font-size="10pt" style:font-size-asian="10pt" style:font-size-complex="10pt"/>
      <style:map style:condition="is-true-formula([$falshCardA1.$D12]=rzeczownik)" style:apply-style-name="Безымянный2" style:base-cell-address="falshCardA1.M12"/>
    </style:style>
    <style:style style:name="ce180" style:family="table-cell" style:parent-style-name="Default">
      <style:text-properties fo:font-size="10pt" style:font-size-asian="10pt" style:font-size-complex="10pt"/>
      <style:map style:condition="is-true-formula([$falshCardA1.$D26]=rzeczownik)" style:apply-style-name="Безымянный2" style:base-cell-address="falshCardA1.M26"/>
    </style:style>
    <style:style style:name="ce173" style:family="table-cell" style:parent-style-name="Default">
      <style:text-properties style:font-name="Liberation Sans" fo:font-size="10pt" style:font-name-asian="Microsoft YaHei" style:font-size-asian="10pt" style:font-name-complex="Lucida Sans" style:font-size-complex="10pt"/>
      <style:map style:condition="is-true-formula([$falshCardA1.$D2]=rzeczownik)" style:apply-style-name="Безымянный2" style:base-cell-address="falshCardA1.B2"/>
    </style:style>
    <style:style style:name="ce145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46" style:family="table-cell" style:parent-style-name="Default">
      <style:text-properties fo:font-size="10pt" style:font-size-asian="10pt" style:font-size-complex="10pt"/>
    </style:style>
    <style:style style:name="ce147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O22"/>
    </style:style>
    <style:style style:name="ce1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186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50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187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260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234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A1.$D2]=rzeczownik)" style:apply-style-name="Безымянный2" style:base-cell-address="falshCardA2.B2"/>
    </style:style>
    <style:style style:name="ce189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B3"/>
    </style:style>
    <style:style style:name="ce19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B4"/>
    </style:style>
    <style:style style:name="ce240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A1.$D2]=rzeczownik)" style:apply-style-name="Безымянный2" style:base-cell-address="falshCardA2.C2"/>
    </style:style>
    <style:style style:name="ce191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C3"/>
    </style:style>
    <style:style style:name="ce249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A1.$D2]=rzeczownik)" style:apply-style-name="Безымянный2" style:base-cell-address="falshCardA2.D2"/>
    </style:style>
    <style:style style:name="ce274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ext-properties fo:font-size="10pt" style:font-size-asian="10pt" style:font-size-complex="10pt"/>
    </style:style>
    <style:style style:name="ce258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3"/>
    </style:style>
    <style:style style:name="ce222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7"/>
    </style:style>
    <style:style style:name="ce223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9"/>
    </style:style>
    <style:style style:name="ce224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1"/>
    </style:style>
    <style:style style:name="ce225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3"/>
    </style:style>
    <style:style style:name="ce289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5"/>
    </style:style>
    <style:style style:name="ce227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7"/>
    </style:style>
    <style:style style:name="ce228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9"/>
    </style:style>
    <style:style style:name="ce229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21"/>
    </style:style>
    <style:style style:name="ce23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23"/>
    </style:style>
    <style:style style:name="ce231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25"/>
    </style:style>
    <style:style style:name="ce29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27"/>
    </style:style>
    <style:style style:name="ce233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29"/>
    </style:style>
    <style:style style:name="ce312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31"/>
    </style:style>
    <style:style style:name="ce301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33"/>
    </style:style>
    <style:style style:name="ce23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35"/>
    </style:style>
    <style:style style:name="ce237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37"/>
    </style:style>
    <style:style style:name="ce317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39"/>
    </style:style>
    <style:style style:name="ce239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41"/>
    </style:style>
    <style:style style:name="ce315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43"/>
    </style:style>
    <style:style style:name="ce241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45"/>
    </style:style>
    <style:style style:name="ce242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47"/>
    </style:style>
    <style:style style:name="ce243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49"/>
    </style:style>
    <style:style style:name="ce244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51"/>
    </style:style>
    <style:style style:name="ce245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53"/>
    </style:style>
    <style:style style:name="ce24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55"/>
    </style:style>
    <style:style style:name="ce32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57"/>
    </style:style>
    <style:style style:name="ce327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59"/>
    </style:style>
    <style:style style:name="ce328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61"/>
    </style:style>
    <style:style style:name="ce329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63"/>
    </style:style>
    <style:style style:name="ce251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65"/>
    </style:style>
    <style:style style:name="ce252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67"/>
    </style:style>
    <style:style style:name="ce253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69"/>
    </style:style>
    <style:style style:name="ce254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71"/>
    </style:style>
    <style:style style:name="ce255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73"/>
    </style:style>
    <style:style style:name="ce33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75"/>
    </style:style>
    <style:style style:name="ce337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77"/>
    </style:style>
    <style:style style:name="ce333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79"/>
    </style:style>
    <style:style style:name="ce34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81"/>
    </style:style>
    <style:style style:name="ce341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83"/>
    </style:style>
    <style:style style:name="ce261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85"/>
    </style:style>
    <style:style style:name="ce262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87"/>
    </style:style>
    <style:style style:name="ce263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89"/>
    </style:style>
    <style:style style:name="ce339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91"/>
    </style:style>
    <style:style style:name="ce348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93"/>
    </style:style>
    <style:style style:name="ce351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95"/>
    </style:style>
    <style:style style:name="ce342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97"/>
    </style:style>
    <style:style style:name="ce343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99"/>
    </style:style>
    <style:style style:name="ce269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01"/>
    </style:style>
    <style:style style:name="ce27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03"/>
    </style:style>
    <style:style style:name="ce271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05"/>
    </style:style>
    <style:style style:name="ce357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07"/>
    </style:style>
    <style:style style:name="ce273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09"/>
    </style:style>
    <style:style style:name="ce349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11"/>
    </style:style>
    <style:style style:name="ce35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13"/>
    </style:style>
    <style:style style:name="ce27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15"/>
    </style:style>
    <style:style style:name="ce363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17"/>
    </style:style>
    <style:style style:name="ce278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19"/>
    </style:style>
    <style:style style:name="ce279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21"/>
    </style:style>
    <style:style style:name="ce28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23"/>
    </style:style>
    <style:style style:name="ce281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25"/>
    </style:style>
    <style:style style:name="ce368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27"/>
    </style:style>
    <style:style style:name="ce358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29"/>
    </style:style>
    <style:style style:name="ce371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31"/>
    </style:style>
    <style:style style:name="ce372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33"/>
    </style:style>
    <style:style style:name="ce28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35"/>
    </style:style>
    <style:style style:name="ce287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37"/>
    </style:style>
    <style:style style:name="ce288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39"/>
    </style:style>
    <style:style style:name="ce382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41"/>
    </style:style>
    <style:style style:name="ce29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43"/>
    </style:style>
    <style:style style:name="ce291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45"/>
    </style:style>
    <style:style style:name="ce292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47"/>
    </style:style>
    <style:style style:name="ce293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F3"/>
    </style:style>
    <style:style style:name="ce19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75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H5"/>
    </style:style>
    <style:style style:name="ce370" style:family="table-cell" style:parent-style-name="Default">
      <style:text-properties fo:font-size="10pt" style:font-size-asian="10pt" style:font-size-complex="10pt"/>
      <style:map style:condition="is-true-formula([$falshCardA1.$D2]=rzeczownik)" style:apply-style-name="Безымянный2" style:base-cell-address="falshCardA2.D2"/>
    </style:style>
    <style:style style:name="ce19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96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73" style:family="table-cell" style:parent-style-name="Default">
      <style:text-properties fo:font-size="10pt" style:font-size-asian="10pt" style:font-size-complex="10pt"/>
      <style:map style:condition="is-true-formula([$falshCardA1.$D2]=rzeczownik)" style:apply-style-name="Безымянный2" style:base-cell-address="falshCardA2.D2"/>
    </style:style>
    <style:style style:name="ce39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9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00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376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377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378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379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303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A1.$D2]=rzeczownik)" style:apply-style-name="Безымянный2" style:base-cell-address="Liczebniki.B2"/>
    </style:style>
    <style:style style:name="ce304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A1.$D2]=rzeczownik)" style:apply-style-name="Безымянный2" style:base-cell-address="Liczebniki.C2"/>
    </style:style>
    <style:style style:name="ce305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A1.$D2]=rzeczownik)" style:apply-style-name="Безымянный2" style:base-cell-address="Liczebniki.D2"/>
    </style:style>
    <style:style style:name="ce306" style:family="table-cell" style:parent-style-name="Default">
      <style:text-properties fo:font-size="10pt" style:font-size-asian="10pt" style:font-size-complex="10pt"/>
    </style:style>
    <style:style style:name="ce30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08" style:family="table-cell" style:parent-style-name="Default">
      <style:text-properties fo:font-size="10pt" style:font-size-asian="10pt" style:font-size-complex="10pt"/>
      <style:map style:condition="is-true-formula([$falshCardA1.$D2]=rzeczownik)" style:apply-style-name="Безымянный2" style:base-cell-address="Liczebniki.D2"/>
    </style:style>
    <style:style style:name="ce30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10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11" style:family="table-cell" style:parent-style-name="Default">
      <style:text-properties fo:font-size="10pt" style:font-size-asian="10pt" style:font-size-complex="10pt"/>
      <style:map style:condition="is-true-formula([$falshCardA1.$D2]=rzeczownik)" style:apply-style-name="Безымянный2" style:base-cell-address="Liczebniki.D2"/>
    </style:style>
    <style:style style:name="ce414" style:family="table-cell" style:parent-style-name="Default">
      <style:table-cell-properties fo:background-color="#dddddd"/>
      <style:text-properties fo:font-size="13pt" style:font-size-asian="13pt" style:font-size-complex="13pt"/>
    </style:style>
    <style:style style:name="ce111" style:family="table-cell" style:parent-style-name="Default" style:data-style-name="N99">
      <style:text-properties fo:font-size="13pt" style:font-size-asian="13pt" style:font-size-complex="13pt"/>
    </style:style>
    <style:style style:name="ce19" style:family="table-cell" style:parent-style-name="Default">
      <style:text-properties fo:font-size="13pt" style:font-size-asian="13pt" style:font-size-complex="13pt"/>
    </style:style>
    <style:style style:name="ce403" style:family="table-cell" style:parent-style-name="Default">
      <style:table-cell-properties fo:border="none"/>
      <style:text-properties fo:font-size="13pt" style:font-size-asian="13pt" style:font-size-complex="13pt"/>
    </style:style>
    <style:style style:name="ce178" style:family="table-cell" style:parent-style-name="Default">
      <style:table-cell-properties fo:border="none"/>
      <style:text-properties fo:font-size="13pt" style:font-size-asian="13pt" style:font-size-complex="13pt"/>
    </style:style>
    <style:style style:name="ce405" style:family="table-cell" style:parent-style-name="Default">
      <style:table-cell-properties fo:border="none"/>
      <style:text-properties fo:font-size="13pt" fo:language="ru" fo:country="RU" style:font-size-asian="13pt" style:font-size-complex="13pt"/>
    </style:style>
    <style:style style:name="ce34" style:family="table-cell" style:parent-style-name="Default">
      <style:table-cell-properties fo:border="none"/>
    </style:style>
    <style:style style:name="ce421" style:family="table-cell" style:parent-style-name="Default">
      <style:text-properties style:font-name="Liberation Sans" fo:font-size="11pt" style:font-size-asian="11pt" style:font-size-complex="11pt"/>
    </style:style>
    <style:style style:name="ce422" style:family="table-cell" style:parent-style-name="Default">
      <style:table-cell-properties fo:border="0.06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23" style:family="table-cell" style:parent-style-name="Default">
      <style:table-cell-properties fo:border="0.06pt solid #000000"/>
      <style:text-properties style:font-name="Liberation Sans" fo:font-size="11pt" style:font-size-asian="11pt" style:font-size-complex="11pt"/>
    </style:style>
    <style:style style:name="ce4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5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font-name="Liberation Sans" fo:font-size="11pt" style:font-size-asian="11pt" style:font-size-complex="11pt"/>
    </style:style>
    <style:style style:name="ce4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7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28" style:family="table-cell" style:parent-style-name="Default">
      <style:table-cell-properties fo:border="none"/>
      <style:text-properties style:font-name="Linux Libertine G"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a.$C$3:$Lista.$C$9])" table:allow-empty-cell="true" table:display-list="unsorted" table:base-cell-address="flashCard1.I2">
          <table:error-message table:message-type="stop" table:display="true"/>
        </table:content-validation>
        <table:content-validation table:name="val2" table:condition="of:cell-content-is-in-list([$Lista.$H$12:$Lista.$H$20])" table:allow-empty-cell="true" table:display-list="unsorted" table:base-cell-address="Liczebniki.B3">
          <table:error-message table:message-type="stop" table:display="true"/>
        </table:content-validation>
        <table:content-validation table:name="val3" table:condition="of:cell-content-is-in-list([$Lista.$J$12:$Lista.$J$20])" table:allow-empty-cell="true" table:display-list="unsorted" table:base-cell-address="falshCardA1.D3">
          <table:error-message table:message-type="stop" table:display="true"/>
        </table:content-validation>
        <table:content-validation table:name="val4" table:condition="of:cell-content-is-in-list([$Lista.$C$3:$Lista.$C$20])" table:allow-empty-cell="true" table:display-list="unsorted" table:base-cell-address="falshCardA1.I26">
          <table:error-message table:message-type="stop" table:display="true"/>
        </table:content-validation>
        <table:content-validation table:name="val5" table:condition="of:cell-content-is-in-list([$Lista.$E$3:$Lista.$E$9])" table:allow-empty-cell="true" table:display-list="unsorted" table:base-cell-address="falshCardA1.I65">
          <table:error-message table:message-type="stop" table:display="true"/>
        </table:content-validation>
      </table:content-validations>
      <table:table table:name="flashCard1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number-columns-repeated="1000" table:default-cell-style-name="Default"/>
        <table:table-row table:style-name="ro6">
          <table:table-cell table:style-name="ce7" office:value-type="string" calcext:value-type="string">
            <text:p>L1_level</text:p>
          </table:table-cell>
          <table:table-cell table:style-name="ce7" office:value-type="string" calcext:value-type="string">
            <text:p>L1_title</text:p>
          </table:table-cell>
          <table:table-cell table:style-name="ce7" office:value-type="string" calcext:value-type="string">
            <text:p>L1_ident</text:p>
          </table:table-cell>
          <table:table-cell table:style-name="ce7" office:value-type="string" calcext:value-type="string">
            <text:p>L1_type</text:p>
          </table:table-cell>
          <table:table-cell table:style-name="ce7" office:value-type="string" calcext:value-type="string">
            <text:p>L1_single</text:p>
          </table:table-cell>
          <table:table-cell table:style-name="ce7" office:value-type="string" calcext:value-type="string">
            <text:p>L1_word</text:p>
          </table:table-cell>
          <table:table-cell table:style-name="ce7" office:value-type="string" calcext:value-type="string">
            <text:p>L1_plural</text:p>
          </table:table-cell>
          <table:table-cell table:style-name="ce7" office:value-type="string" calcext:value-type="string">
            <text:p>L1_aword</text:p>
          </table:table-cell>
          <table:table-cell table:style-name="ce7" office:value-type="string" calcext:value-type="string">
            <text:p>L1_p1desc</text:p>
          </table:table-cell>
          <table:table-cell table:style-name="ce7" office:value-type="string" calcext:value-type="string">
            <text:p>L1_p1word</text:p>
          </table:table-cell>
          <table:table-cell table:style-name="ce7" office:value-type="string" calcext:value-type="string">
            <text:p>L1_p2desc</text:p>
          </table:table-cell>
          <table:table-cell table:style-name="ce7" office:value-type="string" calcext:value-type="string">
            <text:p>L1_p2word</text:p>
          </table:table-cell>
          <table:table-cell table:style-name="ce7" office:value-type="string" calcext:value-type="string">
            <text:p>L2_level</text:p>
          </table:table-cell>
          <table:table-cell table:style-name="ce7" office:value-type="string" calcext:value-type="string">
            <text:p>L2_title</text:p>
          </table:table-cell>
          <table:table-cell table:style-name="ce7" office:value-type="string" calcext:value-type="string">
            <text:p>L2_ident</text:p>
          </table:table-cell>
          <table:table-cell table:style-name="ce7" office:value-type="string" calcext:value-type="string">
            <text:p>L2_type</text:p>
          </table:table-cell>
          <table:table-cell table:style-name="ce7" office:value-type="string" calcext:value-type="string">
            <text:p>L2_single</text:p>
          </table:table-cell>
          <table:table-cell table:style-name="ce7" office:value-type="string" calcext:value-type="string">
            <text:p>L2_word</text:p>
          </table:table-cell>
          <table:table-cell table:style-name="ce7" office:value-type="string" calcext:value-type="string">
            <text:p>L2_plural</text:p>
          </table:table-cell>
          <table:table-cell table:style-name="ce7" office:value-type="string" calcext:value-type="string">
            <text:p>L2_aword</text:p>
          </table:table-cell>
          <table:table-cell table:style-name="ce7" office:value-type="string" calcext:value-type="string">
            <text:p>L2_p1desc</text:p>
          </table:table-cell>
          <table:table-cell table:style-name="ce7" office:value-type="string" calcext:value-type="string">
            <text:p>L2_p1word</text:p>
          </table:table-cell>
          <table:table-cell table:style-name="ce7" office:value-type="string" calcext:value-type="string">
            <text:p>L2_p2desc</text:p>
          </table:table-cell>
          <table:table-cell table:style-name="ce7" office:value-type="string" calcext:value-type="string">
            <text:p>L2_p2word</text:p>
          </table:table-cell>
          <table:table-cell table:style-name="ce7" table:number-columns-repeated="1000"/>
        </table:table-row>
        <table:table-row table:style-name="ro6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gró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grody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ogrodu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ogrodz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ад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ад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саду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саду</text:p>
          </table:table-cell>
          <table:table-cell table:number-columns-repeated="1000"/>
        </table:table-row>
        <table:table-row table:style-name="ro6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połe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połeczności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społeczności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общество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ообщества</text:p>
          </table:table-cell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ążka</text:p>
          </table:table-cell>
          <table:table-cell office:value-type="string" calcext:value-type="string">
            <text:p>l.z.</text:p>
          </table:table-cell>
          <table:table-cell office:value-type="string" calcext:value-type="string">
            <text:p>książki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książki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książc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Кни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книге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ieniądz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ieniądze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pieniądze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pieniądz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нь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деньге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ufit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ufity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sufitu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sufic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толок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Потолк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потолке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потолке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rzeł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rly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orla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orl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рел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рл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орл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орле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ężyc <text:s/>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siężyce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księżyca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księżyc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Месяц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месяц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месяце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przyimek</text:p>
          </table:table-cell>
          <table:table-cell/>
          <table:table-cell office:value-type="string" calcext:value-type="string">
            <text:p>Według</text:p>
          </table:table-cell>
          <table:table-cell table:number-columns-repeated="2"/>
          <table:table-cell office:value-type="string" calcext:value-type="string">
            <text:p>Prz</text:p>
          </table:table-cell>
          <table:table-cell office:value-type="string" calcext:value-type="string">
            <text:p>według Herodota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предлог</text:p>
          </table:table-cell>
          <table:table-cell/>
          <table:table-cell office:value-type="string" calcext:value-type="string">
            <text:p>согласно</text:p>
          </table:table-cell>
          <table:table-cell/>
          <table:table-cell office:value-type="string" calcext:value-type="string">
            <text:p>по мнению</text:p>
          </table:table-cell>
          <table:table-cell office:value-type="string" calcext:value-type="string">
            <text:p>Прим</text:p>
          </table:table-cell>
          <table:table-cell office:value-type="string" calcext:value-type="string">
            <text:p>по мнению Геродота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dkn</text:p>
          </table:table-cell>
          <table:table-cell office:value-type="string" calcext:value-type="string">
            <text:p>czasownik </text:p>
          </table:table-cell>
          <table:table-cell/>
          <table:table-cell office:value-type="string" calcext:value-type="string">
            <text:p>Uruchomić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ę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uruchomies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łe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глагол</text:p>
          </table:table-cell>
          <table:table-cell/>
          <table:table-cell office:value-type="string" calcext:value-type="string">
            <text:p>запустить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каю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тил</text:p>
          </table:table-cell>
          <table:table-cell office:value-type="string" calcext:value-type="string">
            <text:p>Ты</text:p>
          </table:table-cell>
          <table:table-cell office:value-type="string" calcext:value-type="string">
            <text:p>запустил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błęd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шибки</text:p>
          </table:table-cell>
          <table:table-cell table:number-columns-repeated="1004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zachowa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zachowania</text:p>
          </table:table-cell>
          <table:table-cell table:number-columns-repeated="2"/>
          <table:table-cell table:content-validation-name="val1" office:value-type="string" calcext:value-type="string">
            <text:p>Msc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ведение</text:p>
          </table:table-cell>
          <table:table-cell office:value-type="string" calcext:value-type="string">
            <text:p>мн.ч</text:p>
          </table:table-cell>
          <table:table-cell/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i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pi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нение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ętanie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держимость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ezczelność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наглость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czyn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йствие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łam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ранье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емья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c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родитель</text:p>
          </table:table-cell>
          <table:table-cell/>
          <table:table-cell office:value-type="string" calcext:value-type="string">
            <text:p>родители</text:p>
          </table:table-cell>
          <table:table-cell table:number-columns-repeated="1004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eń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eństwo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ратья сестры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lisz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lisz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фотопленка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эффект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ar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ar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условие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ebieg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ebieg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цесс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ydarz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ydarz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бытие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bojęt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bojęt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езразличие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ustawi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ustawi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араметры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domysł 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domysły 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огадка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dom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dom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звище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gałąź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gałęzi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етка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ciowie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ciowc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ист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czy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ичина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tos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tos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ледствие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ojęc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ojęcia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pojęcia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pojęci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нятие</text:p>
          </table:table-cell>
          <table:table-cell table:number-columns-repeated="1006"/>
        </table:table-row>
      </table:table>
      <table:table table:name="falshCardA1" table:style-name="ta1">
        <table:table-column table:style-name="co22" table:default-cell-style-name="ce102"/>
        <table:table-column table:style-name="co23" table:default-cell-style-name="ce102"/>
        <table:table-column table:style-name="co24" table:default-cell-style-name="ce102"/>
        <table:table-column table:style-name="co25" table:default-cell-style-name="ce102"/>
        <table:table-column table:style-name="co24" table:default-cell-style-name="ce102"/>
        <table:table-column table:style-name="co13" table:default-cell-style-name="ce102"/>
        <table:table-column table:style-name="co24" table:default-cell-style-name="ce102"/>
        <table:table-column table:style-name="co26" table:default-cell-style-name="ce102"/>
        <table:table-column table:style-name="co27" table:default-cell-style-name="ce102"/>
        <table:table-column table:style-name="co13" table:default-cell-style-name="ce102"/>
        <table:table-column table:style-name="co28" table:default-cell-style-name="ce102"/>
        <table:table-column table:style-name="co13" table:default-cell-style-name="ce102"/>
        <table:table-column table:style-name="co29" table:default-cell-style-name="ce102"/>
        <table:table-column table:style-name="co13" table:default-cell-style-name="ce102"/>
        <table:table-column table:style-name="co30" table:default-cell-style-name="ce102"/>
        <table:table-column table:style-name="co13" table:number-columns-repeated="1009" table:default-cell-style-name="ce102"/>
        <table:table-row table:style-name="ro7">
          <table:table-cell table:style-name="ce33" office:value-type="string" calcext:value-type="string">
            <text:p>L1_level</text:p>
          </table:table-cell>
          <table:table-cell table:style-name="ce33" office:value-type="string" calcext:value-type="string">
            <text:p>L1_title</text:p>
          </table:table-cell>
          <table:table-cell table:style-name="ce33" office:value-type="string" calcext:value-type="string">
            <text:p>L1_ident</text:p>
          </table:table-cell>
          <table:table-cell table:style-name="ce33" office:value-type="string" calcext:value-type="string">
            <text:p>L1_type</text:p>
          </table:table-cell>
          <table:table-cell table:style-name="ce33" office:value-type="string" calcext:value-type="string">
            <text:p>L1_single</text:p>
          </table:table-cell>
          <table:table-cell table:style-name="ce33" office:value-type="string" calcext:value-type="string">
            <text:p>L1_word</text:p>
          </table:table-cell>
          <table:table-cell table:style-name="ce33" office:value-type="string" calcext:value-type="string">
            <text:p>L1_plural</text:p>
          </table:table-cell>
          <table:table-cell table:style-name="ce164" office:value-type="string" calcext:value-type="string">
            <text:p>L1_aword</text:p>
          </table:table-cell>
          <table:table-cell table:style-name="ce33" office:value-type="string" calcext:value-type="string">
            <text:p>L1_p1desc</text:p>
          </table:table-cell>
          <table:table-cell table:style-name="ce33" office:value-type="string" calcext:value-type="string">
            <text:p>L1_p1word</text:p>
          </table:table-cell>
          <table:table-cell table:style-name="ce33" office:value-type="string" calcext:value-type="string">
            <text:p>L1_p2desc</text:p>
          </table:table-cell>
          <table:table-cell table:style-name="ce33" office:value-type="string" calcext:value-type="string">
            <text:p>L1_p2word</text:p>
          </table:table-cell>
          <table:table-cell table:style-name="ce171" office:value-type="string" calcext:value-type="string">
            <text:p>L1_p3desc</text:p>
          </table:table-cell>
          <table:table-cell table:style-name="ce171" office:value-type="string" calcext:value-type="string">
            <text:p>L1_p3word</text:p>
          </table:table-cell>
          <table:table-cell table:style-name="ce145" office:value-type="string" calcext:value-type="string">
            <text:p>L1_example</text:p>
          </table:table-cell>
          <table:table-cell table:style-name="ce148" table:number-columns-repeated="1009"/>
        </table:table-row>
        <table:table-row table:style-name="ro6">
          <table:table-cell table:style-name="ce44" office:value-type="string" calcext:value-type="string">
            <text:p>A1</text:p>
          </table:table-cell>
          <table:table-cell table:style-name="ce73" table:content-validation-name="val2" office:value-type="string" calcext:value-type="string">
            <text:p>Ogólne </text:p>
          </table:table-cell>
          <table:table-cell table:style-name="ce79" table:content-validation-name="val2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</text:p>
          </table:table-cell>
          <table:table-cell table:style-name="ce104" office:value-type="string" calcext:value-type="string">
            <text:p>l.p.</text:p>
          </table:table-cell>
          <table:table-cell table:style-name="ce104" office:value-type="string" calcext:value-type="string">
            <text:p>Ogród</text:p>
          </table:table-cell>
          <table:table-cell table:style-name="ce104" office:value-type="string" calcext:value-type="string">
            <text:p>l.m.</text:p>
          </table:table-cell>
          <table:table-cell table:style-name="ce104" office:value-type="string" calcext:value-type="string">
            <text:p>ogrody</text:p>
          </table:table-cell>
          <table:table-cell table:style-name="ce142" table:content-validation-name="val1" office:value-type="string" calcext:value-type="string">
            <text:p>Dop</text:p>
          </table:table-cell>
          <table:table-cell table:style-name="ce104" office:value-type="string" calcext:value-type="string">
            <text:p>ogrodu</text:p>
          </table:table-cell>
          <table:table-cell table:style-name="ce104" office:value-type="string" calcext:value-type="string">
            <text:p>Ms.</text:p>
          </table:table-cell>
          <table:table-cell table:style-name="ce104" office:value-type="string" calcext:value-type="string">
            <text:p>ogrodzie</text:p>
          </table:table-cell>
          <table:table-cell table:style-name="ce104" office:value-type="string" calcext:value-type="string">
            <text:p>Narz</text:p>
          </table:table-cell>
          <table:table-cell table:style-name="ce104" office:value-type="string" calcext:value-type="string">
            <text:p>ogrodem</text:p>
          </table:table-cell>
          <table:table-cell table:style-name="ce105" office:value-type="string" calcext:value-type="string">
            <text:p>Stwórz z nami swój piękny ogród</text:p>
          </table:table-cell>
          <table:table-cell table:number-columns-repeated="1009"/>
        </table:table-row>
        <table:table-row table:style-name="ro6">
          <table:table-cell table:style-name="ce45" office:value-type="string" calcext:value-type="string">
            <text:p>A1</text:p>
          </table:table-cell>
          <table:table-cell table:style-name="ce104" office:value-type="string" calcext:value-type="string">
            <text:p>Обшее </text:p>
          </table:table-cell>
          <table:table-cell table:style-name="ce104" office:value-type="string" calcext:value-type="string">
            <text:p>м.р.</text:p>
          </table:table-cell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104" office:value-type="string" calcext:value-type="string">
            <text:p>ед.ч.</text:p>
          </table:table-cell>
          <table:table-cell table:style-name="ce104" office:value-type="string" calcext:value-type="string">
            <text:p>Сад</text:p>
          </table:table-cell>
          <table:table-cell table:style-name="ce104" office:value-type="string" calcext:value-type="string">
            <text:p>мн.ч</text:p>
          </table:table-cell>
          <table:table-cell table:style-name="ce104" office:value-type="string" calcext:value-type="string">
            <text:p>сады</text:p>
          </table:table-cell>
          <table:table-cell table:style-name="ce104" office:value-type="string" calcext:value-type="string">
            <text:p>Рд.</text:p>
          </table:table-cell>
          <table:table-cell table:style-name="ce104" office:value-type="string" calcext:value-type="string">
            <text:p>саду</text:p>
          </table:table-cell>
          <table:table-cell table:style-name="ce104" office:value-type="string" calcext:value-type="string">
            <text:p>Пр.</text:p>
          </table:table-cell>
          <table:table-cell table:style-name="ce104" office:value-type="string" calcext:value-type="string">
            <text:p>саду</text:p>
          </table:table-cell>
          <table:table-cell table:style-name="ce104" table:number-columns-repeated="2"/>
          <table:table-cell table:style-name="ce105"/>
          <table:table-cell table:number-columns-repeated="1009"/>
        </table:table-row>
        <table:table-row table:style-name="ro6">
          <table:table-cell table:style-name="ce44" office:value-type="string" calcext:value-type="string">
            <text:p>A1</text:p>
          </table:table-cell>
          <table:table-cell table:style-name="ce104" office:value-type="string" calcext:value-type="string">
            <text:p>Ogólne </text:p>
          </table:table-cell>
          <table:table-cell table:style-name="ce104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</text:p>
          </table:table-cell>
          <table:table-cell table:style-name="ce104" office:value-type="string" calcext:value-type="string">
            <text:p>l.p.</text:p>
          </table:table-cell>
          <table:table-cell table:style-name="ce104" office:value-type="string" calcext:value-type="string">
            <text:p>Książka</text:p>
          </table:table-cell>
          <table:table-cell table:style-name="ce104" office:value-type="string" calcext:value-type="string">
            <text:p>l.z.</text:p>
          </table:table-cell>
          <table:table-cell table:style-name="ce104" office:value-type="string" calcext:value-type="string">
            <text:p>książki</text:p>
          </table:table-cell>
          <table:table-cell table:style-name="ce142" table:content-validation-name="val1" office:value-type="string" calcext:value-type="string">
            <text:p>Dop</text:p>
          </table:table-cell>
          <table:table-cell table:style-name="ce104" office:value-type="string" calcext:value-type="string">
            <text:p>książki</text:p>
          </table:table-cell>
          <table:table-cell table:style-name="ce104" office:value-type="string" calcext:value-type="string">
            <text:p>Ms.</text:p>
          </table:table-cell>
          <table:table-cell table:style-name="ce104" office:value-type="string" calcext:value-type="string">
            <text:p>książce</text:p>
          </table:table-cell>
          <table:table-cell table:style-name="ce104" table:number-columns-repeated="2"/>
          <table:table-cell table:style-name="ce105"/>
          <table:table-cell table:number-columns-repeated="1009"/>
        </table:table-row>
        <table:table-row table:style-name="ro6">
          <table:table-cell table:style-name="ce45" office:value-type="string" calcext:value-type="string">
            <text:p>A1</text:p>
          </table:table-cell>
          <table:table-cell table:style-name="ce104" office:value-type="string" calcext:value-type="string">
            <text:p>Обшее </text:p>
          </table:table-cell>
          <table:table-cell table:style-name="ce104" office:value-type="string" calcext:value-type="string">
            <text:p>ж.р.</text:p>
          </table:table-cell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104" office:value-type="string" calcext:value-type="string">
            <text:p>ед.ч.</text:p>
          </table:table-cell>
          <table:table-cell table:style-name="ce104" office:value-type="string" calcext:value-type="string">
            <text:p>Книга</text:p>
          </table:table-cell>
          <table:table-cell table:style-name="ce104" office:value-type="string" calcext:value-type="string">
            <text:p>мн.ч</text:p>
          </table:table-cell>
          <table:table-cell table:style-name="ce104" office:value-type="string" calcext:value-type="string">
            <text:p>книги</text:p>
          </table:table-cell>
          <table:table-cell table:style-name="ce104" office:value-type="string" calcext:value-type="string">
            <text:p>Рд.</text:p>
          </table:table-cell>
          <table:table-cell table:style-name="ce104" office:value-type="string" calcext:value-type="string">
            <text:p>книги</text:p>
          </table:table-cell>
          <table:table-cell table:style-name="ce104" office:value-type="string" calcext:value-type="string">
            <text:p>Пр.</text:p>
          </table:table-cell>
          <table:table-cell table:style-name="ce104" office:value-type="string" calcext:value-type="string">
            <text:p>книге</text:p>
          </table:table-cell>
          <table:table-cell table:style-name="ce104" table:number-columns-repeated="2"/>
          <table:table-cell table:style-name="ce105"/>
          <table:table-cell table:number-columns-repeated="1009"/>
        </table:table-row>
        <table:table-row table:style-name="ro6">
          <table:table-cell table:style-name="ce46" office:value-type="string" calcext:value-type="string">
            <text:p>A1</text:p>
          </table:table-cell>
          <table:table-cell table:style-name="ce104" office:value-type="string" calcext:value-type="string">
            <text:p>Ogólne </text:p>
          </table:table-cell>
          <table:table-cell table:style-name="ce104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</text:p>
          </table:table-cell>
          <table:table-cell table:style-name="ce104" office:value-type="string" calcext:value-type="string">
            <text:p>l.p.</text:p>
          </table:table-cell>
          <table:table-cell table:style-name="ce104" office:value-type="string" calcext:value-type="string">
            <text:p>Społeczność</text:p>
          </table:table-cell>
          <table:table-cell table:style-name="ce104" office:value-type="string" calcext:value-type="string">
            <text:p>l.m.</text:p>
          </table:table-cell>
          <table:table-cell table:style-name="ce104" office:value-type="string" calcext:value-type="string">
            <text:p>społeczności</text:p>
          </table:table-cell>
          <table:table-cell table:style-name="ce142" table:content-validation-name="val1" office:value-type="string" calcext:value-type="string">
            <text:p>Dop</text:p>
          </table:table-cell>
          <table:table-cell table:style-name="ce104" office:value-type="string" calcext:value-type="string">
            <text:p>społeczności</text:p>
          </table:table-cell>
          <table:table-cell table:style-name="ce104" office:value-type="string" calcext:value-type="string">
            <text:p>Ms.</text:p>
          </table:table-cell>
          <table:table-cell table:style-name="ce104" office:value-type="string" calcext:value-type="string">
            <text:p>społeczności</text:p>
          </table:table-cell>
          <table:table-cell table:style-name="ce104" table:number-columns-repeated="2"/>
          <table:table-cell table:style-name="ce105"/>
          <table:table-cell table:number-columns-repeated="1009"/>
        </table:table-row>
        <table:table-row table:style-name="ro6">
          <table:table-cell table:style-name="ce48" office:value-type="string" calcext:value-type="string">
            <text:p>A1</text:p>
          </table:table-cell>
          <table:table-cell table:style-name="ce104" office:value-type="string" calcext:value-type="string">
            <text:p>Обшее </text:p>
          </table:table-cell>
          <table:table-cell table:style-name="ce104" office:value-type="string" calcext:value-type="string">
            <text:p>м.р.</text:p>
          </table:table-cell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104" office:value-type="string" calcext:value-type="string">
            <text:p>ед.ч.</text:p>
          </table:table-cell>
          <table:table-cell table:style-name="ce104" office:value-type="string" calcext:value-type="string">
            <text:p>Сообщество</text:p>
          </table:table-cell>
          <table:table-cell table:style-name="ce104" office:value-type="string" calcext:value-type="string">
            <text:p>мн.ч</text:p>
          </table:table-cell>
          <table:table-cell table:style-name="ce104" office:value-type="string" calcext:value-type="string">
            <text:p>сообщества</text:p>
          </table:table-cell>
          <table:table-cell table:style-name="ce104" office:value-type="string" calcext:value-type="string">
            <text:p>Рд.</text:p>
          </table:table-cell>
          <table:table-cell table:style-name="ce104"/>
          <table:table-cell table:style-name="ce104" office:value-type="string" calcext:value-type="string">
            <text:p>Пр.</text:p>
          </table:table-cell>
          <table:table-cell table:style-name="ce104" table:number-columns-repeated="3"/>
          <table:table-cell table:style-name="ce105"/>
          <table:table-cell table:number-columns-repeated="1009"/>
        </table:table-row>
        <table:table-row table:style-name="ro6">
          <table:table-cell table:style-name="ce46" office:value-type="string" calcext:value-type="string">
            <text:p>A1</text:p>
          </table:table-cell>
          <table:table-cell table:style-name="ce104" office:value-type="string" calcext:value-type="string">
            <text:p>Ogólne </text:p>
          </table:table-cell>
          <table:table-cell table:style-name="ce104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</text:p>
          </table:table-cell>
          <table:table-cell table:style-name="ce104" office:value-type="string" calcext:value-type="string">
            <text:p>l.p.</text:p>
          </table:table-cell>
          <table:table-cell table:style-name="ce104" office:value-type="string" calcext:value-type="string">
            <text:p>Księżyc <text:s/></text:p>
          </table:table-cell>
          <table:table-cell table:style-name="ce104" office:value-type="string" calcext:value-type="string">
            <text:p>l.m.</text:p>
          </table:table-cell>
          <table:table-cell table:style-name="ce104" office:value-type="string" calcext:value-type="string">
            <text:p>księżyce</text:p>
          </table:table-cell>
          <table:table-cell table:style-name="ce142" table:content-validation-name="val1" office:value-type="string" calcext:value-type="string">
            <text:p>Dop</text:p>
          </table:table-cell>
          <table:table-cell table:style-name="ce104" office:value-type="string" calcext:value-type="string">
            <text:p>księżyca</text:p>
          </table:table-cell>
          <table:table-cell table:style-name="ce104" office:value-type="string" calcext:value-type="string">
            <text:p>Ms.</text:p>
          </table:table-cell>
          <table:table-cell table:style-name="ce104" office:value-type="string" calcext:value-type="string">
            <text:p>księżycu</text:p>
          </table:table-cell>
          <table:table-cell table:style-name="ce104" table:number-columns-repeated="2"/>
          <table:table-cell table:style-name="ce105" office:value-type="string" calcext:value-type="string">
            <text:p>ludzie marzyli dostać się księżyca oraz zostać na księżycu</text:p>
          </table:table-cell>
          <table:table-cell table:number-columns-repeated="1009"/>
        </table:table-row>
        <table:table-row table:style-name="ro6">
          <table:table-cell table:style-name="ce48" office:value-type="string" calcext:value-type="string">
            <text:p>A1</text:p>
          </table:table-cell>
          <table:table-cell table:style-name="ce104" office:value-type="string" calcext:value-type="string">
            <text:p>Обшее </text:p>
          </table:table-cell>
          <table:table-cell table:style-name="ce104" office:value-type="string" calcext:value-type="string">
            <text:p>м.р.</text:p>
          </table:table-cell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104" office:value-type="string" calcext:value-type="string">
            <text:p>ед.ч.</text:p>
          </table:table-cell>
          <table:table-cell table:style-name="ce104" office:value-type="string" calcext:value-type="string">
            <text:p>Месяц</text:p>
          </table:table-cell>
          <table:table-cell table:style-name="ce104" office:value-type="string" calcext:value-type="string">
            <text:p>мн.ч</text:p>
          </table:table-cell>
          <table:table-cell table:style-name="ce104" office:value-type="string" calcext:value-type="string">
            <text:p>месяцы</text:p>
          </table:table-cell>
          <table:table-cell table:style-name="ce104" office:value-type="string" calcext:value-type="string">
            <text:p>Рд.</text:p>
          </table:table-cell>
          <table:table-cell table:style-name="ce104" office:value-type="string" calcext:value-type="string">
            <text:p>месяца</text:p>
          </table:table-cell>
          <table:table-cell table:style-name="ce104" office:value-type="string" calcext:value-type="string">
            <text:p>Пр.</text:p>
          </table:table-cell>
          <table:table-cell table:style-name="ce104" office:value-type="string" calcext:value-type="string">
            <text:p>месяце</text:p>
          </table:table-cell>
          <table:table-cell table:style-name="ce104" table:number-columns-repeated="2"/>
          <table:table-cell table:style-name="ce105"/>
          <table:table-cell table:number-columns-repeated="1009"/>
        </table:table-row>
        <table:table-row table:style-name="ro6">
          <table:table-cell table:style-name="ce46" office:value-type="string" calcext:value-type="string">
            <text:p>A1</text:p>
          </table:table-cell>
          <table:table-cell table:style-name="ce104" office:value-type="string" calcext:value-type="string">
            <text:p>Ogólne </text:p>
          </table:table-cell>
          <table:table-cell table:style-name="ce104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przyimek</text:p>
          </table:table-cell>
          <table:table-cell table:style-name="ce104"/>
          <table:table-cell table:style-name="ce104" office:value-type="string" calcext:value-type="string">
            <text:p>Według</text:p>
          </table:table-cell>
          <table:table-cell table:style-name="ce104" office:value-type="string" calcext:value-type="string">
            <text:p>Syn</text:p>
          </table:table-cell>
          <table:table-cell table:style-name="ce104" office:value-type="string" calcext:value-type="string">
            <text:p>zgodnie z</text:p>
          </table:table-cell>
          <table:table-cell table:style-name="ce104" table:number-columns-repeated="6"/>
          <table:table-cell table:style-name="ce146" office:value-type="string" calcext:value-type="string">
            <text:p>Mapa świata antycznego według Herodota…</text:p>
          </table:table-cell>
          <table:table-cell table:number-columns-repeated="1009"/>
        </table:table-row>
        <table:table-row table:style-name="ro6">
          <table:table-cell table:style-name="ce48" office:value-type="string" calcext:value-type="string">
            <text:p>A1</text:p>
          </table:table-cell>
          <table:table-cell table:style-name="ce104" office:value-type="string" calcext:value-type="string">
            <text:p>Ogólne </text:p>
          </table:table-cell>
          <table:table-cell table:style-name="ce104"/>
          <table:table-cell table:style-name="ce81" table:content-validation-name="val3" office:value-type="string" calcext:value-type="string">
            <text:p>предлог</text:p>
          </table:table-cell>
          <table:table-cell table:style-name="ce104"/>
          <table:table-cell table:style-name="ce104" office:value-type="string" calcext:value-type="string">
            <text:p>Согласно</text:p>
          </table:table-cell>
          <table:table-cell table:style-name="ce104" office:value-type="string" calcext:value-type="string">
            <text:p>Вар</text:p>
          </table:table-cell>
          <table:table-cell table:style-name="ce104" office:value-type="string" calcext:value-type="string">
            <text:p>по мнению</text:p>
          </table:table-cell>
          <table:table-cell table:style-name="ce104" table:number-columns-repeated="6"/>
          <table:table-cell table:style-name="ce146" office:value-type="string" calcext:value-type="string">
            <text:p>Карта мира по мнению Геродота…</text:p>
          </table:table-cell>
          <table:table-cell table:number-columns-repeated="1009"/>
        </table:table-row>
        <table:table-row table:style-name="ro6">
          <table:table-cell table:style-name="ce49" office:value-type="string" calcext:value-type="string">
            <text:p>A1</text:p>
          </table:table-cell>
          <table:table-cell table:style-name="ce105" office:value-type="string" calcext:value-type="string">
            <text:p>Ogólne </text:p>
          </table:table-cell>
          <table:table-cell table:style-name="ce105" office:value-type="string" calcext:value-type="string">
            <text:p>dkn</text:p>
          </table:table-cell>
          <table:table-cell table:style-name="ce80" table:content-validation-name="val2" office:value-type="string" calcext:value-type="string">
            <text:p>czasownik </text:p>
          </table:table-cell>
          <table:table-cell table:style-name="ce105"/>
          <table:table-cell table:style-name="ce105" office:value-type="string" calcext:value-type="string">
            <text:p>Uruchomić</text:p>
          </table:table-cell>
          <table:table-cell table:style-name="ce105" office:value-type="string" calcext:value-type="string">
            <text:p>Ja</text:p>
          </table:table-cell>
          <table:table-cell table:style-name="ce105" office:value-type="string" calcext:value-type="string">
            <text:p>uruchomię</text:p>
          </table:table-cell>
          <table:table-cell table:style-name="ce105" office:value-type="string" calcext:value-type="string">
            <text:p>Ty</text:p>
          </table:table-cell>
          <table:table-cell table:style-name="ce105" office:value-type="string" calcext:value-type="string">
            <text:p>uruchomiesz</text:p>
          </table:table-cell>
          <table:table-cell table:style-name="ce105" office:value-type="string" calcext:value-type="string">
            <text:p>Ja (prze)</text:p>
          </table:table-cell>
          <table:table-cell table:style-name="ce105" office:value-type="string" calcext:value-type="string">
            <text:p>uruchomiłem</text:p>
          </table:table-cell>
          <table:table-cell table:style-name="ce172" office:value-type="string" calcext:value-type="string">
            <text:p>Ty (tr)</text:p>
          </table:table-cell>
          <table:table-cell table:style-name="ce173" office:value-type="string" calcext:value-type="string">
            <text:p>uruchom!</text:p>
          </table:table-cell>
          <table:table-cell table:style-name="ce105" office:value-type="string" calcext:value-type="string">
            <text:p>Aplikacja uruchamia się</text:p>
          </table:table-cell>
          <table:table-cell table:number-columns-repeated="1009"/>
        </table:table-row>
        <table:table-row table:style-name="ro6">
          <table:table-cell table:style-name="ce50" office:value-type="string" calcext:value-type="string">
            <text:p>A1</text:p>
          </table:table-cell>
          <table:table-cell table:style-name="ce105" office:value-type="string" calcext:value-type="string">
            <text:p>Обшее </text:p>
          </table:table-cell>
          <table:table-cell table:style-name="ce105"/>
          <table:table-cell table:style-name="ce81" table:content-validation-name="val3" office:value-type="string" calcext:value-type="string">
            <text:p>глагол</text:p>
          </table:table-cell>
          <table:table-cell table:style-name="ce105"/>
          <table:table-cell table:style-name="ce105" office:value-type="string" calcext:value-type="string">
            <text:p>Запустить</text:p>
          </table:table-cell>
          <table:table-cell table:style-name="ce105" office:value-type="string" calcext:value-type="string">
            <text:p>Я</text:p>
          </table:table-cell>
          <table:table-cell table:style-name="ce105" office:value-type="string" calcext:value-type="string">
            <text:p>запускаю</text:p>
          </table:table-cell>
          <table:table-cell table:style-name="ce105" office:value-type="string" calcext:value-type="string">
            <text:p>Ты</text:p>
          </table:table-cell>
          <table:table-cell table:style-name="ce105" office:value-type="string" calcext:value-type="string">
            <text:p>запускаешь</text:p>
          </table:table-cell>
          <table:table-cell table:style-name="ce105" office:value-type="string" calcext:value-type="string">
            <text:p>Я</text:p>
          </table:table-cell>
          <table:table-cell table:style-name="ce105" office:value-type="string" calcext:value-type="string">
            <text:p>запустил</text:p>
          </table:table-cell>
          <table:table-cell table:style-name="ce105"/>
          <table:table-cell table:style-name="ce105" office:value-type="string" calcext:value-type="string">
            <text:p>запусти!</text:p>
          </table:table-cell>
          <table:table-cell table:style-name="ce105" office:value-type="string" calcext:value-type="string">
            <text:p>Приложение запускается</text:p>
          </table:table-cell>
          <table:table-cell table:number-columns-repeated="1009"/>
        </table:table-row>
        <table:table-row table:style-name="ro6">
          <table:table-cell table:style-name="ce51" office:value-type="string" calcext:value-type="string">
            <text:p>A1</text:p>
          </table:table-cell>
          <table:table-cell table:style-name="ce105" office:value-type="string" calcext:value-type="string">
            <text:p>Ogólne </text:p>
          </table:table-cell>
          <table:table-cell table:style-name="ce105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 </text:p>
          </table:table-cell>
          <table:table-cell table:style-name="ce105" office:value-type="string" calcext:value-type="string">
            <text:p>l.p.</text:p>
          </table:table-cell>
          <table:table-cell table:style-name="ce105" office:value-type="string" calcext:value-type="string">
            <text:p>Błąd</text:p>
          </table:table-cell>
          <table:table-cell table:style-name="ce105" office:value-type="string" calcext:value-type="string">
            <text:p>l.m.</text:p>
          </table:table-cell>
          <table:table-cell table:style-name="ce105" office:value-type="string" calcext:value-type="string">
            <text:p>błędy</text:p>
          </table:table-cell>
          <table:table-cell table:style-name="ce105" table:number-columns-repeated="6"/>
          <table:table-cell table:style-name="ce105" office:value-type="string" calcext:value-type="string">
            <text:p>W tym zdaniu są dużo błędów</text:p>
          </table:table-cell>
          <table:table-cell table:number-columns-repeated="1009"/>
        </table:table-row>
        <table:table-row table:style-name="ro6">
          <table:table-cell table:style-name="ce50" office:value-type="string" calcext:value-type="string">
            <text:p>A1</text:p>
          </table:table-cell>
          <table:table-cell table:style-name="ce105" office:value-type="string" calcext:value-type="string">
            <text:p>Обшее </text:p>
          </table:table-cell>
          <table:table-cell table:style-name="ce105"/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128" office:value-type="string" calcext:value-type="string">
            <text:p>ед.ч.</text:p>
          </table:table-cell>
          <table:table-cell table:style-name="ce105" office:value-type="string" calcext:value-type="string">
            <text:p>Ошибка</text:p>
          </table:table-cell>
          <table:table-cell table:style-name="ce105" office:value-type="string" calcext:value-type="string">
            <text:p>мн.ч</text:p>
          </table:table-cell>
          <table:table-cell table:style-name="ce105" office:value-type="string" calcext:value-type="string">
            <text:p>ошибки</text:p>
          </table:table-cell>
          <table:table-cell table:style-name="ce105" table:number-columns-repeated="6"/>
          <table:table-cell table:style-name="ce105" office:value-type="string" calcext:value-type="string">
            <text:p>В предложении много ошибок</text:p>
          </table:table-cell>
          <table:table-cell table:number-columns-repeated="1009"/>
        </table:table-row>
        <table:table-row table:style-name="ro6">
          <table:table-cell table:style-name="ce52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Zachowan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zachowania</text:p>
          </table:table-cell>
          <table:table-cell table:style-name="ce106" table:number-columns-repeated="2"/>
          <table:table-cell table:style-name="ce143" table:content-validation-name="val1" office:value-type="string" calcext:value-type="string">
            <text:p>Msc</text:p>
          </table:table-cell>
          <table:table-cell table:style-name="ce106" table:number-columns-repeated="4"/>
          <table:table-cell table:number-columns-repeated="1009"/>
        </table:table-row>
        <table:table-row table:style-name="ro6">
          <table:table-cell table:style-name="ce53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оведен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оведения</text:p>
          </table:table-cell>
          <table:table-cell table:style-name="ce106" table:number-columns-repeated="2"/>
          <table:table-cell table:style-name="ce143" table:content-validation-name="val1"/>
          <table:table-cell table:style-name="ce106" table:number-columns-repeated="4"/>
          <table:table-cell table:number-columns-repeated="1009"/>
        </table:table-row>
        <table:table-row table:style-name="ro6">
          <table:table-cell table:style-name="ce52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Opin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opinia</text:p>
          </table:table-cell>
          <table:table-cell table:style-name="ce106" table:number-columns-repeated="7"/>
          <table:table-cell table:number-columns-repeated="1009"/>
        </table:table-row>
        <table:table-row table:style-name="ro6">
          <table:table-cell table:style-name="ce53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Мнен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мнения</text:p>
          </table:table-cell>
          <table:table-cell table:style-name="ce106" table:number-columns-repeated="7"/>
          <table:table-cell table:number-columns-repeated="1009"/>
        </table:table-row>
        <table:table-row table:style-name="ro6">
          <table:table-cell table:style-name="ce52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Opętan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opętania</text:p>
          </table:table-cell>
          <table:table-cell table:style-name="ce106" table:number-columns-repeated="7"/>
          <table:table-cell table:number-columns-repeated="1009"/>
        </table:table-row>
        <table:table-row table:style-name="ro6">
          <table:table-cell table:style-name="ce53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Одержимость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одержимости</text:p>
          </table:table-cell>
          <table:table-cell table:style-name="ce106" table:number-columns-repeated="7"/>
          <table:table-cell table:number-columns-repeated="1009"/>
        </table:table-row>
        <table:table-row table:style-name="ro6">
          <table:table-cell table:style-name="ce52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z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34" office:value-type="string" calcext:value-type="string">
            <text:p>Bezczelność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bezczelności</text:p>
          </table:table-cell>
          <table:table-cell table:style-name="ce106" table:number-columns-repeated="6"/>
          <table:table-cell table:style-name="ce147" office:value-type="string" calcext:value-type="string">
            <text:p>swoją bezczelnością zburzyl wszędzie</text:p>
          </table:table-cell>
          <table:table-cell table:number-columns-repeated="1009"/>
        </table:table-row>
        <table:table-row table:style-name="ro6">
          <table:table-cell table:style-name="ce5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14" office:value-type="string" calcext:value-type="string">
            <text:p>ж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Наглость</text:p>
          </table:table-cell>
          <table:table-cell table:style-name="ce106" office:value-type="string" calcext:value-type="string">
            <text:p>мн.ч</text:p>
          </table:table-cell>
          <table:table-cell table:style-name="ce139" office:value-type="string" calcext:value-type="string">
            <text:p>наглости</text:p>
          </table:table-cell>
          <table:table-cell table:style-name="ce106" table:number-columns-repeated="7"/>
          <table:table-cell table:number-columns-repeated="1009"/>
        </table:table-row>
        <table:table-row table:style-name="ro6">
          <table:table-cell table:style-name="ce61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Czyn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czyny</text:p>
          </table:table-cell>
          <table:table-cell table:style-name="ce106" table:number-columns-repeated="7"/>
          <table:table-cell table:number-columns-repeated="1009"/>
        </table:table-row>
        <table:table-row table:style-name="ro6">
          <table:table-cell table:style-name="ce62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Действ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действия</text:p>
          </table:table-cell>
          <table:table-cell table:style-name="ce106" table:number-columns-repeated="7"/>
          <table:table-cell table:number-columns-repeated="1009"/>
        </table:table-row>
        <table:table-row table:style-name="ro6">
          <table:table-cell table:style-name="ce61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Kłamstwo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kłamstwa</text:p>
          </table:table-cell>
          <table:table-cell table:style-name="ce169" table:content-validation-name="val4" office:value-type="string" calcext:value-type="string">
            <text:p>Dop</text:p>
          </table:table-cell>
          <table:table-cell table:style-name="ce106" office:value-type="string" calcext:value-type="string">
            <text:p>kłamstwa</text:p>
          </table:table-cell>
          <table:table-cell table:style-name="ce175" table:content-validation-name="val4" office:value-type="string" calcext:value-type="string">
            <text:p>Narz</text:p>
          </table:table-cell>
          <table:table-cell table:style-name="ce106" office:value-type="string" calcext:value-type="string">
            <text:p>kłamstwem</text:p>
          </table:table-cell>
          <table:table-cell table:style-name="ce180" table:content-validation-name="val4" office:value-type="string" calcext:value-type="string">
            <text:p>Bier</text:p>
          </table:table-cell>
          <table:table-cell table:style-name="ce106" office:value-type="string" calcext:value-type="string">
            <text:p>kłamstwo</text:p>
          </table:table-cell>
          <table:table-cell table:style-name="ce106" office:value-type="string" calcext:value-type="string">
            <text:p>Kłamstwa i oszczerstwa to bardzo skuteczna broń.</text:p>
          </table:table-cell>
          <table:table-cell table:number-columns-repeated="1009"/>
        </table:table-row>
        <table:table-row table:style-name="ro6">
          <table:table-cell table:style-name="ce62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Врань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-</text:p>
          </table:table-cell>
          <table:table-cell table:style-name="ce106" table:number-columns-repeated="7"/>
          <table:table-cell table:number-columns-repeated="1009"/>
        </table:table-row>
        <table:table-row table:style-name="ro6">
          <table:table-cell table:style-name="ce6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Rodzina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rodziny</text:p>
          </table:table-cell>
          <table:table-cell table:style-name="ce106" table:number-columns-repeated="7"/>
          <table:table-cell table:number-columns-repeated="1009"/>
        </table:table-row>
        <table:table-row table:style-name="ro6">
          <table:table-cell table:style-name="ce6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емья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емьи</text:p>
          </table:table-cell>
          <table:table-cell table:style-name="ce106" table:number-columns-repeated="7"/>
          <table:table-cell table:number-columns-repeated="1009"/>
        </table:table-row>
        <table:table-row table:style-name="ro6">
          <table:table-cell table:style-name="ce6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Rodzic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rodzice</text:p>
          </table:table-cell>
          <table:table-cell table:style-name="ce106" table:number-columns-repeated="7"/>
          <table:table-cell table:number-columns-repeated="1009"/>
        </table:table-row>
        <table:table-row table:style-name="ro6">
          <table:table-cell table:style-name="ce6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Родитель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родители</text:p>
          </table:table-cell>
          <table:table-cell table:style-name="ce106" table:number-columns-repeated="7"/>
          <table:table-cell table:number-columns-repeated="1009"/>
        </table:table-row>
        <table:table-row table:style-name="ro6">
          <table:table-cell table:style-name="ce6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Rodzeństwo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rodzeństwo</text:p>
          </table:table-cell>
          <table:table-cell table:style-name="ce106" table:number-columns-repeated="7"/>
          <table:table-cell table:number-columns-repeated="1009"/>
        </table:table-row>
        <table:table-row table:style-name="ro6">
          <table:table-cell table:style-name="ce6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Братья сестры</text:p>
          </table:table-cell>
          <table:table-cell table:style-name="ce106" office:value-type="string" calcext:value-type="string">
            <text:p>мн.ч</text:p>
          </table:table-cell>
          <table:table-cell table:style-name="ce106" table:number-columns-repeated="8"/>
          <table:table-cell table:number-columns-repeated="1009"/>
        </table:table-row>
        <table:table-row table:style-name="ro6">
          <table:table-cell table:style-name="ce65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Klisza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klisze</text:p>
          </table:table-cell>
          <table:table-cell table:style-name="ce106" table:number-columns-repeated="7"/>
          <table:table-cell table:number-columns-repeated="1009"/>
        </table:table-row>
        <table:table-row table:style-name="ro6">
          <table:table-cell table:style-name="ce66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Фотопленка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фотопленки</text:p>
          </table:table-cell>
          <table:table-cell table:style-name="ce106" table:number-columns-repeated="7"/>
          <table:table-cell table:number-columns-repeated="1009"/>
        </table:table-row>
        <table:table-row table:style-name="ro6">
          <table:table-cell table:style-name="ce65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Skutek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skutki</text:p>
          </table:table-cell>
          <table:table-cell table:style-name="ce106" table:number-columns-repeated="7"/>
          <table:table-cell table:number-columns-repeated="1009"/>
        </table:table-row>
        <table:table-row table:style-name="ro6">
          <table:table-cell table:style-name="ce66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Эффект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эффекты</text:p>
          </table:table-cell>
          <table:table-cell table:style-name="ce106" table:number-columns-repeated="7"/>
          <table:table-cell table:number-columns-repeated="1009"/>
        </table:table-row>
        <table:table-row table:style-name="ro6">
          <table:table-cell table:style-name="ce67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Warunek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warunki</text:p>
          </table:table-cell>
          <table:table-cell table:style-name="ce106" table:number-columns-repeated="6"/>
          <table:table-cell office:value-type="string" calcext:value-type="string">
            <text:p>w swą drogą życiową</text:p>
          </table:table-cell>
          <table:table-cell table:number-columns-repeated="1009"/>
        </table:table-row>
        <table:table-row table:style-name="ro6">
          <table:table-cell table:style-name="ce68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Услов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условия</text:p>
          </table:table-cell>
          <table:table-cell table:style-name="ce106" table:number-columns-repeated="7"/>
          <table:table-cell table:number-columns-repeated="1009"/>
        </table:table-row>
        <table:table-row table:style-name="ro6">
          <table:table-cell table:style-name="ce67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Przebieg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przebiegi</text:p>
          </table:table-cell>
          <table:table-cell table:style-name="ce106" table:number-columns-repeated="7"/>
          <table:table-cell table:number-columns-repeated="1009"/>
        </table:table-row>
        <table:table-row table:style-name="ro6">
          <table:table-cell table:style-name="ce68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роцесс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роцессы</text:p>
          </table:table-cell>
          <table:table-cell table:style-name="ce106" table:number-columns-repeated="7"/>
          <table:table-cell table:number-columns-repeated="1009"/>
        </table:table-row>
        <table:table-row table:style-name="ro6">
          <table:table-cell table:style-name="ce67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Wydarzen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wydarzenia</text:p>
          </table:table-cell>
          <table:table-cell table:style-name="ce106" table:number-columns-repeated="7"/>
          <table:table-cell table:number-columns-repeated="1009"/>
        </table:table-row>
        <table:table-row table:style-name="ro6">
          <table:table-cell table:style-name="ce68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обыт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обытия</text:p>
          </table:table-cell>
          <table:table-cell table:style-name="ce106" table:number-columns-repeated="7"/>
          <table:table-cell table:number-columns-repeated="1009"/>
        </table:table-row>
        <table:table-row table:style-name="ro6">
          <table:table-cell table:style-name="ce69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Obojętność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obojętność</text:p>
          </table:table-cell>
          <table:table-cell table:style-name="ce106" table:number-columns-repeated="7"/>
          <table:table-cell table:number-columns-repeated="1009"/>
        </table:table-row>
        <table:table-row table:style-name="ro6">
          <table:table-cell table:style-name="ce70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Безразлич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безразличия</text:p>
          </table:table-cell>
          <table:table-cell table:style-name="ce106" table:number-columns-repeated="7"/>
          <table:table-cell table:number-columns-repeated="1009"/>
        </table:table-row>
        <table:table-row table:style-name="ro6">
          <table:table-cell table:style-name="ce69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Ustawien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ustawienia</text:p>
          </table:table-cell>
          <table:table-cell table:style-name="ce106" table:number-columns-repeated="6"/>
          <table:table-cell table:style-name="ce106" office:value-type="string" calcext:value-type="string">
            <text:p>ustawienia domyślne</text:p>
          </table:table-cell>
          <table:table-cell table:number-columns-repeated="1009"/>
        </table:table-row>
        <table:table-row table:style-name="ro6">
          <table:table-cell table:style-name="ce70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араметр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араметры</text:p>
          </table:table-cell>
          <table:table-cell table:style-name="ce106" table:number-columns-repeated="6"/>
          <table:table-cell table:style-name="ce106" office:value-type="string" calcext:value-type="string">
            <text:p>параметры по умолчанию</text:p>
          </table:table-cell>
          <table:table-cell table:number-columns-repeated="1009"/>
        </table:table-row>
        <table:table-row table:style-name="ro6">
          <table:table-cell table:style-name="ce78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Domysł 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domysły </text:p>
          </table:table-cell>
          <table:table-cell table:style-name="ce106" table:number-columns-repeated="7"/>
          <table:table-cell table:number-columns-repeated="1009"/>
        </table:table-row>
        <table:table-row table:style-name="ro6">
          <table:table-cell table:style-name="ce89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Догадка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догадки</text:p>
          </table:table-cell>
          <table:table-cell table:style-name="ce106" table:number-columns-repeated="7"/>
          <table:table-cell table:number-columns-repeated="1009"/>
        </table:table-row>
        <table:table-row table:style-name="ro6">
          <table:table-cell table:style-name="ce78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Przydomek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przydomki</text:p>
          </table:table-cell>
          <table:table-cell table:style-name="ce106" table:number-columns-repeated="7"/>
          <table:table-cell table:number-columns-repeated="1009"/>
        </table:table-row>
        <table:table-row table:style-name="ro6">
          <table:table-cell table:style-name="ce89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розвищ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розвища</text:p>
          </table:table-cell>
          <table:table-cell table:style-name="ce106" table:number-columns-repeated="7"/>
          <table:table-cell table:number-columns-repeated="1009"/>
        </table:table-row>
        <table:table-row table:style-name="ro6">
          <table:table-cell table:style-name="ce78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z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Gałąź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gałęzie</text:p>
          </table:table-cell>
          <table:table-cell table:style-name="ce106" table:number-columns-repeated="7"/>
          <table:table-cell table:number-columns-repeated="1009"/>
        </table:table-row>
        <table:table-row table:style-name="ro6">
          <table:table-cell table:style-name="ce89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ж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Ветка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ветки</text:p>
          </table:table-cell>
          <table:table-cell table:style-name="ce106" table:number-columns-repeated="7"/>
          <table:table-cell table:number-columns-repeated="1009"/>
        </table:table-row>
        <table:table-row table:style-name="ro6">
          <table:table-cell table:style-name="ce91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Lącznościowiec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lącznościowcy</text:p>
          </table:table-cell>
          <table:table-cell table:style-name="ce106" table:number-columns-repeated="7"/>
          <table:table-cell table:number-columns-repeated="1009"/>
        </table:table-row>
        <table:table-row table:style-name="ro6">
          <table:table-cell table:style-name="ce92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м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вязист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вязисты</text:p>
          </table:table-cell>
          <table:table-cell table:style-name="ce106" table:number-columns-repeated="7"/>
          <table:table-cell table:number-columns-repeated="1009"/>
        </table:table-row>
        <table:table-row table:style-name="ro6">
          <table:table-cell table:style-name="ce91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z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Lączność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lączność</text:p>
          </table:table-cell>
          <table:table-cell table:style-name="ce106" table:number-columns-repeated="7"/>
          <table:table-cell table:number-columns-repeated="1009"/>
        </table:table-row>
        <table:table-row table:style-name="ro6">
          <table:table-cell table:style-name="ce92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ж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вязь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вязи</text:p>
          </table:table-cell>
          <table:table-cell table:style-name="ce106" table:number-columns-repeated="7"/>
          <table:table-cell table:number-columns-repeated="1009"/>
        </table:table-row>
        <table:table-row table:style-name="ro6">
          <table:table-cell table:style-name="ce9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Przyczyna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przyczyny</text:p>
          </table:table-cell>
          <table:table-cell table:style-name="ce106" table:number-columns-repeated="7"/>
          <table:table-cell table:number-columns-repeated="1009"/>
        </table:table-row>
        <table:table-row table:style-name="ro6">
          <table:table-cell table:style-name="ce9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ж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ричина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ричины</text:p>
          </table:table-cell>
          <table:table-cell table:style-name="ce106" table:number-columns-repeated="7"/>
          <table:table-cell table:number-columns-repeated="1009"/>
        </table:table-row>
        <table:table-row table:style-name="ro6">
          <table:table-cell table:style-name="ce9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Stosunek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stosunki</text:p>
          </table:table-cell>
          <table:table-cell table:style-name="ce106" table:number-columns-repeated="6"/>
          <table:table-cell table:style-name="ce106" office:value-type="string" calcext:value-type="string">
            <text:p>on ma stosunki z tą laską</text:p>
          </table:table-cell>
          <table:table-cell table:number-columns-repeated="1009"/>
        </table:table-row>
        <table:table-row table:style-name="ro6">
          <table:table-cell table:style-name="ce9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ж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вязь отношен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вязи</text:p>
          </table:table-cell>
          <table:table-cell table:style-name="ce106" table:number-columns-repeated="7"/>
          <table:table-cell table:number-columns-repeated="1009"/>
        </table:table-row>
        <table:table-row table:style-name="ro6">
          <table:table-cell table:style-name="ce9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Skutek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skutki</text:p>
          </table:table-cell>
          <table:table-cell table:style-name="ce106" table:number-columns-repeated="7"/>
          <table:table-cell table:number-columns-repeated="1009"/>
        </table:table-row>
        <table:table-row table:style-name="ro6">
          <table:table-cell table:style-name="ce9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15" office:value-type="string" calcext:value-type="string">
            <text:p>с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ледств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ледствия</text:p>
          </table:table-cell>
          <table:table-cell table:style-name="ce106" table:number-columns-repeated="7"/>
          <table:table-cell table:number-columns-repeated="1009"/>
        </table:table-row>
        <table:table-row table:style-name="ro6">
          <table:table-cell table:style-name="ce9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n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Pojęc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pojęcia</text:p>
          </table:table-cell>
          <table:table-cell table:style-name="ce143" table:content-validation-name="val1" office:value-type="string" calcext:value-type="string">
            <text:p>Dop</text:p>
          </table:table-cell>
          <table:table-cell table:style-name="ce106" office:value-type="string" calcext:value-type="string">
            <text:p>pojęcia</text:p>
          </table:table-cell>
          <table:table-cell table:style-name="ce143" table:content-validation-name="val1" office:value-type="string" calcext:value-type="string">
            <text:p>Msc</text:p>
          </table:table-cell>
          <table:table-cell table:style-name="ce106" office:value-type="string" calcext:value-type="string">
            <text:p>pojęciu</text:p>
          </table:table-cell>
          <table:table-cell table:style-name="ce106" table:number-columns-repeated="2"/>
          <table:table-cell table:style-name="ce106" office:value-type="string" calcext:value-type="string">
            <text:p>nie mam zadnego pojęcia</text:p>
          </table:table-cell>
          <table:table-cell table:number-columns-repeated="1009"/>
        </table:table-row>
        <table:table-row table:style-name="ro6">
          <table:table-cell table:style-name="ce95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с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онят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онятия</text:p>
          </table:table-cell>
          <table:table-cell table:style-name="ce144" table:content-validation-name="val5" office:value-type="string" calcext:value-type="string">
            <text:p>Род</text:p>
          </table:table-cell>
          <table:table-cell table:style-name="ce106" office:value-type="string" calcext:value-type="string">
            <text:p>понятия</text:p>
          </table:table-cell>
          <table:table-cell table:style-name="ce144" table:content-validation-name="val5" office:value-type="string" calcext:value-type="string">
            <text:p>Пре</text:p>
          </table:table-cell>
          <table:table-cell table:style-name="ce106" office:value-type="string" calcext:value-type="string">
            <text:p>понятии</text:p>
          </table:table-cell>
          <table:table-cell table:style-name="ce106" table:number-columns-repeated="2"/>
          <table:table-cell table:style-name="ce106" office:value-type="string" calcext:value-type="string">
            <text:p>без малейшего понятия</text:p>
          </table:table-cell>
          <table:table-cell table:number-columns-repeated="1009"/>
        </table:table-row>
        <table:table-row table:style-name="ro6">
          <table:table-cell table:style-name="ce96" office:value-type="string" calcext:value-type="string">
            <text:p>A1</text:p>
          </table:table-cell>
          <table:table-cell table:style-name="ce107" office:value-type="string" calcext:value-type="string">
            <text:p>Ogólne </text:p>
          </table:table-cell>
          <table:table-cell table:style-name="ce106"/>
          <table:table-cell table:style-name="ce82" table:content-validation-name="val2" office:value-type="string" calcext:value-type="string">
            <text:p>spójnik</text:p>
          </table:table-cell>
          <table:table-cell table:style-name="ce106"/>
          <table:table-cell table:style-name="ce106" office:value-type="string" calcext:value-type="string">
            <text:p>Ponieważ</text:p>
          </table:table-cell>
          <table:table-cell table:style-name="ce106" table:number-columns-repeated="8"/>
          <table:table-cell table:style-name="ce106" office:value-type="string" calcext:value-type="string">
            <text:p>ponieważ, ze względu na go osobistość oraz zachowanie musieliśmy to zrobić</text:p>
          </table:table-cell>
          <table:table-cell office:value-type="string" calcext:value-type="string">
            <text:p><text:s/></text:p>
          </table:table-cell>
          <table:table-cell table:number-columns-repeated="1008"/>
        </table:table-row>
        <table:table-row table:style-name="ro6">
          <table:table-cell table:style-name="ce97" office:value-type="string" calcext:value-type="string">
            <text:p>A1</text:p>
          </table:table-cell>
          <table:table-cell table:style-name="ce107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оюз</text:p>
          </table:table-cell>
          <table:table-cell table:style-name="ce106"/>
          <table:table-cell table:style-name="ce106" office:value-type="string" calcext:value-type="string">
            <text:p>Потому что</text:p>
          </table:table-cell>
          <table:table-cell table:style-name="ce106" table:number-columns-repeated="9"/>
          <table:table-cell table:number-columns-repeated="1009"/>
        </table:table-row>
        <table:table-row table:style-name="ro6">
          <table:table-cell table:style-name="ce98" office:value-type="string" calcext:value-type="string">
            <text:p>A1</text:p>
          </table:table-cell>
          <table:table-cell table:style-name="ce88" office:value-type="string" calcext:value-type="string">
            <text:p>Ogólne </text:p>
          </table:table-cell>
          <table:table-cell table:style-name="ce116" office:value-type="string" calcext:value-type="string">
            <text:p>r.m.</text:p>
          </table:table-cell>
          <table:table-cell table:style-name="ce124" table:content-validation-name="val2" office:value-type="string" calcext:value-type="string">
            <text:p>rzeczownik</text:p>
          </table:table-cell>
          <table:table-cell table:style-name="ce130" office:value-type="string" calcext:value-type="string">
            <text:p>l.p.</text:p>
          </table:table-cell>
          <table:table-cell table:style-name="ce135" table:formula="of:=[Slowki.C35]" office:value-type="string" office:string-value="Parawan" calcext:value-type="string">
            <text:p>Parawan</text:p>
          </table:table-cell>
          <table:table-cell table:style-name="ce137" office:value-type="string" calcext:value-type="string">
            <text:p>l.m.</text:p>
          </table:table-cell>
          <table:table-cell table:style-name="ce106" office:value-type="string" calcext:value-type="string">
            <text:p>parawany</text:p>
          </table:table-cell>
          <table:table-cell table:style-name="ce106" table:number-columns-repeated="7"/>
          <table:table-cell table:number-columns-repeated="1009"/>
        </table:table-row>
        <table:table-row table:style-name="ro6">
          <table:table-cell table:style-name="ce99" office:value-type="string" calcext:value-type="string">
            <text:p>A1</text:p>
          </table:table-cell>
          <table:table-cell table:style-name="ce90" office:value-type="string" calcext:value-type="string">
            <text:p>Обшее </text:p>
          </table:table-cell>
          <table:table-cell table:style-name="ce117" office:value-type="string" calcext:value-type="string">
            <text:p>ж.р.</text:p>
          </table:table-cell>
          <table:table-cell table:style-name="ce125" table:content-validation-name="val3" office:value-type="string" calcext:value-type="string">
            <text:p>существительное</text:p>
          </table:table-cell>
          <table:table-cell table:style-name="ce131" office:value-type="string" calcext:value-type="string">
            <text:p>ед.ч.</text:p>
          </table:table-cell>
          <table:table-cell table:style-name="ce135" table:formula="of:=[Slowki.D35]" office:value-type="string" office:string-value="Ширма" calcext:value-type="string">
            <text:p>Ширма</text:p>
          </table:table-cell>
          <table:table-cell table:style-name="ce137" office:value-type="string" calcext:value-type="string">
            <text:p>мн.ч</text:p>
          </table:table-cell>
          <table:table-cell table:style-name="ce106" office:value-type="string" calcext:value-type="string">
            <text:p>ширмы</text:p>
          </table:table-cell>
          <table:table-cell table:style-name="ce106" table:number-columns-repeated="7"/>
          <table:table-cell table:number-columns-repeated="1009"/>
        </table:table-row>
        <table:table-row table:style-name="ro6">
          <table:table-cell table:style-name="ce100" office:value-type="string" calcext:value-type="string">
            <text:p>A1</text:p>
          </table:table-cell>
          <table:table-cell table:style-name="ce109" office:value-type="string" calcext:value-type="string">
            <text:p>Ogólne </text:p>
          </table:table-cell>
          <table:table-cell table:style-name="ce118" office:value-type="string" calcext:value-type="string">
            <text:p>r.n.</text:p>
          </table:table-cell>
          <table:table-cell table:style-name="ce126" table:content-validation-name="val2" office:value-type="string" calcext:value-type="string">
            <text:p>rzeczownik</text:p>
          </table:table-cell>
          <table:table-cell table:style-name="ce132" office:value-type="string" calcext:value-type="string">
            <text:p>l.p.</text:p>
          </table:table-cell>
          <table:table-cell table:style-name="ce136" office:value-type="string" calcext:value-type="string">
            <text:p>Uczucie</text:p>
          </table:table-cell>
          <table:table-cell table:style-name="ce138" office:value-type="string" calcext:value-type="string">
            <text:p>l.m.</text:p>
          </table:table-cell>
          <table:table-cell table:style-name="ce140" office:value-type="string" calcext:value-type="string">
            <text:p>uczucia</text:p>
          </table:table-cell>
          <table:table-cell table:style-name="ce106" table:number-columns-repeated="6"/>
          <table:table-cell table:style-name="ce106" office:value-type="string" calcext:value-type="string">
            <text:p>tysiąc uczuć</text:p>
          </table:table-cell>
          <table:table-cell table:number-columns-repeated="1009"/>
        </table:table-row>
        <table:table-row table:style-name="ro6">
          <table:table-cell table:style-name="ce101" office:value-type="string" calcext:value-type="string">
            <text:p>A1</text:p>
          </table:table-cell>
          <table:table-cell table:style-name="ce112" office:value-type="string" calcext:value-type="string">
            <text:p>Обшее </text:p>
          </table:table-cell>
          <table:table-cell table:style-name="ce119" office:value-type="string" calcext:value-type="string">
            <text:p>с.р.</text:p>
          </table:table-cell>
          <table:table-cell table:style-name="ce127" table:content-validation-name="val3" office:value-type="string" calcext:value-type="string">
            <text:p>существительное</text:p>
          </table:table-cell>
          <table:table-cell table:style-name="ce133" office:value-type="string" calcext:value-type="string">
            <text:p>ед.ч.</text:p>
          </table:table-cell>
          <table:table-cell table:style-name="ce106" office:value-type="string" calcext:value-type="string">
            <text:p>Чувство</text:p>
          </table:table-cell>
          <table:table-cell table:style-name="ce138" office:value-type="string" calcext:value-type="string">
            <text:p>мн.ч</text:p>
          </table:table-cell>
          <table:table-cell table:style-name="ce141" office:value-type="string" calcext:value-type="string">
            <text:p>чувства</text:p>
          </table:table-cell>
          <table:table-cell table:style-name="ce106" table:number-columns-repeated="7"/>
          <table:table-cell table:number-columns-repeated="1009"/>
        </table:table-row>
        <table:table-row table:style-name="ro6">
          <table:table-cell table:style-name="ce42" office:value-type="string" calcext:value-type="string">
            <text:p>A1</text:p>
          </table:table-cell>
          <table:table-cell table:style-name="ce75" office:value-type="string" calcext:value-type="string">
            <text:p>Ogólne </text:p>
          </table:table-cell>
          <table:table-cell table:style-name="ce110" office:value-type="string" calcext:value-type="string">
            <text:p>ndk</text:p>
          </table:table-cell>
          <table:table-cell table:style-name="ce152" table:content-validation-name="val2" office:value-type="string" calcext:value-type="string">
            <text:p>czasownik </text:p>
          </table:table-cell>
          <table:table-cell table:style-name="Default"/>
          <table:table-cell table:style-name="Default" office:value-type="string" calcext:value-type="string">
            <text:p>zastanawiać</text:p>
          </table:table-cell>
          <table:table-cell table:style-name="Default" table:number-columns-repeated="1018"/>
        </table:table-row>
        <table:table-row table:style-name="ro6">
          <table:table-cell table:style-name="ce43" office:value-type="string" calcext:value-type="string">
            <text:p>A1</text:p>
          </table:table-cell>
          <table:table-cell table:style-name="ce76" office:value-type="string" calcext:value-type="string">
            <text:p>Обшее </text:p>
          </table:table-cell>
          <table:table-cell table:style-name="ce110"/>
          <table:table-cell table:style-name="ce153" table:content-validation-name="val3" office:value-type="string" calcext:value-type="string">
            <text:p>глагол</text:p>
          </table:table-cell>
          <table:table-cell table:style-name="Default"/>
          <table:table-cell table:style-name="Default" office:value-type="string" calcext:value-type="string">
            <text:p>задумывать</text:p>
          </table:table-cell>
          <table:table-cell table:style-name="Default" table:number-columns-repeated="1018"/>
        </table:table-row>
        <table:table-row table:style-name="ro6" table:number-rows-repeated="198">
          <table:table-cell table:style-name="Default" table:number-columns-repeated="1024"/>
        </table:table-row>
        <table:table-row table:style-name="ro6" table:number-rows-repeated="1048304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falshCardA1.I1:falshCardA1.L1 falshCardA1.I3:falshCardA1.N3 falshCardA1.A6:falshCardA1.A11 falshCardA1.J2:falshCardA1.N2 falshCardA1.I5:falshCardA1.N5 falshCardA1.J4:falshCardA1.N4 falshCardA1.I7:falshCardA1.N7 falshCardA1.J6:falshCardA1.N6 falshCardA1.I9:falshCardA1.N11 falshCardA1.E2:falshCardA1.H11 falshCardA1.J8:falshCardA1.N8 falshCardA1.B3:falshCardA1.C11 falshCardA1.A1:falshCardA1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O1:falshCardA1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2:falshCardA1.A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13:falshCardA1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13:falshCardA1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16:falshCardA1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12:falshCardA1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28:falshCardA1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24:falshCardA1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38:falshCardA1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34:falshCardA1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48:falshCardA1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44:falshCardA1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58:falshCardA1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54:falshCardA1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O10:falshCardA1.O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65:falshCardA1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65:falshCardA1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E15:falshCardA1.E15 falshCardA1.E17:falshCardA1.E17 falshCardA1.E19:falshCardA1.E19 falshCardA1.E21:falshCardA1.E21 falshCardA1.E23:falshCardA1.E23 falshCardA1.E25:falshCardA1.E25 falshCardA1.E27:falshCardA1.E27 falshCardA1.E29:falshCardA1.E29 falshCardA1.E31:falshCardA1.E31 falshCardA1.E33:falshCardA1.E33 falshCardA1.E35:falshCardA1.E35 falshCardA1.E37:falshCardA1.E37 falshCardA1.E39:falshCardA1.E39 falshCardA1.E41:falshCardA1.E41 falshCardA1.E43:falshCardA1.E43 falshCardA1.E45:falshCardA1.E45 falshCardA1.E47:falshCardA1.E47 falshCardA1.E49:falshCardA1.E49 falshCardA1.E51:falshCardA1.E51 falshCardA1.E53:falshCardA1.E53 falshCardA1.E55:falshCardA1.E55 falshCardA1.E57:falshCardA1.E57 falshCardA1.E59:falshCardA1.E59 falshCardA1.E61:falshCardA1.E61 falshCardA1.E63:falshCardA1.E63 falshCardA1.E65:falshCardA1.E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D2:falshCardA1.O2 falshCardA1.B3:falshCardA1.O11 falshCardA1.B13:falshCardA1.O15 falshCardA1.B12:falshCardA1.L12 falshCardA1.N12:falshCardA1.O12">
            <calcext:condition calcext:apply-style-name="Безымянный2" calcext:value="formula-is([$falshCardA1.$D2]=rzeczownik)" calcext:base-cell-address="falshCardA1.B2"/>
          </calcext:conditional-format>
          <calcext:conditional-format calcext:target-range-address="falshCardA1.B3:falshCardA1.B65 falshCardA1.C64:falshCardA1.C67 falshCardA1.D23:falshCardA1.G23 falshCardA1.C22:falshCardA1.E22 falshCardA1.G22:falshCardA1.N22 falshCardA1.O24:falshCardA1.O37 falshCardA1.O39:falshCardA1.O67 falshCardA1.C24:falshCardA1.C62 falshCardA1.O70:falshCardA1.O70 falshCardA1.B69:falshCardA1.B69 falshCardA1.O71:falshCardA1.O71 falshCardA1.F71:falshCardA1.F71 falshCardA1.C3:falshCardA1.O11 falshCardA1.D2:falshCardA1.O2 falshCardA1.H68:falshCardA1.O69 falshCardA1.D24:falshCardA1.N25 falshCardA1.I23:falshCardA1.O23 falshCardA1.I70:falshCardA1.N71 falshCardA1.C13:falshCardA1.O21 falshCardA1.C12:falshCardA1.L12 falshCardA1.N12:falshCardA1.O12 falshCardA1.D27:falshCardA1.N67 falshCardA1.D26:falshCardA1.H26 falshCardA1.N26:falshCardA1.N26 falshCardA1.J26:falshCardA1.J26 falshCardA1.L26:falshCardA1.L26">
            <calcext:condition calcext:apply-style-name="Безымянный2" calcext:value="=&quot;rzeczownik&quot;" calcext:base-cell-address="falshCardA1.B2"/>
          </calcext:conditional-format>
          <calcext:conditional-format calcext:target-range-address="falshCardA1.B2:falshCardA1.B2">
            <calcext:condition calcext:apply-style-name="Безымянный2" calcext:value="formula-is([$falshCardA1.$D2]=rzeczownik)" calcext:base-cell-address="falshCardA1.B2"/>
          </calcext:conditional-format>
          <calcext:conditional-format calcext:target-range-address="falshCardA1.B2:falshCardA1.B2">
            <calcext:condition calcext:apply-style-name="Безымянный2" calcext:value="=&quot;rzeczownik&quot;" calcext:base-cell-address="falshCardA1.B2"/>
          </calcext:conditional-format>
          <calcext:conditional-format calcext:target-range-address="falshCardA1.C2:falshCardA1.C2">
            <calcext:condition calcext:apply-style-name="Безымянный2" calcext:value="formula-is([$falshCardA1.$D2]=rzeczownik)" calcext:base-cell-address="falshCardA1.C2"/>
          </calcext:conditional-format>
          <calcext:conditional-format calcext:target-range-address="falshCardA1.C2:falshCardA1.C2">
            <calcext:condition calcext:apply-style-name="Безымянный2" calcext:value="=&quot;rzeczownik&quot;" calcext:base-cell-address="falshCardA1.C2"/>
          </calcext:conditional-format>
          <calcext:conditional-format calcext:target-range-address="falshCardA1.A66:falshCardA1.A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66:falshCardA1.A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67:falshCardA1.A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67:falshCardA1.A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B66:falshCardA1.B67">
            <calcext:condition calcext:apply-style-name="Безымянный2" calcext:value="=&quot;rzeczownik&quot;" calcext:base-cell-address="falshCardA1.B66"/>
          </calcext:conditional-format>
          <calcext:conditional-format calcext:target-range-address="falshCardA1.A68:falshCardA1.A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68:falshCardA1.A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69:falshCardA1.A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69:falshCardA1.A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B68:falshCardA1.B69">
            <calcext:condition calcext:apply-style-name="Безымянный2" calcext:value="=&quot;rzeczownik&quot;" calcext:base-cell-address="falshCardA1.B68"/>
          </calcext:conditional-format>
          <calcext:conditional-format calcext:target-range-address="falshCardA1.C68:falshCardA1.C68">
            <calcext:condition calcext:apply-style-name="Безымянный2" calcext:value="=&quot;rzeczownik&quot;" calcext:base-cell-address="falshCardA1.C68"/>
          </calcext:conditional-format>
          <calcext:conditional-format calcext:target-range-address="falshCardA1.C69:falshCardA1.C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C69:falshCardA1.C69">
            <calcext:condition calcext:apply-style-name="Безымянный2" calcext:value="formula-is([$falshCardA1.$D69]=rzeczownik)" calcext:base-cell-address="falshCardA1.C69"/>
          </calcext:conditional-format>
          <calcext:conditional-format calcext:target-range-address="falshCardA1.C69:falshCardA1.C69">
            <calcext:condition calcext:apply-style-name="Безымянный2" calcext:value="=&quot;rzeczownik&quot;" calcext:base-cell-address="falshCardA1.C69"/>
          </calcext:conditional-format>
          <calcext:conditional-format calcext:target-range-address="falshCardA1.E69:falshCardA1.E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E68:falshCardA1.E69">
            <calcext:condition calcext:apply-style-name="Безымянный2" calcext:value="=&quot;rzeczownik&quot;" calcext:base-cell-address="falshCardA1.E68"/>
          </calcext:conditional-format>
          <calcext:conditional-format calcext:target-range-address="falshCardA1.F68:falshCardA1.F69">
            <calcext:condition calcext:apply-style-name="Безымянный2" calcext:value="=&quot;rzeczownik&quot;" calcext:base-cell-address="falshCardA1.F68"/>
          </calcext:conditional-format>
          <calcext:conditional-format calcext:target-range-address="falshCardA1.D68:falshCardA1.D69">
            <calcext:condition calcext:apply-style-name="Безымянный2" calcext:value="=&quot;rzeczownik&quot;" calcext:base-cell-address="falshCardA1.D68"/>
          </calcext:conditional-format>
          <calcext:conditional-format calcext:target-range-address="falshCardA1.G68:falshCardA1.G69">
            <calcext:condition calcext:apply-style-name="Безымянный2" calcext:value="=&quot;rzeczownik&quot;" calcext:base-cell-address="falshCardA1.G68"/>
          </calcext:conditional-format>
          <calcext:conditional-format calcext:target-range-address="falshCardA1.H23:falshCardA1.H23">
            <calcext:condition calcext:apply-style-name="Безымянный2" calcext:value="=&quot;rzeczownik&quot;" calcext:base-cell-address="falshCardA1.H23"/>
          </calcext:conditional-format>
          <calcext:conditional-format calcext:target-range-address="falshCardA1.C23:falshCardA1.C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C23:falshCardA1.C23">
            <calcext:condition calcext:apply-style-name="Безымянный2" calcext:value="formula-is([$falshCardA1.$D23]=rzeczownik)" calcext:base-cell-address="falshCardA1.C23"/>
          </calcext:conditional-format>
          <calcext:conditional-format calcext:target-range-address="falshCardA1.C23:falshCardA1.C23">
            <calcext:condition calcext:apply-style-name="Безымянный2" calcext:value="=&quot;rzeczownik&quot;" calcext:base-cell-address="falshCardA1.C23"/>
          </calcext:conditional-format>
          <calcext:conditional-format calcext:target-range-address="falshCardA1.F22:falshCardA1.F22">
            <calcext:condition calcext:apply-style-name="Безымянный2" calcext:value="=&quot;rzeczownik&quot;" calcext:base-cell-address="falshCardA1.F22"/>
          </calcext:conditional-format>
          <calcext:conditional-format calcext:target-range-address="falshCardA1.O22:falshCardA1.O22">
            <calcext:condition calcext:apply-style-name="Безымянный2" calcext:value="=&quot;rzeczownik&quot;" calcext:base-cell-address="falshCardA1.O22"/>
          </calcext:conditional-format>
          <calcext:conditional-format calcext:target-range-address="falshCardA1.C63:falshCardA1.C63">
            <calcext:condition calcext:apply-style-name="Безымянный2" calcext:value="=&quot;rzeczownik&quot;" calcext:base-cell-address="falshCardA1.C63"/>
          </calcext:conditional-format>
          <calcext:conditional-format calcext:target-range-address="falshCardA1.F70:falshCardA1.F70">
            <calcext:condition calcext:apply-style-name="Безымянный2" calcext:value="=&quot;rzeczownik&quot;" calcext:base-cell-address="falshCardA1.F70"/>
          </calcext:conditional-format>
          <calcext:conditional-format calcext:target-range-address="falshCardA1.B71:falshCardA1.B71">
            <calcext:condition calcext:apply-style-name="Безымянный2" calcext:value="=&quot;rzeczownik&quot;" calcext:base-cell-address="falshCardA1.B71"/>
          </calcext:conditional-format>
          <calcext:conditional-format calcext:target-range-address="falshCardA1.A70:falshCardA1.A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70:falshCardA1.A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71:falshCardA1.A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71:falshCardA1.A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B70:falshCardA1.B71">
            <calcext:condition calcext:apply-style-name="Безымянный2" calcext:value="=&quot;rzeczownik&quot;" calcext:base-cell-address="falshCardA1.B70"/>
          </calcext:conditional-format>
          <calcext:conditional-format calcext:target-range-address="falshCardA1.C70:falshCardA1.C70">
            <calcext:condition calcext:apply-style-name="Безымянный2" calcext:value="=&quot;rzeczownik&quot;" calcext:base-cell-address="falshCardA1.C70"/>
          </calcext:conditional-format>
          <calcext:conditional-format calcext:target-range-address="falshCardA1.C71:falshCardA1.C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C71:falshCardA1.C71">
            <calcext:condition calcext:apply-style-name="Безымянный2" calcext:value="formula-is([$falshCardA1.$D71]=rzeczownik)" calcext:base-cell-address="falshCardA1.C71"/>
          </calcext:conditional-format>
          <calcext:conditional-format calcext:target-range-address="falshCardA1.C71:falshCardA1.C71">
            <calcext:condition calcext:apply-style-name="Безымянный2" calcext:value="=&quot;rzeczownik&quot;" calcext:base-cell-address="falshCardA1.C71"/>
          </calcext:conditional-format>
          <calcext:conditional-format calcext:target-range-address="falshCardA1.E71:falshCardA1.E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E70:falshCardA1.E71">
            <calcext:condition calcext:apply-style-name="Безымянный2" calcext:value="=&quot;rzeczownik&quot;" calcext:base-cell-address="falshCardA1.E70"/>
          </calcext:conditional-format>
          <calcext:conditional-format calcext:target-range-address="falshCardA1.D70:falshCardA1.D71">
            <calcext:condition calcext:apply-style-name="Безымянный2" calcext:value="=&quot;rzeczownik&quot;" calcext:base-cell-address="falshCardA1.D70"/>
          </calcext:conditional-format>
          <calcext:conditional-format calcext:target-range-address="falshCardA1.H71:falshCardA1.H71">
            <calcext:condition calcext:apply-style-name="Безымянный2" calcext:value="=&quot;rzeczownik&quot;" calcext:base-cell-address="falshCardA1.H71"/>
          </calcext:conditional-format>
          <calcext:conditional-format calcext:target-range-address="falshCardA1.H70:falshCardA1.H70">
            <calcext:condition calcext:apply-style-name="Безымянный2" calcext:value="=&quot;rzeczownik&quot;" calcext:base-cell-address="falshCardA1.H70"/>
          </calcext:conditional-format>
          <calcext:conditional-format calcext:target-range-address="falshCardA1.G70:falshCardA1.G71">
            <calcext:condition calcext:apply-style-name="Безымянный2" calcext:value="=&quot;rzeczownik&quot;" calcext:base-cell-address="falshCardA1.G70"/>
          </calcext:conditional-format>
          <calcext:conditional-format calcext:target-range-address="falshCardA1.H1:falshCardA1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M1:falshCardA1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M12:falshCardA1.M12">
            <calcext:condition calcext:apply-style-name="Безымянный2" calcext:value="formula-is([$falshCardA1.$D12]=rzeczownik)" calcext:base-cell-address="falshCardA1.M12"/>
          </calcext:conditional-format>
          <calcext:conditional-format calcext:target-range-address="falshCardA1.M12:falshCardA1.M12">
            <calcext:condition calcext:apply-style-name="Безымянный2" calcext:value="=&quot;rzeczownik&quot;" calcext:base-cell-address="falshCardA1.M12"/>
          </calcext:conditional-format>
          <calcext:conditional-format calcext:target-range-address="falshCardA1.I26:falshCardA1.I26">
            <calcext:condition calcext:apply-style-name="Безымянный2" calcext:value="formula-is([$falshCardA1.$D26]=rzeczownik)" calcext:base-cell-address="falshCardA1.I26"/>
          </calcext:conditional-format>
          <calcext:conditional-format calcext:target-range-address="falshCardA1.I26:falshCardA1.I26">
            <calcext:condition calcext:apply-style-name="Безымянный2" calcext:value="=&quot;rzeczownik&quot;" calcext:base-cell-address="falshCardA1.I26"/>
          </calcext:conditional-format>
          <calcext:conditional-format calcext:target-range-address="falshCardA1.K26:falshCardA1.K26">
            <calcext:condition calcext:apply-style-name="Безымянный2" calcext:value="formula-is([$falshCardA1.$D26]=rzeczownik)" calcext:base-cell-address="falshCardA1.K26"/>
          </calcext:conditional-format>
          <calcext:conditional-format calcext:target-range-address="falshCardA1.K26:falshCardA1.K26">
            <calcext:condition calcext:apply-style-name="Безымянный2" calcext:value="=&quot;rzeczownik&quot;" calcext:base-cell-address="falshCardA1.K26"/>
          </calcext:conditional-format>
          <calcext:conditional-format calcext:target-range-address="falshCardA1.M26:falshCardA1.M26">
            <calcext:condition calcext:apply-style-name="Безымянный2" calcext:value="formula-is([$falshCardA1.$D26]=rzeczownik)" calcext:base-cell-address="falshCardA1.M26"/>
          </calcext:conditional-format>
          <calcext:conditional-format calcext:target-range-address="falshCardA1.M26:falshCardA1.M26">
            <calcext:condition calcext:apply-style-name="Безымянный2" calcext:value="=&quot;rzeczownik&quot;" calcext:base-cell-address="falshCardA1.M26"/>
          </calcext:conditional-format>
          <calcext:conditional-format calcext:target-range-address="falshCardA1.B73:falshCardA1.B73">
            <calcext:condition calcext:apply-style-name="Безымянный2" calcext:value="=&quot;rzeczownik&quot;" calcext:base-cell-address="falshCardA1.B73"/>
          </calcext:conditional-format>
          <calcext:conditional-format calcext:target-range-address="falshCardA1.A72:falshCardA1.A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72:falshCardA1.A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73:falshCardA1.A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73:falshCardA1.A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B72:falshCardA1.B73">
            <calcext:condition calcext:apply-style-name="Безымянный2" calcext:value="=&quot;rzeczownik&quot;" calcext:base-cell-address="falshCardA1.B72"/>
          </calcext:conditional-format>
          <calcext:conditional-format calcext:target-range-address="falshCardA1.C72:falshCardA1.D73">
            <calcext:condition calcext:apply-style-name="Безымянный2" calcext:value="formula-is([$falshCardA1.$D72]=rzeczownik)" calcext:base-cell-address="falshCardA1.C72"/>
          </calcext:conditional-format>
          <calcext:conditional-format calcext:target-range-address="falshCardA1.C72:falshCardA1.D73">
            <calcext:condition calcext:apply-style-name="Безымянный2" calcext:value="=&quot;rzeczownik&quot;" calcext:base-cell-address="falshCardA1.C72"/>
          </calcext:conditional-format>
        </calcext:conditional-formats>
      </table:table>
      <table:table table:name="falshCardA2" table:style-name="ta1">
        <office:forms form:automatic-focus="false" form:apply-design-mode="false"/>
        <table:table-column table:style-name="co13" table:default-cell-style-name="ce187"/>
        <table:table-column table:style-name="co13" table:default-cell-style-name="ce189"/>
        <table:table-column table:style-name="co31" table:default-cell-style-name="ce102"/>
        <table:table-column table:style-name="co13" table:default-cell-style-name="Default"/>
        <table:table-column table:style-name="co41" table:default-cell-style-name="ce102"/>
        <table:table-column table:style-name="co42" table:default-cell-style-name="ce102"/>
        <table:table-column table:style-name="co43" table:number-columns-repeated="2" table:default-cell-style-name="ce102"/>
        <table:table-column table:style-name="co44" table:number-columns-repeated="6" table:default-cell-style-name="ce102"/>
        <table:table-column table:style-name="co45" table:default-cell-style-name="ce102"/>
        <table:table-column table:style-name="co13" table:number-columns-repeated="1009" table:default-cell-style-name="ce102"/>
        <table:table-row table:style-name="ro7">
          <table:table-cell table:style-name="ce186" office:value-type="string" calcext:value-type="string">
            <text:p>L1_level</text:p>
          </table:table-cell>
          <table:table-cell table:style-name="ce186" office:value-type="string" calcext:value-type="string">
            <text:p>L1_title</text:p>
          </table:table-cell>
          <table:table-cell table:style-name="ce186" office:value-type="string" calcext:value-type="string">
            <text:p>L1_ident</text:p>
          </table:table-cell>
          <table:table-cell table:style-name="ce186" office:value-type="string" calcext:value-type="string">
            <text:p>L1_type</text:p>
          </table:table-cell>
          <table:table-cell table:style-name="ce186" office:value-type="string" calcext:value-type="string">
            <text:p>L1_single</text:p>
          </table:table-cell>
          <table:table-cell table:style-name="ce186" office:value-type="string" calcext:value-type="string">
            <text:p>L1_word</text:p>
          </table:table-cell>
          <table:table-cell table:style-name="ce186" office:value-type="string" calcext:value-type="string">
            <text:p>L1_plural</text:p>
          </table:table-cell>
          <table:table-cell table:style-name="ce193" office:value-type="string" calcext:value-type="string">
            <text:p>L1_aword</text:p>
          </table:table-cell>
          <table:table-cell table:style-name="ce186" office:value-type="string" calcext:value-type="string">
            <text:p>L1_p1desc</text:p>
          </table:table-cell>
          <table:table-cell table:style-name="ce186" office:value-type="string" calcext:value-type="string">
            <text:p>L1_p1word</text:p>
          </table:table-cell>
          <table:table-cell table:style-name="ce186" office:value-type="string" calcext:value-type="string">
            <text:p>L1_p2desc</text:p>
          </table:table-cell>
          <table:table-cell table:style-name="ce186" office:value-type="string" calcext:value-type="string">
            <text:p>L1_p2word</text:p>
          </table:table-cell>
          <table:table-cell table:style-name="ce194" office:value-type="string" calcext:value-type="string">
            <text:p>L1_p3desc</text:p>
          </table:table-cell>
          <table:table-cell table:style-name="ce194" office:value-type="string" calcext:value-type="string">
            <text:p>L1_p3word</text:p>
          </table:table-cell>
          <table:table-cell table:style-name="ce196" office:value-type="string" calcext:value-type="string">
            <text:p>L1_example</text:p>
          </table:table-cell>
          <table:table-cell table:style-name="ce393" office:value-type="string" calcext:value-type="string">
            <text:p>L1_counter</text:p>
          </table:table-cell>
          <table:table-cell table:style-name="ce148" table:number-columns-repeated="1008"/>
        </table:table-row>
        <table:table-row table:style-name="ro6">
          <table:table-cell table:style-name="ce250" office:value-type="string" calcext:value-type="string">
            <text:p>A2</text:p>
          </table:table-cell>
          <table:table-cell table:style-name="ce234" table:content-validation-name="val2" office:value-type="string" calcext:value-type="string">
            <text:p>Ogólne </text:p>
          </table:table-cell>
          <table:table-cell table:style-name="ce240" table:content-validation-name="val2" office:value-type="string" calcext:value-type="string">
            <text:p>r.m.</text:p>
          </table:table-cell>
          <table:table-cell table:style-name="ce249" table:content-validation-name="val2" office:value-type="string" calcext:value-type="string">
            <text:p>rzeczownik</text:p>
          </table:table-cell>
          <table:table-cell table:style-name="ce257" office:value-type="string" calcext:value-type="string">
            <text:p>l.p.</text:p>
          </table:table-cell>
          <table:table-cell table:style-name="ce257" office:value-type="string" calcext:value-type="string">
            <text:p>Ogród</text:p>
          </table:table-cell>
          <table:table-cell table:style-name="ce257" office:value-type="string" calcext:value-type="string">
            <text:p>l.m.</text:p>
          </table:table-cell>
          <table:table-cell table:style-name="ce257" office:value-type="string" calcext:value-type="string">
            <text:p>ogrody</text:p>
          </table:table-cell>
          <table:table-cell table:style-name="ce370" table:content-validation-name="val1" office:value-type="string" calcext:value-type="string">
            <text:p>Dop</text:p>
          </table:table-cell>
          <table:table-cell table:style-name="ce257" office:value-type="string" calcext:value-type="string">
            <text:p>ogrodu</text:p>
          </table:table-cell>
          <table:table-cell table:style-name="ce257" office:value-type="string" calcext:value-type="string">
            <text:p>Ms.</text:p>
          </table:table-cell>
          <table:table-cell table:style-name="ce257" office:value-type="string" calcext:value-type="string">
            <text:p>ogrodzie</text:p>
          </table:table-cell>
          <table:table-cell table:style-name="ce257" office:value-type="string" calcext:value-type="string">
            <text:p>Narz</text:p>
          </table:table-cell>
          <table:table-cell table:style-name="ce257" office:value-type="string" calcext:value-type="string">
            <text:p>ogrodem</text:p>
          </table:table-cell>
          <table:table-cell table:style-name="ce373" office:value-type="string" calcext:value-type="string">
            <text:p>Stwórz z nami swój piękny ogród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 table:style-name="ce191"/>
          <table:table-cell office:value-type="string" calcext:value-type="string">
            <text:p>przymiotnik</text:p>
          </table:table-cell>
          <table:table-cell table:style-name="ce258" office:value-type="string" calcext:value-type="string">
            <text:p>wada</text:p>
          </table:table-cell>
          <table:table-cell table:style-name="ce293" office:value-type="string" calcext:value-type="string">
            <text:p>zły</text:p>
          </table:table-cell>
          <table:table-cell table:style-name="ce191"/>
          <table:table-cell table:style-name="ce191" office:value-type="string" calcext:value-type="string">
            <text:p>zlość</text:p>
          </table:table-cell>
          <table:table-cell table:style-name="ce191"/>
          <table:table-cell table:style-name="ce191" office:value-type="string" calcext:value-type="string">
            <text:p>zła pogoda</text:p>
          </table:table-cell>
          <table:table-cell table:style-name="ce191"/>
          <table:table-cell table:style-name="ce191" office:value-type="string" calcext:value-type="string">
            <text:p>zła wróżba</text:p>
          </table:table-cell>
          <table:table-cell table:style-name="ce191" table:number-columns-repeated="2"/>
          <table:table-cell table:style-name="ce191" office:value-type="string" calcext:value-type="string">
            <text:p>zły to ptak, co swe gniazdo plugawi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 table:style-name="ce191"/>
          <table:table-cell table:style-name="ce274" office:value-type="string" calcext:value-type="string">
            <text:p>прилагательное</text:p>
          </table:table-cell>
          <table:table-cell table:style-name="ce258" office:value-type="string" calcext:value-type="string">
            <text:p>недостаток</text:p>
          </table:table-cell>
          <table:table-cell table:style-name="ce293" office:value-type="string" calcext:value-type="string">
            <text:p>плохой</text:p>
          </table:table-cell>
          <table:table-cell table:style-name="ce191" table:number-columns-repeated="9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 table:style-name="ce191"/>
          <table:table-cell office:value-type="string" calcext:value-type="string">
            <text:p>przymiotnik</text:p>
          </table:table-cell>
          <table:table-cell table:style-name="ce258" office:value-type="string" calcext:value-type="string">
            <text:p>zaleta</text:p>
          </table:table-cell>
          <table:table-cell table:style-name="ce293" office:value-type="string" calcext:value-type="string">
            <text:p>dobry</text:p>
          </table:table-cell>
          <table:table-cell table:style-name="ce191"/>
          <table:table-cell table:style-name="ce375" office:value-type="string" calcext:value-type="string">
            <text:p>dobro</text:p>
          </table:table-cell>
          <table:table-cell table:style-name="ce191" table:number-columns-repeated="7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хороший</text:p>
          </table:table-cell>
          <table:table-cell/>
          <table:table-cell office:value-type="string" calcext:value-type="string">
            <text:p>добро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22" office:value-type="string" calcext:value-type="string">
            <text:p>wada</text:p>
          </table:table-cell>
          <table:table-cell office:value-type="string" calcext:value-type="string">
            <text:p>bezczełny</text:p>
          </table:table-cell>
          <table:table-cell/>
          <table:table-cell office:value-type="string" calcext:value-type="string">
            <text:p>bezczełność</text:p>
          </table:table-cell>
          <table:table-cell table:number-columns-repeated="6"/>
          <table:table-cell office:value-type="string" calcext:value-type="string">
            <text:p>Zamiast porządnieć, wspinasz się na szczyt bezczelności.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ce222" office:value-type="string" calcext:value-type="string">
            <text:p>недостаток</text:p>
          </table:table-cell>
          <table:table-cell office:value-type="string" calcext:value-type="string">
            <text:p>нахальный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23" office:value-type="string" calcext:value-type="string">
            <text:p>wada</text:p>
          </table:table-cell>
          <table:table-cell office:value-type="string" calcext:value-type="string">
            <text:p>brutałny</text:p>
          </table:table-cell>
          <table:table-cell/>
          <table:table-cell office:value-type="string" calcext:value-type="string">
            <text:p>brutałność</text:p>
          </table:table-cell>
          <table:table-cell table:number-columns-repeated="6"/>
          <table:table-cell office:value-type="string" calcext:value-type="string">
            <text:p>to było brutalne przestępstwo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ce223" office:value-type="string" calcext:value-type="string">
            <text:p>недостаток</text:p>
          </table:table-cell>
          <table:table-cell office:value-type="string" calcext:value-type="string">
            <text:p>зверский</text:p>
          </table:table-cell>
          <table:table-cell/>
          <table:table-cell office:value-type="string" calcext:value-type="string">
            <text:p>зверство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24" office:value-type="string" calcext:value-type="string">
            <text:p>wada</text:p>
          </table:table-cell>
          <table:table-cell office:value-type="string" calcext:value-type="string">
            <text:p>chamski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ce224" office:value-type="string" calcext:value-type="string">
            <text:p>недостаток</text:p>
          </table:table-cell>
          <table:table-cell office:value-type="string" calcext:value-type="string">
            <text:p>невоспитанный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25" office:value-type="string" calcext:value-type="string">
            <text:p>wada</text:p>
          </table:table-cell>
          <table:table-cell office:value-type="string" calcext:value-type="string">
            <text:p>wulgarny</text:p>
          </table:table-cell>
          <table:table-cell/>
          <table:table-cell office:value-type="string" calcext:value-type="string">
            <text:p>wulgarność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ce225" office:value-type="string" calcext:value-type="string">
            <text:p>недостаток</text:p>
          </table:table-cell>
          <table:table-cell office:value-type="string" calcext:value-type="string">
            <text:p>вульгарный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89" office:value-type="string" calcext:value-type="string">
            <text:p>wada</text:p>
          </table:table-cell>
          <table:table-cell office:value-type="string" calcext:value-type="string">
            <text:p>agresywny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ce289" office:value-type="string" calcext:value-type="string">
            <text:p>недостаток</text:p>
          </table:table-cell>
          <table:table-cell office:value-type="string" calcext:value-type="string">
            <text:p>агрессивный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27" office:value-type="string" calcext:value-type="string">
            <text:p>zaleta</text:p>
          </table:table-cell>
          <table:table-cell office:value-type="string" calcext:value-type="string">
            <text:p>wrażliwy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чувствительный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28" office:value-type="string" calcext:value-type="string">
            <text:p>zaleta</text:p>
          </table:table-cell>
          <table:table-cell office:value-type="string" calcext:value-type="string">
            <text:p>koleźenski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компанейский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29" office:value-type="string" calcext:value-type="string">
            <text:p>zaleta</text:p>
          </table:table-cell>
          <table:table-cell office:value-type="string" calcext:value-type="string">
            <text:p>miły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приятный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0" office:value-type="string" calcext:value-type="string">
            <text:p>zaleta</text:p>
          </table:table-cell>
          <table:table-cell office:value-type="string" calcext:value-type="string">
            <text:p>naiwny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наивный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1" office:value-type="string" calcext:value-type="string">
            <text:p>zaleta</text:p>
          </table:table-cell>
          <table:table-cell office:value-type="string" calcext:value-type="string">
            <text:p>nieśmialy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застенчивый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96" office:value-type="string" calcext:value-type="string">
            <text:p>zaleta</text:p>
          </table:table-cell>
          <table:table-cell office:value-type="string" calcext:value-type="string">
            <text:p>wstydliwy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застенчивый</text:p>
          </table:table-cell>
          <table:table-cell table:number-columns-repeated="9"/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3" office:value-type="string" calcext:value-type="string">
            <text:p>wada</text:p>
          </table:table-cell>
          <table:table-cell office:value-type="string" calcext:value-type="string">
            <text:p>obojętny</text:p>
          </table:table-cell>
          <table:table-cell/>
          <table:table-cell office:value-type="string" calcext:value-type="string">
            <text:p>obojętność</text:p>
          </table:table-cell>
          <table:table-cell table:number-columns-repeated="6"/>
          <table:table-cell office:value-type="string" calcext:value-type="string">
            <text:p>Czy to obojętność?</text:p>
          </table:table-cell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ce233" office:value-type="string" calcext:value-type="string">
            <text:p>недостаток</text:p>
          </table:table-cell>
          <table:table-cell office:value-type="string" calcext:value-type="string">
            <text:p>безразличный</text:p>
          </table:table-cell>
          <table:table-cell/>
          <table:table-cell office:value-type="string" calcext:value-type="string">
            <text:p>безразличие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12" office:value-type="string" calcext:value-type="string">
            <text:p>zaleta</text:p>
          </table:table-cell>
          <table:table-cell office:value-type="string" calcext:value-type="string">
            <text:p>odwaźny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отважный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01" office:value-type="string" calcext:value-type="string">
            <text:p>wada</text:p>
          </table:table-cell>
          <table:table-cell office:value-type="string" calcext:value-type="string">
            <text:p>tchórzliwy</text:p>
          </table:table-cell>
          <table:table-cell table:number-columns-repeated="9"/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ce301" office:value-type="string" calcext:value-type="string">
            <text:p>недостаток</text:p>
          </table:table-cell>
          <table:table-cell office:value-type="string" calcext:value-type="string">
            <text:p>трусливый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6" office:value-type="string" calcext:value-type="string">
            <text:p>wada</text:p>
          </table:table-cell>
          <table:table-cell office:value-type="string" calcext:value-type="string">
            <text:p>samolubny </text:p>
          </table:table-cell>
          <table:table-cell table:number-columns-repeated="9"/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ce236" office:value-type="string" calcext:value-type="string">
            <text:p>недостаток</text:p>
          </table:table-cell>
          <table:table-cell office:value-type="string" calcext:value-type="string">
            <text:p>эгоистичный</text:p>
          </table:table-cell>
          <table:table-cell table:number-columns-repeated="9"/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7" office:value-type="string" calcext:value-type="string">
            <text:p>wada</text:p>
          </table:table-cell>
          <table:table-cell office:value-type="string" calcext:value-type="string">
            <text:p>egoista</text:p>
          </table:table-cell>
          <table:table-cell table:number-columns-repeated="9"/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ce237" office:value-type="string" calcext:value-type="string">
            <text:p>недостаток</text:p>
          </table:table-cell>
          <table:table-cell office:value-type="string" calcext:value-type="string">
            <text:p>эгоист</text:p>
          </table:table-cell>
          <table:table-cell table:number-columns-repeated="9"/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17" office:value-type="string" calcext:value-type="string">
            <text:p>zaleta</text:p>
          </table:table-cell>
          <table:table-cell office:value-type="string" calcext:value-type="string">
            <text:p>interesowny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любознательный</text:p>
          </table:table-cell>
          <table:table-cell table:number-columns-repeated="9"/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9" office:value-type="string" calcext:value-type="string">
            <text:p>zaleta</text:p>
          </table:table-cell>
          <table:table-cell office:value-type="string" calcext:value-type="string">
            <text:p>surowy</text:p>
          </table:table-cell>
          <table:table-cell table:number-columns-repeated="9"/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суровый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15" office:value-type="string" calcext:value-type="string">
            <text:p>zaleta</text:p>
          </table:table-cell>
          <table:table-cell office:value-type="string" calcext:value-type="string">
            <text:p>łagodny</text:p>
          </table:table-cell>
          <table:table-cell table:number-columns-repeated="9"/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нежный</text:p>
          </table:table-cell>
          <table:table-cell table:number-columns-repeated="9"/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1" office:value-type="string" calcext:value-type="string">
            <text:p>zaleta</text:p>
          </table:table-cell>
          <table:table-cell office:value-type="string" calcext:value-type="string">
            <text:p>skromny</text:p>
          </table:table-cell>
          <table:table-cell table:number-columns-repeated="9"/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скромный</text:p>
          </table:table-cell>
          <table:table-cell table:number-columns-repeated="9"/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2" office:value-type="string" calcext:value-type="string">
            <text:p>zaleta</text:p>
          </table:table-cell>
          <table:table-cell office:value-type="string" calcext:value-type="string">
            <text:p>szczery</text:p>
          </table:table-cell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честный</text:p>
          </table:table-cell>
          <table:table-cell table:number-columns-repeated="9"/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3" office:value-type="string" calcext:value-type="string">
            <text:p>wada</text:p>
          </table:table-cell>
          <table:table-cell office:value-type="string" calcext:value-type="string">
            <text:p>fałszywy</text:p>
          </table:table-cell>
          <table:table-cell table:number-columns-repeated="9"/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ce243" office:value-type="string" calcext:value-type="string">
            <text:p>недостаток</text:p>
          </table:table-cell>
          <table:table-cell office:value-type="string" calcext:value-type="string">
            <text:p>ложный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4" office:value-type="string" calcext:value-type="string">
            <text:p>wada</text:p>
          </table:table-cell>
          <table:table-cell office:value-type="string" calcext:value-type="string">
            <text:p>obłudny</text:p>
          </table:table-cell>
          <table:table-cell table:number-columns-repeated="9"/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ce244" office:value-type="string" calcext:value-type="string">
            <text:p>недостаток</text:p>
          </table:table-cell>
          <table:table-cell office:value-type="string" calcext:value-type="string">
            <text:p>лицемерный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5" office:value-type="string" calcext:value-type="string">
            <text:p>wada</text:p>
          </table:table-cell>
          <table:table-cell office:value-type="string" calcext:value-type="string">
            <text:p>dwulicowy</text:p>
          </table:table-cell>
          <table:table-cell table:number-columns-repeated="9"/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ce245" office:value-type="string" calcext:value-type="string">
            <text:p>недостаток</text:p>
          </table:table-cell>
          <table:table-cell office:value-type="string" calcext:value-type="string">
            <text:p>двуликий</text:p>
          </table:table-cell>
          <table:table-cell table:number-columns-repeated="9"/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6" office:value-type="string" calcext:value-type="string">
            <text:p>zaleta</text:p>
          </table:table-cell>
          <table:table-cell office:value-type="string" calcext:value-type="string">
            <text:p>źyczliwy</text:p>
          </table:table-cell>
          <table:table-cell table:number-columns-repeated="9"/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дружелюбный</text:p>
          </table:table-cell>
          <table:table-cell table:number-columns-repeated="9"/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6" office:value-type="string" calcext:value-type="string">
            <text:p>zaleta</text:p>
          </table:table-cell>
          <table:table-cell office:value-type="string" calcext:value-type="string">
            <text:p>sympatyczny</text:p>
          </table:table-cell>
          <table:table-cell table:number-columns-repeated="9"/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симпатический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7" office:value-type="string" calcext:value-type="string">
            <text:p>zaleta</text:p>
          </table:table-cell>
          <table:table-cell office:value-type="string" calcext:value-type="string">
            <text:p>uroczy</text:p>
          </table:table-cell>
          <table:table-cell table:number-columns-repeated="9"/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очаровательный</text:p>
          </table:table-cell>
          <table:table-cell table:number-columns-repeated="9"/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8" office:value-type="string" calcext:value-type="string">
            <text:p>zaleta</text:p>
          </table:table-cell>
          <table:table-cell office:value-type="string" calcext:value-type="string">
            <text:p>skryty</text:p>
          </table:table-cell>
          <table:table-cell table:number-columns-repeated="9"/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скрытный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9" office:value-type="string" calcext:value-type="string">
            <text:p>zaleta</text:p>
          </table:table-cell>
          <table:table-cell office:value-type="string" calcext:value-type="string">
            <text:p>cierpliwy</text:p>
          </table:table-cell>
          <table:table-cell table:number-columns-repeated="9"/>
          <table:table-cell office:value-type="float" office:value="61" calcext:value-type="float">
            <text:p>61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терпели́вый</text:p>
          </table:table-cell>
          <table:table-cell table:number-columns-repeated="9"/>
          <table:table-cell office:value-type="float" office:value="62" calcext:value-type="float">
            <text:p>62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51" office:value-type="string" calcext:value-type="string">
            <text:p>zaleta</text:p>
          </table:table-cell>
          <table:table-cell office:value-type="string" calcext:value-type="string">
            <text:p>spokojny</text:p>
          </table:table-cell>
          <table:table-cell table:number-columns-repeated="9"/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спокойный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52" office:value-type="string" calcext:value-type="string">
            <text:p>wada</text:p>
          </table:table-cell>
          <table:table-cell office:value-type="string" calcext:value-type="string">
            <text:p>nerwowy</text:p>
          </table:table-cell>
          <table:table-cell table:number-columns-repeated="9"/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ce252" office:value-type="string" calcext:value-type="string">
            <text:p>недостаток</text:p>
          </table:table-cell>
          <table:table-cell office:value-type="string" calcext:value-type="string">
            <text:p>нервный</text:p>
          </table:table-cell>
          <table:table-cell table:number-columns-repeated="9"/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53" office:value-type="string" calcext:value-type="string">
            <text:p>wada</text:p>
          </table:table-cell>
          <table:table-cell office:value-type="string" calcext:value-type="string">
            <text:p>wybuchowy</text:p>
          </table:table-cell>
          <table:table-cell table:number-columns-repeated="9"/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ce253" office:value-type="string" calcext:value-type="string">
            <text:p>недостаток</text:p>
          </table:table-cell>
          <table:table-cell office:value-type="string" calcext:value-type="string">
            <text:p>вспыльчивый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54" office:value-type="string" calcext:value-type="string">
            <text:p>zaleta</text:p>
          </table:table-cell>
          <table:table-cell office:value-type="string" calcext:value-type="string">
            <text:p>uprzejmy</text:p>
          </table:table-cell>
          <table:table-cell table:number-columns-repeated="9"/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учтивый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55" office:value-type="string" calcext:value-type="string">
            <text:p>zaleta</text:p>
          </table:table-cell>
          <table:table-cell office:value-type="string" calcext:value-type="string">
            <text:p>grzeczny</text:p>
          </table:table-cell>
          <table:table-cell table:number-columns-repeated="9"/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вежливый</text:p>
          </table:table-cell>
          <table:table-cell table:number-columns-repeated="9"/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6" office:value-type="string" calcext:value-type="string">
            <text:p>zaleta</text:p>
          </table:table-cell>
          <table:table-cell office:value-type="string" calcext:value-type="string">
            <text:p>zdolny</text:p>
          </table:table-cell>
          <table:table-cell table:number-columns-repeated="9"/>
          <table:table-cell office:value-type="float" office:value="73" calcext:value-type="float">
            <text:p>73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способный</text:p>
          </table:table-cell>
          <table:table-cell table:number-columns-repeated="9"/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7" office:value-type="string" calcext:value-type="string">
            <text:p>zaleta</text:p>
          </table:table-cell>
          <table:table-cell office:value-type="string" calcext:value-type="string">
            <text:p>dumny</text:p>
          </table:table-cell>
          <table:table-cell table:number-columns-repeated="9"/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гордый</text:p>
          </table:table-cell>
          <table:table-cell table:number-columns-repeated="9"/>
          <table:table-cell office:value-type="float" office:value="76" calcext:value-type="float">
            <text:p>76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3" office:value-type="string" calcext:value-type="string">
            <text:p>zaleta</text:p>
          </table:table-cell>
          <table:table-cell office:value-type="string" calcext:value-type="string">
            <text:p>utalentowany</text:p>
          </table:table-cell>
          <table:table-cell table:number-columns-repeated="9"/>
          <table:table-cell office:value-type="float" office:value="77" calcext:value-type="float">
            <text:p>77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одаренный</text:p>
          </table:table-cell>
          <table:table-cell table:number-columns-repeated="9"/>
          <table:table-cell office:value-type="float" office:value="78" calcext:value-type="float">
            <text:p>78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0" office:value-type="string" calcext:value-type="string">
            <text:p>zaleta</text:p>
          </table:table-cell>
          <table:table-cell office:value-type="string" calcext:value-type="string">
            <text:p>pilny</text:p>
          </table:table-cell>
          <table:table-cell table:number-columns-repeated="9"/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старательный</text:p>
          </table:table-cell>
          <table:table-cell table:number-columns-repeated="9"/>
          <table:table-cell office:value-type="float" office:value="80" calcext:value-type="float">
            <text:p>80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1" office:value-type="string" calcext:value-type="string">
            <text:p>zaleta</text:p>
          </table:table-cell>
          <table:table-cell office:value-type="string" calcext:value-type="string">
            <text:p>ambitny</text:p>
          </table:table-cell>
          <table:table-cell table:number-columns-repeated="9"/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честолюбивый</text:p>
          </table:table-cell>
          <table:table-cell table:number-columns-repeated="9"/>
          <table:table-cell office:value-type="float" office:value="82" calcext:value-type="float">
            <text:p>82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1" office:value-type="string" calcext:value-type="string">
            <text:p>zaleta</text:p>
          </table:table-cell>
          <table:table-cell office:value-type="string" calcext:value-type="string">
            <text:p>pracowity</text:p>
          </table:table-cell>
          <table:table-cell table:number-columns-repeated="9"/>
          <table:table-cell office:value-type="float" office:value="83" calcext:value-type="float">
            <text:p>83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трудолюбивый</text:p>
          </table:table-cell>
          <table:table-cell table:number-columns-repeated="9"/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2" office:value-type="string" calcext:value-type="string">
            <text:p>zaleta</text:p>
          </table:table-cell>
          <table:table-cell office:value-type="string" calcext:value-type="string">
            <text:p>leniwy</text:p>
          </table:table-cell>
          <table:table-cell table:number-columns-repeated="9"/>
          <table:table-cell office:value-type="float" office:value="85" calcext:value-type="float">
            <text:p>85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ленивый</text:p>
          </table:table-cell>
          <table:table-cell table:number-columns-repeated="9"/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3" office:value-type="string" calcext:value-type="string">
            <text:p>zaleta</text:p>
          </table:table-cell>
          <table:table-cell office:value-type="string" calcext:value-type="string">
            <text:p>obowiązkowy</text:p>
          </table:table-cell>
          <table:table-cell table:number-columns-repeated="9"/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обязательный</text:p>
          </table:table-cell>
          <table:table-cell table:number-columns-repeated="9"/>
          <table:table-cell office:value-type="float" office:value="88" calcext:value-type="float">
            <text:p>88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9" office:value-type="string" calcext:value-type="string">
            <text:p>zaleta</text:p>
          </table:table-cell>
          <table:table-cell office:value-type="string" calcext:value-type="string">
            <text:p>solidny</text:p>
          </table:table-cell>
          <table:table-cell table:number-columns-repeated="9"/>
          <table:table-cell office:value-type="float" office:value="89" calcext:value-type="float">
            <text:p>89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надёжный</text:p>
          </table:table-cell>
          <table:table-cell table:number-columns-repeated="9"/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8" office:value-type="string" calcext:value-type="string">
            <text:p>zaleta</text:p>
          </table:table-cell>
          <table:table-cell office:value-type="string" calcext:value-type="string">
            <text:p>punktualny</text:p>
          </table:table-cell>
          <table:table-cell table:number-columns-repeated="9"/>
          <table:table-cell office:value-type="float" office:value="91" calcext:value-type="float">
            <text:p>91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пунктуальный</text:p>
          </table:table-cell>
          <table:table-cell table:number-columns-repeated="9"/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1" office:value-type="string" calcext:value-type="string">
            <text:p>zaleta</text:p>
          </table:table-cell>
          <table:table-cell office:value-type="string" calcext:value-type="string">
            <text:p>madry</text:p>
          </table:table-cell>
          <table:table-cell table:number-columns-repeated="9"/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мудрый</text:p>
          </table:table-cell>
          <table:table-cell table:number-columns-repeated="9"/>
          <table:table-cell office:value-type="float" office:value="94" calcext:value-type="float">
            <text:p>94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2" office:value-type="string" calcext:value-type="string">
            <text:p>zaleta</text:p>
          </table:table-cell>
          <table:table-cell office:value-type="string" calcext:value-type="string">
            <text:p>rozwaźny</text:p>
          </table:table-cell>
          <table:table-cell table:number-columns-repeated="9"/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вдумчивый</text:p>
          </table:table-cell>
          <table:table-cell table:number-columns-repeated="9"/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3" office:value-type="string" calcext:value-type="string">
            <text:p>zaleta</text:p>
          </table:table-cell>
          <table:table-cell office:value-type="string" calcext:value-type="string">
            <text:p>rozsądny</text:p>
          </table:table-cell>
          <table:table-cell table:number-columns-repeated="9"/>
          <table:table-cell office:value-type="float" office:value="97" calcext:value-type="float">
            <text:p>97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рассуди́тельный</text:p>
          </table:table-cell>
          <table:table-cell table:number-columns-repeated="9"/>
          <table:table-cell office:value-type="float" office:value="98" calcext:value-type="float">
            <text:p>98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9" office:value-type="string" calcext:value-type="string">
            <text:p>wada</text:p>
          </table:table-cell>
          <table:table-cell office:value-type="string" calcext:value-type="string">
            <text:p>głupi</text:p>
          </table:table-cell>
          <table:table-cell table:number-columns-repeated="9"/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ce269" office:value-type="string" calcext:value-type="string">
            <text:p>недостаток</text:p>
          </table:table-cell>
          <table:table-cell office:value-type="string" calcext:value-type="string">
            <text:p>глупый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0" office:value-type="string" calcext:value-type="string">
            <text:p>zaleta</text:p>
          </table:table-cell>
          <table:table-cell office:value-type="string" calcext:value-type="string">
            <text:p>inteligentny</text:p>
          </table:table-cell>
          <table:table-cell table:number-columns-repeated="9"/>
          <table:table-cell office:value-type="float" office:value="101" calcext:value-type="float">
            <text:p>101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умный</text:p>
          </table:table-cell>
          <table:table-cell table:number-columns-repeated="9"/>
          <table:table-cell office:value-type="float" office:value="102" calcext:value-type="float">
            <text:p>102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1" office:value-type="string" calcext:value-type="string">
            <text:p>zaleta</text:p>
          </table:table-cell>
          <table:table-cell office:value-type="string" calcext:value-type="string">
            <text:p>kulturalny</text:p>
          </table:table-cell>
          <table:table-cell table:number-columns-repeated="9"/>
          <table:table-cell office:value-type="float" office:value="103" calcext:value-type="float">
            <text:p>103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культурный</text:p>
          </table:table-cell>
          <table:table-cell table:number-columns-repeated="9"/>
          <table:table-cell office:value-type="float" office:value="104" calcext:value-type="float">
            <text:p>104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7" office:value-type="string" calcext:value-type="string">
            <text:p>zaleta</text:p>
          </table:table-cell>
          <table:table-cell office:value-type="string" calcext:value-type="string">
            <text:p>wychowany</text:p>
          </table:table-cell>
          <table:table-cell table:number-columns-repeated="9"/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образованный</text:p>
          </table:table-cell>
          <table:table-cell table:number-columns-repeated="9"/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3" office:value-type="string" calcext:value-type="string">
            <text:p>zaleta</text:p>
          </table:table-cell>
          <table:table-cell office:value-type="string" calcext:value-type="string">
            <text:p>sprytny</text:p>
          </table:table-cell>
          <table:table-cell table:number-columns-repeated="9"/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умный</text:p>
          </table:table-cell>
          <table:table-cell table:number-columns-repeated="9"/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9" office:value-type="string" calcext:value-type="string">
            <text:p>zaleta</text:p>
          </table:table-cell>
          <table:table-cell office:value-type="string" calcext:value-type="string">
            <text:p>bystry</text:p>
          </table:table-cell>
          <table:table-cell table:number-columns-repeated="9"/>
          <table:table-cell office:value-type="float" office:value="109" calcext:value-type="float">
            <text:p>109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сообразительный</text:p>
          </table:table-cell>
          <table:table-cell table:number-columns-repeated="9"/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0" office:value-type="string" calcext:value-type="string">
            <text:p>zaleta</text:p>
          </table:table-cell>
          <table:table-cell office:value-type="string" calcext:value-type="string">
            <text:p>uparty</text:p>
          </table:table-cell>
          <table:table-cell table:number-columns-repeated="9"/>
          <table:table-cell office:value-type="float" office:value="111" calcext:value-type="float">
            <text:p>111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упрямый</text:p>
          </table:table-cell>
          <table:table-cell table:number-columns-repeated="9"/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6" office:value-type="string" calcext:value-type="string">
            <text:p>zaleta</text:p>
          </table:table-cell>
          <table:table-cell office:value-type="string" calcext:value-type="string">
            <text:p>elokwentny</text:p>
          </table:table-cell>
          <table:table-cell table:number-columns-repeated="9"/>
          <table:table-cell office:value-type="float" office:value="113" calcext:value-type="float">
            <text:p>113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красноречивый</text:p>
          </table:table-cell>
          <table:table-cell table:number-columns-repeated="9"/>
          <table:table-cell office:value-type="float" office:value="114" calcext:value-type="float">
            <text:p>114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63" office:value-type="string" calcext:value-type="string">
            <text:p>wada</text:p>
          </table:table-cell>
          <table:table-cell office:value-type="string" calcext:value-type="string">
            <text:p>smutny</text:p>
          </table:table-cell>
          <table:table-cell table:number-columns-repeated="9"/>
          <table:table-cell office:value-type="float" office:value="115" calcext:value-type="float">
            <text:p>115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ce363" office:value-type="string" calcext:value-type="string">
            <text:p>недостаток</text:p>
          </table:table-cell>
          <table:table-cell office:value-type="string" calcext:value-type="string">
            <text:p>грустный</text:p>
          </table:table-cell>
          <table:table-cell table:number-columns-repeated="9"/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8" office:value-type="string" calcext:value-type="string">
            <text:p>wada</text:p>
          </table:table-cell>
          <table:table-cell office:value-type="string" calcext:value-type="string">
            <text:p>ponury</text:p>
          </table:table-cell>
          <table:table-cell table:number-columns-repeated="9"/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ce278" office:value-type="string" calcext:value-type="string">
            <text:p>недостаток</text:p>
          </table:table-cell>
          <table:table-cell office:value-type="string" calcext:value-type="string">
            <text:p>тоскливый</text:p>
          </table:table-cell>
          <table:table-cell table:number-columns-repeated="9"/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9" office:value-type="string" calcext:value-type="string">
            <text:p>zaleta</text:p>
          </table:table-cell>
          <table:table-cell office:value-type="string" calcext:value-type="string">
            <text:p>wesoły</text:p>
          </table:table-cell>
          <table:table-cell table:number-columns-repeated="9"/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веселый</text:p>
          </table:table-cell>
          <table:table-cell table:number-columns-repeated="9"/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80" office:value-type="string" calcext:value-type="string">
            <text:p>zaleta</text:p>
          </table:table-cell>
          <table:table-cell office:value-type="string" calcext:value-type="string">
            <text:p>dowcipny z humorem</text:p>
          </table:table-cell>
          <table:table-cell table:number-columns-repeated="9"/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с остроумным юмором</text:p>
          </table:table-cell>
          <table:table-cell table:number-columns-repeated="9"/>
          <table:table-cell office:value-type="float" office:value="122" calcext:value-type="float">
            <text:p>122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81" office:value-type="string" calcext:value-type="string">
            <text:p>zaleta</text:p>
          </table:table-cell>
          <table:table-cell office:value-type="string" calcext:value-type="string">
            <text:p>pogodny</text:p>
          </table:table-cell>
          <table:table-cell table:number-columns-repeated="9"/>
          <table:table-cell office:value-type="float" office:value="123" calcext:value-type="float">
            <text:p>123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веселый</text:p>
          </table:table-cell>
          <table:table-cell table:number-columns-repeated="9"/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68" office:value-type="string" calcext:value-type="string">
            <text:p>wada</text:p>
          </table:table-cell>
          <table:table-cell office:value-type="string" calcext:value-type="string">
            <text:p>skąpy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ce368" office:value-type="string" calcext:value-type="string">
            <text:p>недостаток</text:p>
          </table:table-cell>
          <table:table-cell office:value-type="string" calcext:value-type="string">
            <text:p>скупой</text:p>
          </table:table-cell>
          <table:table-cell table:number-columns-repeated="9"/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8" office:value-type="string" calcext:value-type="string">
            <text:p>zaleta</text:p>
          </table:table-cell>
          <table:table-cell office:value-type="string" calcext:value-type="string">
            <text:p>oszczędny</text:p>
          </table:table-cell>
          <table:table-cell table:number-columns-repeated="9"/>
          <table:table-cell office:value-type="float" office:value="127" calcext:value-type="float">
            <text:p>127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экономный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71" office:value-type="string" calcext:value-type="string">
            <text:p>wada</text:p>
          </table:table-cell>
          <table:table-cell office:value-type="string" calcext:value-type="string">
            <text:p>rozrzutny</text:p>
          </table:table-cell>
          <table:table-cell table:number-columns-repeated="9"/>
          <table:table-cell office:value-type="float" office:value="129" calcext:value-type="float">
            <text:p>129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ce371" office:value-type="string" calcext:value-type="string">
            <text:p>недостаток</text:p>
          </table:table-cell>
          <table:table-cell office:value-type="string" calcext:value-type="string">
            <text:p>расточать</text:p>
          </table:table-cell>
          <table:table-cell table:number-columns-repeated="9"/>
          <table:table-cell office:value-type="float" office:value="130" calcext:value-type="float">
            <text:p>130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72" office:value-type="string" calcext:value-type="string">
            <text:p>zaleta</text:p>
          </table:table-cell>
          <table:table-cell office:value-type="string" calcext:value-type="string">
            <text:p>gościnny</text:p>
          </table:table-cell>
          <table:table-cell table:number-columns-repeated="9"/>
          <table:table-cell office:value-type="float" office:value="131" calcext:value-type="float">
            <text:p>131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гостеприимный</text:p>
          </table:table-cell>
          <table:table-cell table:number-columns-repeated="9"/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86" office:value-type="string" calcext:value-type="string">
            <text:p>zaleta</text:p>
          </table:table-cell>
          <table:table-cell office:value-type="string" calcext:value-type="string">
            <text:p>tolerancyjny</text:p>
          </table:table-cell>
          <table:table-cell table:number-columns-repeated="9"/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терпимый</text:p>
          </table:table-cell>
          <table:table-cell table:number-columns-repeated="9"/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87" office:value-type="string" calcext:value-type="string">
            <text:p>wada</text:p>
          </table:table-cell>
          <table:table-cell office:value-type="string" calcext:value-type="string">
            <text:p>zarozumiały</text:p>
          </table:table-cell>
          <table:table-cell table:number-columns-repeated="9"/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ce287" office:value-type="string" calcext:value-type="string">
            <text:p>недостаток</text:p>
          </table:table-cell>
          <table:table-cell office:value-type="string" calcext:value-type="string">
            <text:p>тщеславный</text:p>
          </table:table-cell>
          <table:table-cell table:number-columns-repeated="9"/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88" office:value-type="string" calcext:value-type="string">
            <text:p>zaleta</text:p>
          </table:table-cell>
          <table:table-cell office:value-type="string" calcext:value-type="string">
            <text:p>pewny sobie</text:p>
          </table:table-cell>
          <table:table-cell table:number-columns-repeated="9"/>
          <table:table-cell office:value-type="float" office:value="137" calcext:value-type="float">
            <text:p>137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уверенный в себе</text:p>
          </table:table-cell>
          <table:table-cell table:number-columns-repeated="9"/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82" office:value-type="string" calcext:value-type="string">
            <text:p>wada</text:p>
          </table:table-cell>
          <table:table-cell office:value-type="string" calcext:value-type="string">
            <text:p>gadatliwy</text:p>
          </table:table-cell>
          <table:table-cell table:number-columns-repeated="9"/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ce382" office:value-type="string" calcext:value-type="string">
            <text:p>недостаток</text:p>
          </table:table-cell>
          <table:table-cell office:value-type="string" calcext:value-type="string">
            <text:p>болтливый</text:p>
          </table:table-cell>
          <table:table-cell table:number-columns-repeated="9"/>
          <table:table-cell office:value-type="float" office:value="140" calcext:value-type="float">
            <text:p>140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90" office:value-type="string" calcext:value-type="string">
            <text:p>zaleta</text:p>
          </table:table-cell>
          <table:table-cell office:value-type="string" calcext:value-type="string">
            <text:p>małomowny</text:p>
          </table:table-cell>
          <table:table-cell table:number-columns-repeated="9"/>
          <table:table-cell office:value-type="float" office:value="141" calcext:value-type="float">
            <text:p>141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неразговорчивый</text:p>
          </table:table-cell>
          <table:table-cell table:number-columns-repeated="9"/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91" office:value-type="string" calcext:value-type="string">
            <text:p>zaleta</text:p>
          </table:table-cell>
          <table:table-cell office:value-type="string" calcext:value-type="string">
            <text:p>optymista</text:p>
          </table:table-cell>
          <table:table-cell table:number-columns-repeated="9"/>
          <table:table-cell office:value-type="float" office:value="143" calcext:value-type="float">
            <text:p>143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оптимист</text:p>
          </table:table-cell>
          <table:table-cell table:number-columns-repeated="9"/>
          <table:table-cell office:value-type="float" office:value="144" calcext:value-type="float">
            <text:p>144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92" office:value-type="string" calcext:value-type="string">
            <text:p>wada</text:p>
          </table:table-cell>
          <table:table-cell office:value-type="string" calcext:value-type="string">
            <text:p>pesymista</text:p>
          </table:table-cell>
          <table:table-cell table:number-columns-repeated="9"/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9">
          <table:table-cell table:style-name="ce260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/>
          <table:table-cell table:style-name="ce274" office:value-type="string" calcext:value-type="string">
            <text:p>прилагательное</text:p>
          </table:table-cell>
          <table:table-cell table:style-name="ce292" office:value-type="string" calcext:value-type="string">
            <text:p>недостаток</text:p>
          </table:table-cell>
          <table:table-cell office:value-type="string" calcext:value-type="string">
            <text:p>пессимист</text:p>
          </table:table-cell>
          <table:table-cell table:number-columns-repeated="9"/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6" table:number-rows-repeated="53">
          <table:table-cell table:style-name="ce102" table:number-columns-repeated="2"/>
          <table:table-cell/>
          <table:table-cell table:style-name="ce102"/>
          <table:table-cell table:number-columns-repeated="1020"/>
        </table:table-row>
        <table:table-row table:style-name="ro6">
          <table:table-cell table:style-name="ce102" table:number-columns-repeated="2"/>
          <table:table-cell/>
          <table:table-cell table:style-name="ce102"/>
          <table:table-cell table:number-columns-repeated="1020"/>
        </table:table-row>
        <calcext:conditional-formats>
          <calcext:conditional-format calcext:target-range-address="falshCardA2.G3:falshCardA2.O4 falshCardA2.C3:falshCardA2.C5 falshCardA2.G5:falshCardA2.G5 falshCardA2.I5:falshCardA2.O5">
            <calcext:condition calcext:apply-style-name="Безымянный2" calcext:value="=&quot;rzeczownik&quot;" calcext:base-cell-address="falshCardA2.C3"/>
          </calcext:conditional-format>
          <calcext:conditional-format calcext:target-range-address="falshCardA2.A3:falshCardA2.A3 falshCardA2.A5:falshCardA2.A5 falshCardA2.A7:falshCardA2.A7 falshCardA2.A9:falshCardA2.A9 falshCardA2.A11:falshCardA2.A11 falshCardA2.A13:falshCardA2.A13 falshCardA2.A15:falshCardA2.A15 falshCardA2.A17:falshCardA2.A17 falshCardA2.A19:falshCardA2.A19 falshCardA2.A21:falshCardA2.A21 falshCardA2.A23:falshCardA2.A23 falshCardA2.A25:falshCardA2.A25 falshCardA2.A27:falshCardA2.A27 falshCardA2.A29:falshCardA2.A29 falshCardA2.A31:falshCardA2.A31 falshCardA2.A33:falshCardA2.A33 falshCardA2.A35:falshCardA2.A35 falshCardA2.A37:falshCardA2.A37 falshCardA2.A39:falshCardA2.A39 falshCardA2.A41:falshCardA2.A41 falshCardA2.A43:falshCardA2.A43 falshCardA2.A45:falshCardA2.A45 falshCardA2.A47:falshCardA2.A47 falshCardA2.A49:falshCardA2.A49 falshCardA2.A51:falshCardA2.A51 falshCardA2.A53:falshCardA2.A53 falshCardA2.A55:falshCardA2.A55 falshCardA2.A57:falshCardA2.A57 falshCardA2.A59:falshCardA2.A59 falshCardA2.A61:falshCardA2.A61 falshCardA2.A63:falshCardA2.A63 falshCardA2.A65:falshCardA2.A65 falshCardA2.A67:falshCardA2.A67 falshCardA2.A69:falshCardA2.A69 falshCardA2.A71:falshCardA2.A71 falshCardA2.A73:falshCardA2.A73 falshCardA2.A75:falshCardA2.A75 falshCardA2.A77:falshCardA2.A77 falshCardA2.A79:falshCardA2.A79 falshCardA2.A81:falshCardA2.A81 falshCardA2.A83:falshCardA2.A83 falshCardA2.A85:falshCardA2.A85 falshCardA2.A87:falshCardA2.A87 falshCardA2.A89:falshCardA2.A89 falshCardA2.A91:falshCardA2.A91 falshCardA2.A93:falshCardA2.A93 falshCardA2.A95:falshCardA2.A95 falshCardA2.A97:falshCardA2.A97 falshCardA2.A99:falshCardA2.A99 falshCardA2.A101:falshCardA2.A101 falshCardA2.A103:falshCardA2.A103 falshCardA2.A105:falshCardA2.A105 falshCardA2.A107:falshCardA2.A107 falshCardA2.A109:falshCardA2.A109 falshCardA2.A111:falshCardA2.A111 falshCardA2.A113:falshCardA2.A113 falshCardA2.A115:falshCardA2.A115 falshCardA2.A117:falshCardA2.A117 falshCardA2.A119:falshCardA2.A119 falshCardA2.A121:falshCardA2.A121 falshCardA2.A123:falshCardA2.A123 falshCardA2.A125:falshCardA2.A125 falshCardA2.A127:falshCardA2.A127 falshCardA2.A129:falshCardA2.A129 falshCardA2.A131:falshCardA2.A131 falshCardA2.A133:falshCardA2.A133 falshCardA2.A135:falshCardA2.A135 falshCardA2.A137:falshCardA2.A137 falshCardA2.A139:falshCardA2.A139 falshCardA2.A141:falshCardA2.A141 falshCardA2.A143:falshCardA2.A143 falshCardA2.A145:falshCardA2.A145 falshCardA2.A147:falshCardA2.A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2.A3:falshCardA2.A3 falshCardA2.A5:falshCardA2.A5 falshCardA2.A7:falshCardA2.A7 falshCardA2.A9:falshCardA2.A9 falshCardA2.A11:falshCardA2.A11 falshCardA2.A13:falshCardA2.A13 falshCardA2.A15:falshCardA2.A15 falshCardA2.A17:falshCardA2.A17 falshCardA2.A19:falshCardA2.A19 falshCardA2.A21:falshCardA2.A21 falshCardA2.A23:falshCardA2.A23 falshCardA2.A25:falshCardA2.A25 falshCardA2.A27:falshCardA2.A27 falshCardA2.A29:falshCardA2.A29 falshCardA2.A31:falshCardA2.A31 falshCardA2.A33:falshCardA2.A33 falshCardA2.A35:falshCardA2.A35 falshCardA2.A37:falshCardA2.A37 falshCardA2.A39:falshCardA2.A39 falshCardA2.A41:falshCardA2.A41 falshCardA2.A43:falshCardA2.A43 falshCardA2.A45:falshCardA2.A45 falshCardA2.A47:falshCardA2.A47 falshCardA2.A49:falshCardA2.A49 falshCardA2.A51:falshCardA2.A51 falshCardA2.A53:falshCardA2.A53 falshCardA2.A55:falshCardA2.A55 falshCardA2.A57:falshCardA2.A57 falshCardA2.A59:falshCardA2.A59 falshCardA2.A61:falshCardA2.A61 falshCardA2.A63:falshCardA2.A63 falshCardA2.A65:falshCardA2.A65 falshCardA2.A67:falshCardA2.A67 falshCardA2.A69:falshCardA2.A69 falshCardA2.A71:falshCardA2.A71 falshCardA2.A73:falshCardA2.A73 falshCardA2.A75:falshCardA2.A75 falshCardA2.A77:falshCardA2.A77 falshCardA2.A79:falshCardA2.A79 falshCardA2.A81:falshCardA2.A81 falshCardA2.A83:falshCardA2.A83 falshCardA2.A85:falshCardA2.A85 falshCardA2.A87:falshCardA2.A87 falshCardA2.A89:falshCardA2.A89 falshCardA2.A91:falshCardA2.A91 falshCardA2.A93:falshCardA2.A93 falshCardA2.A95:falshCardA2.A95 falshCardA2.A97:falshCardA2.A97 falshCardA2.A99:falshCardA2.A99 falshCardA2.A101:falshCardA2.A101 falshCardA2.A103:falshCardA2.A103 falshCardA2.A105:falshCardA2.A105 falshCardA2.A107:falshCardA2.A107 falshCardA2.A109:falshCardA2.A109 falshCardA2.A111:falshCardA2.A111 falshCardA2.A113:falshCardA2.A113 falshCardA2.A115:falshCardA2.A115 falshCardA2.A117:falshCardA2.A117 falshCardA2.A119:falshCardA2.A119 falshCardA2.A121:falshCardA2.A121 falshCardA2.A123:falshCardA2.A123 falshCardA2.A125:falshCardA2.A125 falshCardA2.A127:falshCardA2.A127 falshCardA2.A129:falshCardA2.A129 falshCardA2.A131:falshCardA2.A131 falshCardA2.A133:falshCardA2.A133 falshCardA2.A135:falshCardA2.A135 falshCardA2.A137:falshCardA2.A137 falshCardA2.A139:falshCardA2.A139 falshCardA2.A141:falshCardA2.A141 falshCardA2.A143:falshCardA2.A143 falshCardA2.A145:falshCardA2.A145 falshCardA2.A147:falshCardA2.A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2.A4:falshCardA2.A4 falshCardA2.A6:falshCardA2.A6 falshCardA2.A8:falshCardA2.A8 falshCardA2.A10:falshCardA2.A10 falshCardA2.A12:falshCardA2.A12 falshCardA2.A14:falshCardA2.A14 falshCardA2.A16:falshCardA2.A16 falshCardA2.A18:falshCardA2.A18 falshCardA2.A20:falshCardA2.A20 falshCardA2.A22:falshCardA2.A22 falshCardA2.A24:falshCardA2.A24 falshCardA2.A26:falshCardA2.A26 falshCardA2.A28:falshCardA2.A28 falshCardA2.A30:falshCardA2.A30 falshCardA2.A32:falshCardA2.A32 falshCardA2.A34:falshCardA2.A34 falshCardA2.A36:falshCardA2.A36 falshCardA2.A38:falshCardA2.A38 falshCardA2.A40:falshCardA2.A40 falshCardA2.A42:falshCardA2.A42 falshCardA2.A44:falshCardA2.A44 falshCardA2.A46:falshCardA2.A46 falshCardA2.A48:falshCardA2.A48 falshCardA2.A50:falshCardA2.A50 falshCardA2.A52:falshCardA2.A52 falshCardA2.A54:falshCardA2.A54 falshCardA2.A56:falshCardA2.A56 falshCardA2.A58:falshCardA2.A58 falshCardA2.A60:falshCardA2.A60 falshCardA2.A62:falshCardA2.A62 falshCardA2.A64:falshCardA2.A64 falshCardA2.A66:falshCardA2.A66 falshCardA2.A68:falshCardA2.A68 falshCardA2.A70:falshCardA2.A70 falshCardA2.A72:falshCardA2.A72 falshCardA2.A74:falshCardA2.A74 falshCardA2.A76:falshCardA2.A76 falshCardA2.A78:falshCardA2.A78 falshCardA2.A80:falshCardA2.A80 falshCardA2.A82:falshCardA2.A82 falshCardA2.A84:falshCardA2.A84 falshCardA2.A86:falshCardA2.A86 falshCardA2.A88:falshCardA2.A88 falshCardA2.A90:falshCardA2.A90 falshCardA2.A92:falshCardA2.A92 falshCardA2.A94:falshCardA2.A94 falshCardA2.A96:falshCardA2.A96 falshCardA2.A98:falshCardA2.A98 falshCardA2.A100:falshCardA2.A100 falshCardA2.A102:falshCardA2.A102 falshCardA2.A104:falshCardA2.A104 falshCardA2.A106:falshCardA2.A106 falshCardA2.A108:falshCardA2.A108 falshCardA2.A110:falshCardA2.A110 falshCardA2.A112:falshCardA2.A112 falshCardA2.A114:falshCardA2.A114 falshCardA2.A116:falshCardA2.A116 falshCardA2.A118:falshCardA2.A118 falshCardA2.A120:falshCardA2.A120 falshCardA2.A122:falshCardA2.A122 falshCardA2.A124:falshCardA2.A124 falshCardA2.A126:falshCardA2.A126 falshCardA2.A128:falshCardA2.A128 falshCardA2.A130:falshCardA2.A130 falshCardA2.A132:falshCardA2.A132 falshCardA2.A134:falshCardA2.A134 falshCardA2.A136:falshCardA2.A136 falshCardA2.A138:falshCardA2.A138 falshCardA2.A140:falshCardA2.A140 falshCardA2.A142:falshCardA2.A142 falshCardA2.A144:falshCardA2.A144 falshCardA2.A146:falshCardA2.A146 falshCardA2.A148:falshCardA2.A1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2.A4:falshCardA2.A4 falshCardA2.A6:falshCardA2.A6 falshCardA2.A8:falshCardA2.A8 falshCardA2.A10:falshCardA2.A10 falshCardA2.A12:falshCardA2.A12 falshCardA2.A14:falshCardA2.A14 falshCardA2.A16:falshCardA2.A16 falshCardA2.A18:falshCardA2.A18 falshCardA2.A20:falshCardA2.A20 falshCardA2.A22:falshCardA2.A22 falshCardA2.A24:falshCardA2.A24 falshCardA2.A26:falshCardA2.A26 falshCardA2.A28:falshCardA2.A28 falshCardA2.A30:falshCardA2.A30 falshCardA2.A32:falshCardA2.A32 falshCardA2.A34:falshCardA2.A34 falshCardA2.A36:falshCardA2.A36 falshCardA2.A38:falshCardA2.A38 falshCardA2.A40:falshCardA2.A40 falshCardA2.A42:falshCardA2.A42 falshCardA2.A44:falshCardA2.A44 falshCardA2.A46:falshCardA2.A46 falshCardA2.A48:falshCardA2.A48 falshCardA2.A50:falshCardA2.A50 falshCardA2.A52:falshCardA2.A52 falshCardA2.A54:falshCardA2.A54 falshCardA2.A56:falshCardA2.A56 falshCardA2.A58:falshCardA2.A58 falshCardA2.A60:falshCardA2.A60 falshCardA2.A62:falshCardA2.A62 falshCardA2.A64:falshCardA2.A64 falshCardA2.A66:falshCardA2.A66 falshCardA2.A68:falshCardA2.A68 falshCardA2.A70:falshCardA2.A70 falshCardA2.A72:falshCardA2.A72 falshCardA2.A74:falshCardA2.A74 falshCardA2.A76:falshCardA2.A76 falshCardA2.A78:falshCardA2.A78 falshCardA2.A80:falshCardA2.A80 falshCardA2.A82:falshCardA2.A82 falshCardA2.A84:falshCardA2.A84 falshCardA2.A86:falshCardA2.A86 falshCardA2.A88:falshCardA2.A88 falshCardA2.A90:falshCardA2.A90 falshCardA2.A92:falshCardA2.A92 falshCardA2.A94:falshCardA2.A94 falshCardA2.A96:falshCardA2.A96 falshCardA2.A98:falshCardA2.A98 falshCardA2.A100:falshCardA2.A100 falshCardA2.A102:falshCardA2.A102 falshCardA2.A104:falshCardA2.A104 falshCardA2.A106:falshCardA2.A106 falshCardA2.A108:falshCardA2.A108 falshCardA2.A110:falshCardA2.A110 falshCardA2.A112:falshCardA2.A112 falshCardA2.A114:falshCardA2.A114 falshCardA2.A116:falshCardA2.A116 falshCardA2.A118:falshCardA2.A118 falshCardA2.A120:falshCardA2.A120 falshCardA2.A122:falshCardA2.A122 falshCardA2.A124:falshCardA2.A124 falshCardA2.A126:falshCardA2.A126 falshCardA2.A128:falshCardA2.A128 falshCardA2.A130:falshCardA2.A130 falshCardA2.A132:falshCardA2.A132 falshCardA2.A134:falshCardA2.A134 falshCardA2.A136:falshCardA2.A136 falshCardA2.A138:falshCardA2.A138 falshCardA2.A140:falshCardA2.A140 falshCardA2.A142:falshCardA2.A142 falshCardA2.A144:falshCardA2.A144 falshCardA2.A146:falshCardA2.A146 falshCardA2.A148:falshCardA2.A1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2.B3:falshCardA2.B3 falshCardA2.B5:falshCardA2.B5 falshCardA2.B7:falshCardA2.B7 falshCardA2.B9:falshCardA2.B9 falshCardA2.B11:falshCardA2.B11 falshCardA2.B13:falshCardA2.B13 falshCardA2.B15:falshCardA2.B15 falshCardA2.B17:falshCardA2.B17 falshCardA2.B19:falshCardA2.B19 falshCardA2.B21:falshCardA2.B21 falshCardA2.B23:falshCardA2.B23 falshCardA2.B25:falshCardA2.B25 falshCardA2.B27:falshCardA2.B27 falshCardA2.B29:falshCardA2.B29 falshCardA2.B31:falshCardA2.B31 falshCardA2.B33:falshCardA2.B33 falshCardA2.B35:falshCardA2.B35 falshCardA2.B37:falshCardA2.B37 falshCardA2.B39:falshCardA2.B39 falshCardA2.B41:falshCardA2.B41 falshCardA2.B43:falshCardA2.B43 falshCardA2.B45:falshCardA2.B45 falshCardA2.B47:falshCardA2.B47 falshCardA2.B49:falshCardA2.B49 falshCardA2.B51:falshCardA2.B51 falshCardA2.B53:falshCardA2.B53 falshCardA2.B55:falshCardA2.B55 falshCardA2.B57:falshCardA2.B57 falshCardA2.B59:falshCardA2.B59 falshCardA2.B61:falshCardA2.B61 falshCardA2.B63:falshCardA2.B63 falshCardA2.B65:falshCardA2.B65 falshCardA2.B67:falshCardA2.B67 falshCardA2.B69:falshCardA2.B69 falshCardA2.B71:falshCardA2.B71 falshCardA2.B73:falshCardA2.B73 falshCardA2.B75:falshCardA2.B75 falshCardA2.B77:falshCardA2.B77 falshCardA2.B79:falshCardA2.B79 falshCardA2.B81:falshCardA2.B81 falshCardA2.B83:falshCardA2.B83 falshCardA2.B85:falshCardA2.B85 falshCardA2.B87:falshCardA2.B87 falshCardA2.B89:falshCardA2.B89 falshCardA2.B91:falshCardA2.B91 falshCardA2.B93:falshCardA2.B93 falshCardA2.B95:falshCardA2.B95 falshCardA2.B97:falshCardA2.B97 falshCardA2.B99:falshCardA2.B99 falshCardA2.B101:falshCardA2.B101 falshCardA2.B103:falshCardA2.B103 falshCardA2.B105:falshCardA2.B105 falshCardA2.B107:falshCardA2.B107 falshCardA2.B109:falshCardA2.B109 falshCardA2.B111:falshCardA2.B111 falshCardA2.B113:falshCardA2.B113 falshCardA2.B115:falshCardA2.B115 falshCardA2.B117:falshCardA2.B117 falshCardA2.B119:falshCardA2.B119 falshCardA2.B121:falshCardA2.B121 falshCardA2.B123:falshCardA2.B123 falshCardA2.B125:falshCardA2.B125 falshCardA2.B127:falshCardA2.B127 falshCardA2.B129:falshCardA2.B129 falshCardA2.B131:falshCardA2.B131 falshCardA2.B133:falshCardA2.B133 falshCardA2.B135:falshCardA2.B135 falshCardA2.B137:falshCardA2.B137 falshCardA2.B139:falshCardA2.B139 falshCardA2.B141:falshCardA2.B141 falshCardA2.B143:falshCardA2.B143 falshCardA2.B145:falshCardA2.B145 falshCardA2.B147:falshCardA2.B147">
            <calcext:condition calcext:apply-style-name="Безымянный2" calcext:value="=&quot;rzeczownik&quot;" calcext:base-cell-address="falshCardA2.B3"/>
          </calcext:conditional-format>
          <calcext:conditional-format calcext:target-range-address="falshCardA2.B4:falshCardA2.B4 falshCardA2.B6:falshCardA2.B6 falshCardA2.B8:falshCardA2.B8 falshCardA2.B10:falshCardA2.B10 falshCardA2.B12:falshCardA2.B12 falshCardA2.B14:falshCardA2.B14 falshCardA2.B16:falshCardA2.B16 falshCardA2.B18:falshCardA2.B18 falshCardA2.B20:falshCardA2.B20 falshCardA2.B22:falshCardA2.B22 falshCardA2.B24:falshCardA2.B24 falshCardA2.B26:falshCardA2.B26 falshCardA2.B28:falshCardA2.B28 falshCardA2.B30:falshCardA2.B30 falshCardA2.B32:falshCardA2.B32 falshCardA2.B34:falshCardA2.B34 falshCardA2.B36:falshCardA2.B36 falshCardA2.B38:falshCardA2.B38 falshCardA2.B40:falshCardA2.B40 falshCardA2.B42:falshCardA2.B42 falshCardA2.B44:falshCardA2.B44 falshCardA2.B46:falshCardA2.B46 falshCardA2.B48:falshCardA2.B48 falshCardA2.B50:falshCardA2.B50 falshCardA2.B52:falshCardA2.B52 falshCardA2.B54:falshCardA2.B54 falshCardA2.B56:falshCardA2.B56 falshCardA2.B58:falshCardA2.B58 falshCardA2.B60:falshCardA2.B60 falshCardA2.B62:falshCardA2.B62 falshCardA2.B64:falshCardA2.B64 falshCardA2.B66:falshCardA2.B66 falshCardA2.B68:falshCardA2.B68 falshCardA2.B70:falshCardA2.B70 falshCardA2.B72:falshCardA2.B72 falshCardA2.B74:falshCardA2.B74 falshCardA2.B76:falshCardA2.B76 falshCardA2.B78:falshCardA2.B78 falshCardA2.B80:falshCardA2.B80 falshCardA2.B82:falshCardA2.B82 falshCardA2.B84:falshCardA2.B84 falshCardA2.B86:falshCardA2.B86 falshCardA2.B88:falshCardA2.B88 falshCardA2.B90:falshCardA2.B90 falshCardA2.B92:falshCardA2.B92 falshCardA2.B94:falshCardA2.B94 falshCardA2.B96:falshCardA2.B96 falshCardA2.B98:falshCardA2.B98 falshCardA2.B100:falshCardA2.B100 falshCardA2.B102:falshCardA2.B102 falshCardA2.B104:falshCardA2.B104 falshCardA2.B106:falshCardA2.B106 falshCardA2.B108:falshCardA2.B108 falshCardA2.B110:falshCardA2.B110 falshCardA2.B112:falshCardA2.B112 falshCardA2.B114:falshCardA2.B114 falshCardA2.B116:falshCardA2.B116 falshCardA2.B118:falshCardA2.B118 falshCardA2.B120:falshCardA2.B120 falshCardA2.B122:falshCardA2.B122 falshCardA2.B124:falshCardA2.B124 falshCardA2.B126:falshCardA2.B126 falshCardA2.B128:falshCardA2.B128 falshCardA2.B130:falshCardA2.B130 falshCardA2.B132:falshCardA2.B132 falshCardA2.B134:falshCardA2.B134 falshCardA2.B136:falshCardA2.B136 falshCardA2.B138:falshCardA2.B138 falshCardA2.B140:falshCardA2.B140 falshCardA2.B142:falshCardA2.B142 falshCardA2.B144:falshCardA2.B144 falshCardA2.B146:falshCardA2.B146 falshCardA2.B148:falshCardA2.B148">
            <calcext:condition calcext:apply-style-name="Безымянный2" calcext:value="=&quot;rzeczownik&quot;" calcext:base-cell-address="falshCardA2.B4"/>
          </calcext:conditional-format>
          <calcext:conditional-format calcext:target-range-address="falshCardA2.I1:falshCardA2.L1 falshCardA2.A1:falshCardA2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2.O1:falshCardA2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2.H1:falshCardA2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2.M1:falshCardA2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2.F3:falshCardA2.F5">
            <calcext:condition calcext:apply-style-name="Безымянный2" calcext:value="=&quot;rzeczownik&quot;" calcext:base-cell-address="falshCardA2.F3"/>
          </calcext:conditional-format>
          <calcext:conditional-format calcext:target-range-address="falshCardA2.E3:falshCardA2.E5">
            <calcext:condition calcext:apply-style-name="Безымянный2" calcext:value="=&quot;rzeczownik&quot;" calcext:base-cell-address="falshCardA2.E3"/>
          </calcext:conditional-format>
          <calcext:conditional-format calcext:target-range-address="falshCardA2.E17:falshCardA2.E17">
            <calcext:condition calcext:apply-style-name="Безымянный2" calcext:value="=&quot;rzeczownik&quot;" calcext:base-cell-address="falshCardA2.E17"/>
          </calcext:conditional-format>
          <calcext:conditional-format calcext:target-range-address="falshCardA2.E19:falshCardA2.E19">
            <calcext:condition calcext:apply-style-name="Безымянный2" calcext:value="=&quot;rzeczownik&quot;" calcext:base-cell-address="falshCardA2.E19"/>
          </calcext:conditional-format>
          <calcext:conditional-format calcext:target-range-address="falshCardA2.E21:falshCardA2.E21">
            <calcext:condition calcext:apply-style-name="Безымянный2" calcext:value="=&quot;rzeczownik&quot;" calcext:base-cell-address="falshCardA2.E21"/>
          </calcext:conditional-format>
          <calcext:conditional-format calcext:target-range-address="falshCardA2.E145:falshCardA2.E145">
            <calcext:condition calcext:apply-style-name="Безымянный2" calcext:value="=&quot;rzeczownik&quot;" calcext:base-cell-address="falshCardA2.E145"/>
          </calcext:conditional-format>
          <calcext:conditional-format calcext:target-range-address="falshCardA2.E143:falshCardA2.E143">
            <calcext:condition calcext:apply-style-name="Безымянный2" calcext:value="=&quot;rzeczownik&quot;" calcext:base-cell-address="falshCardA2.E143"/>
          </calcext:conditional-format>
          <calcext:conditional-format calcext:target-range-address="falshCardA2.E139:falshCardA2.E139">
            <calcext:condition calcext:apply-style-name="Безымянный2" calcext:value="=&quot;rzeczownik&quot;" calcext:base-cell-address="falshCardA2.E139"/>
          </calcext:conditional-format>
          <calcext:conditional-format calcext:target-range-address="falshCardA2.E135:falshCardA2.E135">
            <calcext:condition calcext:apply-style-name="Безымянный2" calcext:value="=&quot;rzeczownik&quot;" calcext:base-cell-address="falshCardA2.E135"/>
          </calcext:conditional-format>
          <calcext:conditional-format calcext:target-range-address="falshCardA2.E133:falshCardA2.E133">
            <calcext:condition calcext:apply-style-name="Безымянный2" calcext:value="=&quot;rzeczownik&quot;" calcext:base-cell-address="falshCardA2.E133"/>
          </calcext:conditional-format>
          <calcext:conditional-format calcext:target-range-address="falshCardA2.E129:falshCardA2.E129">
            <calcext:condition calcext:apply-style-name="Безымянный2" calcext:value="=&quot;rzeczownik&quot;" calcext:base-cell-address="falshCardA2.E129"/>
          </calcext:conditional-format>
          <calcext:conditional-format calcext:target-range-address="falshCardA2.E125:falshCardA2.E125">
            <calcext:condition calcext:apply-style-name="Безымянный2" calcext:value="=&quot;rzeczownik&quot;" calcext:base-cell-address="falshCardA2.E125"/>
          </calcext:conditional-format>
          <calcext:conditional-format calcext:target-range-address="falshCardA2.E123:falshCardA2.E123">
            <calcext:condition calcext:apply-style-name="Безымянный2" calcext:value="=&quot;rzeczownik&quot;" calcext:base-cell-address="falshCardA2.E123"/>
          </calcext:conditional-format>
          <calcext:conditional-format calcext:target-range-address="falshCardA2.E121:falshCardA2.E121">
            <calcext:condition calcext:apply-style-name="Безымянный2" calcext:value="=&quot;rzeczownik&quot;" calcext:base-cell-address="falshCardA2.E121"/>
          </calcext:conditional-format>
          <calcext:conditional-format calcext:target-range-address="falshCardA2.E115:falshCardA2.E115">
            <calcext:condition calcext:apply-style-name="Безымянный2" calcext:value="=&quot;rzeczownik&quot;" calcext:base-cell-address="falshCardA2.E115"/>
          </calcext:conditional-format>
          <calcext:conditional-format calcext:target-range-address="falshCardA2.E113:falshCardA2.E113">
            <calcext:condition calcext:apply-style-name="Безымянный2" calcext:value="=&quot;rzeczownik&quot;" calcext:base-cell-address="falshCardA2.E113"/>
          </calcext:conditional-format>
          <calcext:conditional-format calcext:target-range-address="falshCardA2.E111:falshCardA2.E111">
            <calcext:condition calcext:apply-style-name="Безымянный2" calcext:value="=&quot;rzeczownik&quot;" calcext:base-cell-address="falshCardA2.E111"/>
          </calcext:conditional-format>
          <calcext:conditional-format calcext:target-range-address="falshCardA2.E109:falshCardA2.E109">
            <calcext:condition calcext:apply-style-name="Безымянный2" calcext:value="=&quot;rzeczownik&quot;" calcext:base-cell-address="falshCardA2.E109"/>
          </calcext:conditional-format>
          <calcext:conditional-format calcext:target-range-address="falshCardA2.E107:falshCardA2.E107">
            <calcext:condition calcext:apply-style-name="Безымянный2" calcext:value="=&quot;rzeczownik&quot;" calcext:base-cell-address="falshCardA2.E107"/>
          </calcext:conditional-format>
          <calcext:conditional-format calcext:target-range-address="falshCardA2.E105:falshCardA2.E105">
            <calcext:condition calcext:apply-style-name="Безымянный2" calcext:value="=&quot;rzeczownik&quot;" calcext:base-cell-address="falshCardA2.E105"/>
          </calcext:conditional-format>
          <calcext:conditional-format calcext:target-range-address="falshCardA2.E103:falshCardA2.E103">
            <calcext:condition calcext:apply-style-name="Безымянный2" calcext:value="=&quot;rzeczownik&quot;" calcext:base-cell-address="falshCardA2.E103"/>
          </calcext:conditional-format>
          <calcext:conditional-format calcext:target-range-address="falshCardA2.E99:falshCardA2.E99">
            <calcext:condition calcext:apply-style-name="Безымянный2" calcext:value="=&quot;rzeczownik&quot;" calcext:base-cell-address="falshCardA2.E99"/>
          </calcext:conditional-format>
          <calcext:conditional-format calcext:target-range-address="falshCardA2.E97:falshCardA2.E97">
            <calcext:condition calcext:apply-style-name="Безымянный2" calcext:value="=&quot;rzeczownik&quot;" calcext:base-cell-address="falshCardA2.E97"/>
          </calcext:conditional-format>
          <calcext:conditional-format calcext:target-range-address="falshCardA2.E95:falshCardA2.E95">
            <calcext:condition calcext:apply-style-name="Безымянный2" calcext:value="=&quot;rzeczownik&quot;" calcext:base-cell-address="falshCardA2.E95"/>
          </calcext:conditional-format>
          <calcext:conditional-format calcext:target-range-address="falshCardA2.E93:falshCardA2.E93">
            <calcext:condition calcext:apply-style-name="Безымянный2" calcext:value="=&quot;rzeczownik&quot;" calcext:base-cell-address="falshCardA2.E93"/>
          </calcext:conditional-format>
          <calcext:conditional-format calcext:target-range-address="falshCardA2.E91:falshCardA2.E91">
            <calcext:condition calcext:apply-style-name="Безымянный2" calcext:value="=&quot;rzeczownik&quot;" calcext:base-cell-address="falshCardA2.E91"/>
          </calcext:conditional-format>
          <calcext:conditional-format calcext:target-range-address="falshCardA2.E89:falshCardA2.E89">
            <calcext:condition calcext:apply-style-name="Безымянный2" calcext:value="=&quot;rzeczownik&quot;" calcext:base-cell-address="falshCardA2.E89"/>
          </calcext:conditional-format>
          <calcext:conditional-format calcext:target-range-address="falshCardA2.E87:falshCardA2.E87">
            <calcext:condition calcext:apply-style-name="Безымянный2" calcext:value="=&quot;rzeczownik&quot;" calcext:base-cell-address="falshCardA2.E87"/>
          </calcext:conditional-format>
          <calcext:conditional-format calcext:target-range-address="falshCardA2.E85:falshCardA2.E85">
            <calcext:condition calcext:apply-style-name="Безымянный2" calcext:value="=&quot;rzeczownik&quot;" calcext:base-cell-address="falshCardA2.E85"/>
          </calcext:conditional-format>
          <calcext:conditional-format calcext:target-range-address="falshCardA2.E83:falshCardA2.E83">
            <calcext:condition calcext:apply-style-name="Безымянный2" calcext:value="=&quot;rzeczownik&quot;" calcext:base-cell-address="falshCardA2.E83"/>
          </calcext:conditional-format>
          <calcext:conditional-format calcext:target-range-address="falshCardA2.E81:falshCardA2.E81">
            <calcext:condition calcext:apply-style-name="Безымянный2" calcext:value="=&quot;rzeczownik&quot;" calcext:base-cell-address="falshCardA2.E81"/>
          </calcext:conditional-format>
          <calcext:conditional-format calcext:target-range-address="falshCardA2.E79:falshCardA2.E79">
            <calcext:condition calcext:apply-style-name="Безымянный2" calcext:value="=&quot;rzeczownik&quot;" calcext:base-cell-address="falshCardA2.E79"/>
          </calcext:conditional-format>
          <calcext:conditional-format calcext:target-range-address="falshCardA2.E77:falshCardA2.E77">
            <calcext:condition calcext:apply-style-name="Безымянный2" calcext:value="=&quot;rzeczownik&quot;" calcext:base-cell-address="falshCardA2.E77"/>
          </calcext:conditional-format>
          <calcext:conditional-format calcext:target-range-address="falshCardA2.E75:falshCardA2.E75">
            <calcext:condition calcext:apply-style-name="Безымянный2" calcext:value="=&quot;rzeczownik&quot;" calcext:base-cell-address="falshCardA2.E75"/>
          </calcext:conditional-format>
          <calcext:conditional-format calcext:target-range-address="falshCardA2.E73:falshCardA2.E73">
            <calcext:condition calcext:apply-style-name="Безымянный2" calcext:value="=&quot;rzeczownik&quot;" calcext:base-cell-address="falshCardA2.E73"/>
          </calcext:conditional-format>
          <calcext:conditional-format calcext:target-range-address="falshCardA2.E71:falshCardA2.E71">
            <calcext:condition calcext:apply-style-name="Безымянный2" calcext:value="=&quot;rzeczownik&quot;" calcext:base-cell-address="falshCardA2.E71"/>
          </calcext:conditional-format>
          <calcext:conditional-format calcext:target-range-address="falshCardA2.E65:falshCardA2.E65">
            <calcext:condition calcext:apply-style-name="Безымянный2" calcext:value="=&quot;rzeczownik&quot;" calcext:base-cell-address="falshCardA2.E65"/>
          </calcext:conditional-format>
          <calcext:conditional-format calcext:target-range-address="falshCardA2.E63:falshCardA2.E63">
            <calcext:condition calcext:apply-style-name="Безымянный2" calcext:value="=&quot;rzeczownik&quot;" calcext:base-cell-address="falshCardA2.E63"/>
          </calcext:conditional-format>
          <calcext:conditional-format calcext:target-range-address="falshCardA2.E61:falshCardA2.E61">
            <calcext:condition calcext:apply-style-name="Безымянный2" calcext:value="=&quot;rzeczownik&quot;" calcext:base-cell-address="falshCardA2.E61"/>
          </calcext:conditional-format>
          <calcext:conditional-format calcext:target-range-address="falshCardA2.E59:falshCardA2.E59">
            <calcext:condition calcext:apply-style-name="Безымянный2" calcext:value="=&quot;rzeczownik&quot;" calcext:base-cell-address="falshCardA2.E59"/>
          </calcext:conditional-format>
          <calcext:conditional-format calcext:target-range-address="falshCardA2.E57:falshCardA2.E57">
            <calcext:condition calcext:apply-style-name="Безымянный2" calcext:value="=&quot;rzeczownik&quot;" calcext:base-cell-address="falshCardA2.E57"/>
          </calcext:conditional-format>
          <calcext:conditional-format calcext:target-range-address="falshCardA2.E55:falshCardA2.E55">
            <calcext:condition calcext:apply-style-name="Безымянный2" calcext:value="=&quot;rzeczownik&quot;" calcext:base-cell-address="falshCardA2.E55"/>
          </calcext:conditional-format>
          <calcext:conditional-format calcext:target-range-address="falshCardA2.E47:falshCardA2.E47">
            <calcext:condition calcext:apply-style-name="Безымянный2" calcext:value="=&quot;rzeczownik&quot;" calcext:base-cell-address="falshCardA2.E47"/>
          </calcext:conditional-format>
          <calcext:conditional-format calcext:target-range-address="falshCardA2.E45:falshCardA2.E45">
            <calcext:condition calcext:apply-style-name="Безымянный2" calcext:value="=&quot;rzeczownik&quot;" calcext:base-cell-address="falshCardA2.E45"/>
          </calcext:conditional-format>
          <calcext:conditional-format calcext:target-range-address="falshCardA2.E43:falshCardA2.E43">
            <calcext:condition calcext:apply-style-name="Безымянный2" calcext:value="=&quot;rzeczownik&quot;" calcext:base-cell-address="falshCardA2.E43"/>
          </calcext:conditional-format>
          <calcext:conditional-format calcext:target-range-address="falshCardA2.E41:falshCardA2.E41">
            <calcext:condition calcext:apply-style-name="Безымянный2" calcext:value="=&quot;rzeczownik&quot;" calcext:base-cell-address="falshCardA2.E41"/>
          </calcext:conditional-format>
          <calcext:conditional-format calcext:target-range-address="falshCardA2.E39:falshCardA2.E39">
            <calcext:condition calcext:apply-style-name="Безымянный2" calcext:value="=&quot;rzeczownik&quot;" calcext:base-cell-address="falshCardA2.E39"/>
          </calcext:conditional-format>
          <calcext:conditional-format calcext:target-range-address="falshCardA2.E31:falshCardA2.E31">
            <calcext:condition calcext:apply-style-name="Безымянный2" calcext:value="=&quot;rzeczownik&quot;" calcext:base-cell-address="falshCardA2.E31"/>
          </calcext:conditional-format>
          <calcext:conditional-format calcext:target-range-address="falshCardA2.E27:falshCardA2.E27">
            <calcext:condition calcext:apply-style-name="Безымянный2" calcext:value="=&quot;rzeczownik&quot;" calcext:base-cell-address="falshCardA2.E27"/>
          </calcext:conditional-format>
          <calcext:conditional-format calcext:target-range-address="falshCardA2.E25:falshCardA2.E25">
            <calcext:condition calcext:apply-style-name="Безымянный2" calcext:value="=&quot;rzeczownik&quot;" calcext:base-cell-address="falshCardA2.E25"/>
          </calcext:conditional-format>
          <calcext:conditional-format calcext:target-range-address="falshCardA2.E23:falshCardA2.E23">
            <calcext:condition calcext:apply-style-name="Безымянный2" calcext:value="=&quot;rzeczownik&quot;" calcext:base-cell-address="falshCardA2.E23"/>
          </calcext:conditional-format>
          <calcext:conditional-format calcext:target-range-address="falshCardA2.E147:falshCardA2.E148">
            <calcext:condition calcext:apply-style-name="Безымянный2" calcext:value="=&quot;rzeczownik&quot;" calcext:base-cell-address="falshCardA2.E147"/>
          </calcext:conditional-format>
          <calcext:conditional-format calcext:target-range-address="falshCardA2.E141:falshCardA2.E142">
            <calcext:condition calcext:apply-style-name="Безымянный2" calcext:value="=&quot;rzeczownik&quot;" calcext:base-cell-address="falshCardA2.E141"/>
          </calcext:conditional-format>
          <calcext:conditional-format calcext:target-range-address="falshCardA2.E137:falshCardA2.E138">
            <calcext:condition calcext:apply-style-name="Безымянный2" calcext:value="=&quot;rzeczownik&quot;" calcext:base-cell-address="falshCardA2.E137"/>
          </calcext:conditional-format>
          <calcext:conditional-format calcext:target-range-address="falshCardA2.E131:falshCardA2.E132">
            <calcext:condition calcext:apply-style-name="Безымянный2" calcext:value="=&quot;rzeczownik&quot;" calcext:base-cell-address="falshCardA2.E131"/>
          </calcext:conditional-format>
          <calcext:conditional-format calcext:target-range-address="falshCardA2.E127:falshCardA2.E128">
            <calcext:condition calcext:apply-style-name="Безымянный2" calcext:value="=&quot;rzeczownik&quot;" calcext:base-cell-address="falshCardA2.E127"/>
          </calcext:conditional-format>
          <calcext:conditional-format calcext:target-range-address="falshCardA2.E117:falshCardA2.E118">
            <calcext:condition calcext:apply-style-name="Безымянный2" calcext:value="=&quot;rzeczownik&quot;" calcext:base-cell-address="falshCardA2.E117"/>
          </calcext:conditional-format>
          <calcext:conditional-format calcext:target-range-address="falshCardA2.E119:falshCardA2.E120">
            <calcext:condition calcext:apply-style-name="Безымянный2" calcext:value="=&quot;rzeczownik&quot;" calcext:base-cell-address="falshCardA2.E119"/>
          </calcext:conditional-format>
          <calcext:conditional-format calcext:target-range-address="falshCardA2.E101:falshCardA2.E102">
            <calcext:condition calcext:apply-style-name="Безымянный2" calcext:value="=&quot;rzeczownik&quot;" calcext:base-cell-address="falshCardA2.E101"/>
          </calcext:conditional-format>
          <calcext:conditional-format calcext:target-range-address="falshCardA2.E67:falshCardA2.E68">
            <calcext:condition calcext:apply-style-name="Безымянный2" calcext:value="=&quot;rzeczownik&quot;" calcext:base-cell-address="falshCardA2.E67"/>
          </calcext:conditional-format>
          <calcext:conditional-format calcext:target-range-address="falshCardA2.E69:falshCardA2.E70">
            <calcext:condition calcext:apply-style-name="Безымянный2" calcext:value="=&quot;rzeczownik&quot;" calcext:base-cell-address="falshCardA2.E69"/>
          </calcext:conditional-format>
          <calcext:conditional-format calcext:target-range-address="falshCardA2.E49:falshCardA2.E50">
            <calcext:condition calcext:apply-style-name="Безымянный2" calcext:value="=&quot;rzeczownik&quot;" calcext:base-cell-address="falshCardA2.E49"/>
          </calcext:conditional-format>
          <calcext:conditional-format calcext:target-range-address="falshCardA2.E51:falshCardA2.E52">
            <calcext:condition calcext:apply-style-name="Безымянный2" calcext:value="=&quot;rzeczownik&quot;" calcext:base-cell-address="falshCardA2.E51"/>
          </calcext:conditional-format>
          <calcext:conditional-format calcext:target-range-address="falshCardA2.E53:falshCardA2.E54">
            <calcext:condition calcext:apply-style-name="Безымянный2" calcext:value="=&quot;rzeczownik&quot;" calcext:base-cell-address="falshCardA2.E53"/>
          </calcext:conditional-format>
          <calcext:conditional-format calcext:target-range-address="falshCardA2.E33:falshCardA2.E34">
            <calcext:condition calcext:apply-style-name="Безымянный2" calcext:value="=&quot;rzeczownik&quot;" calcext:base-cell-address="falshCardA2.E33"/>
          </calcext:conditional-format>
          <calcext:conditional-format calcext:target-range-address="falshCardA2.E35:falshCardA2.E36">
            <calcext:condition calcext:apply-style-name="Безымянный2" calcext:value="=&quot;rzeczownik&quot;" calcext:base-cell-address="falshCardA2.E35"/>
          </calcext:conditional-format>
          <calcext:conditional-format calcext:target-range-address="falshCardA2.E37:falshCardA2.E38">
            <calcext:condition calcext:apply-style-name="Безымянный2" calcext:value="=&quot;rzeczownik&quot;" calcext:base-cell-address="falshCardA2.E37"/>
          </calcext:conditional-format>
          <calcext:conditional-format calcext:target-range-address="falshCardA2.E29:falshCardA2.E30">
            <calcext:condition calcext:apply-style-name="Безымянный2" calcext:value="=&quot;rzeczownik&quot;" calcext:base-cell-address="falshCardA2.E29"/>
          </calcext:conditional-format>
          <calcext:conditional-format calcext:target-range-address="falshCardA2.E7:falshCardA2.E8">
            <calcext:condition calcext:apply-style-name="Безымянный2" calcext:value="=&quot;rzeczownik&quot;" calcext:base-cell-address="falshCardA2.E7"/>
          </calcext:conditional-format>
          <calcext:conditional-format calcext:target-range-address="falshCardA2.E9:falshCardA2.E10">
            <calcext:condition calcext:apply-style-name="Безымянный2" calcext:value="=&quot;rzeczownik&quot;" calcext:base-cell-address="falshCardA2.E9"/>
          </calcext:conditional-format>
          <calcext:conditional-format calcext:target-range-address="falshCardA2.E11:falshCardA2.E12">
            <calcext:condition calcext:apply-style-name="Безымянный2" calcext:value="=&quot;rzeczownik&quot;" calcext:base-cell-address="falshCardA2.E11"/>
          </calcext:conditional-format>
          <calcext:conditional-format calcext:target-range-address="falshCardA2.E13:falshCardA2.E14">
            <calcext:condition calcext:apply-style-name="Безымянный2" calcext:value="=&quot;rzeczownik&quot;" calcext:base-cell-address="falshCardA2.E13"/>
          </calcext:conditional-format>
          <calcext:conditional-format calcext:target-range-address="falshCardA2.E15:falshCardA2.E16">
            <calcext:condition calcext:apply-style-name="Безымянный2" calcext:value="=&quot;rzeczownik&quot;" calcext:base-cell-address="falshCardA2.E15"/>
          </calcext:conditional-format>
          <calcext:conditional-format calcext:target-range-address="falshCardA2.J2:falshCardA2.N2 falshCardA2.E2:falshCardA2.H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2.D2:falshCardA2.O2">
            <calcext:condition calcext:apply-style-name="Безымянный2" calcext:value="formula-is([$falshCardA1.$D2]=rzeczownik)" calcext:base-cell-address="falshCardA2.D2"/>
          </calcext:conditional-format>
          <calcext:conditional-format calcext:target-range-address="falshCardA2.D2:falshCardA2.O2">
            <calcext:condition calcext:apply-style-name="Безымянный2" calcext:value="=&quot;rzeczownik&quot;" calcext:base-cell-address="falshCardA2.D2"/>
          </calcext:conditional-format>
          <calcext:conditional-format calcext:target-range-address="falshCardA2.B2:falshCardA2.B2">
            <calcext:condition calcext:apply-style-name="Безымянный2" calcext:value="formula-is([$falshCardA1.$D2]=rzeczownik)" calcext:base-cell-address="falshCardA2.B2"/>
          </calcext:conditional-format>
          <calcext:conditional-format calcext:target-range-address="falshCardA2.B2:falshCardA2.B2">
            <calcext:condition calcext:apply-style-name="Безымянный2" calcext:value="=&quot;rzeczownik&quot;" calcext:base-cell-address="falshCardA2.B2"/>
          </calcext:conditional-format>
          <calcext:conditional-format calcext:target-range-address="falshCardA2.C2:falshCardA2.C2">
            <calcext:condition calcext:apply-style-name="Безымянный2" calcext:value="formula-is([$falshCardA1.$D2]=rzeczownik)" calcext:base-cell-address="falshCardA2.C2"/>
          </calcext:conditional-format>
          <calcext:conditional-format calcext:target-range-address="falshCardA2.C2:falshCardA2.C2">
            <calcext:condition calcext:apply-style-name="Безымянный2" calcext:value="=&quot;rzeczownik&quot;" calcext:base-cell-address="falshCardA2.C2"/>
          </calcext:conditional-format>
          <calcext:conditional-format calcext:target-range-address="falshCardA2.H5:falshCardA2.H5">
            <calcext:condition calcext:apply-style-name="Безымянный2" calcext:value="=&quot;rzeczownik&quot;" calcext:base-cell-address="falshCardA2.H5"/>
          </calcext:conditional-format>
          <calcext:conditional-format calcext:target-range-address="falshCardA2.A2:falshCardA2.A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2.A2:falshCardA2.A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2.P1:falshCardA2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Liczebniki" table:style-name="ta1">
        <table:table-column table:style-name="co46" table:default-cell-style-name="ce378"/>
        <table:table-column table:style-name="co13" table:number-columns-repeated="1023" table:default-cell-style-name="Default"/>
        <table:table-row table:style-name="ro7">
          <table:table-cell table:style-name="ce394" office:value-type="string" calcext:value-type="string">
            <text:p>L1_level</text:p>
          </table:table-cell>
          <table:table-cell table:style-name="ce394" office:value-type="string" calcext:value-type="string">
            <text:p>L1_title</text:p>
          </table:table-cell>
          <table:table-cell table:style-name="ce394" office:value-type="string" calcext:value-type="string">
            <text:p>L1_ident</text:p>
          </table:table-cell>
          <table:table-cell table:style-name="ce394" office:value-type="string" calcext:value-type="string">
            <text:p>L1_type</text:p>
          </table:table-cell>
          <table:table-cell table:style-name="ce394" office:value-type="string" calcext:value-type="string">
            <text:p>L1_single</text:p>
          </table:table-cell>
          <table:table-cell table:style-name="ce394" office:value-type="string" calcext:value-type="string">
            <text:p>L1_word</text:p>
          </table:table-cell>
          <table:table-cell table:style-name="ce394" office:value-type="string" calcext:value-type="string">
            <text:p>L1_plural</text:p>
          </table:table-cell>
          <table:table-cell table:style-name="ce307" office:value-type="string" calcext:value-type="string">
            <text:p>L1_aword</text:p>
          </table:table-cell>
          <table:table-cell table:style-name="ce394" office:value-type="string" calcext:value-type="string">
            <text:p>L1_p1desc</text:p>
          </table:table-cell>
          <table:table-cell table:style-name="ce394" office:value-type="string" calcext:value-type="string">
            <text:p>L1_p1word</text:p>
          </table:table-cell>
          <table:table-cell table:style-name="ce394" office:value-type="string" calcext:value-type="string">
            <text:p>L1_p2desc</text:p>
          </table:table-cell>
          <table:table-cell table:style-name="ce394" office:value-type="string" calcext:value-type="string">
            <text:p>L1_p2word</text:p>
          </table:table-cell>
          <table:table-cell table:style-name="ce309" office:value-type="string" calcext:value-type="string">
            <text:p>L1_p3desc</text:p>
          </table:table-cell>
          <table:table-cell table:style-name="ce309" office:value-type="string" calcext:value-type="string">
            <text:p>L1_p3word</text:p>
          </table:table-cell>
          <table:table-cell table:style-name="ce410" office:value-type="string" calcext:value-type="string">
            <text:p>L1_example</text:p>
          </table:table-cell>
          <table:table-cell table:style-name="ce148" table:number-columns-repeated="1009"/>
        </table:table-row>
        <table:table-row table:style-name="ro6">
          <table:table-cell table:style-name="ce300" office:value-type="string" calcext:value-type="string">
            <text:p>A1</text:p>
          </table:table-cell>
          <table:table-cell table:style-name="ce303" table:content-validation-name="val2" office:value-type="string" calcext:value-type="string">
            <text:p>Ogólne </text:p>
          </table:table-cell>
          <table:table-cell table:style-name="ce304" table:content-validation-name="val2" office:value-type="string" calcext:value-type="string">
            <text:p>r.m.</text:p>
          </table:table-cell>
          <table:table-cell table:style-name="ce305" table:content-validation-name="val2" office:value-type="string" calcext:value-type="string">
            <text:p>rzeczownik</text:p>
          </table:table-cell>
          <table:table-cell table:style-name="ce306" office:value-type="string" calcext:value-type="string">
            <text:p>l.p.</text:p>
          </table:table-cell>
          <table:table-cell table:style-name="ce306" office:value-type="string" calcext:value-type="string">
            <text:p>Ogród</text:p>
          </table:table-cell>
          <table:table-cell table:style-name="ce306" office:value-type="string" calcext:value-type="string">
            <text:p>l.m.</text:p>
          </table:table-cell>
          <table:table-cell table:style-name="ce306" office:value-type="string" calcext:value-type="string">
            <text:p>ogrody</text:p>
          </table:table-cell>
          <table:table-cell table:style-name="ce308" table:content-validation-name="val1" office:value-type="string" calcext:value-type="string">
            <text:p>Dop</text:p>
          </table:table-cell>
          <table:table-cell table:style-name="ce306" office:value-type="string" calcext:value-type="string">
            <text:p>ogrodu</text:p>
          </table:table-cell>
          <table:table-cell table:style-name="ce306" office:value-type="string" calcext:value-type="string">
            <text:p>Ms.</text:p>
          </table:table-cell>
          <table:table-cell table:style-name="ce306" office:value-type="string" calcext:value-type="string">
            <text:p>ogrodzie</text:p>
          </table:table-cell>
          <table:table-cell table:style-name="ce306" office:value-type="string" calcext:value-type="string">
            <text:p>Narz</text:p>
          </table:table-cell>
          <table:table-cell table:style-name="ce306" office:value-type="string" calcext:value-type="string">
            <text:p>ogrodem</text:p>
          </table:table-cell>
          <table:table-cell table:style-name="ce311" office:value-type="string" calcext:value-type="string">
            <text:p>Stwórz z nami swój piękny ogród</text:p>
          </table:table-cell>
          <table:table-cell table:style-name="ce102" table:number-columns-repeated="1009"/>
        </table:table-row>
        <table:table-row table:style-name="ro6">
          <table:table-cell table:style-name="ce376" office:value-type="string" calcext:value-type="string">
            <text:p>A2</text:p>
          </table:table-cell>
          <table:table-cell office:value-type="string" calcext:value-type="string">
            <text:p>Liczebniki</text:p>
          </table:table-cell>
          <table:table-cell office:value-type="string" calcext:value-type="string">
            <text:p>liczebniki</text:p>
          </table:table-cell>
          <table:table-cell table:number-columns-repeated="2"/>
          <table:table-cell office:value-type="string" calcext:value-type="string">
            <text:p>zero</text:p>
          </table:table-cell>
          <table:table-cell table:number-columns-repeated="1018"/>
        </table:table-row>
        <table:table-row table:style-name="ro6">
          <table:table-cell table:style-name="ce377" office:value-type="string" calcext:value-type="string">
            <text:p>A2</text:p>
          </table:table-cell>
          <table:table-cell table:number-columns-repeated="4"/>
          <table:table-cell office:value-type="string" calcext:value-type="string">
            <text:p>ноль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3</text:p>
          </table:table-cell>
          <table:table-cell table:number-columns-repeated="4"/>
          <table:table-cell office:value-type="string" calcext:value-type="string">
            <text:p>jeden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3</text:p>
          </table:table-cell>
          <table:table-cell table:number-columns-repeated="4"/>
          <table:table-cell office:value-type="string" calcext:value-type="string">
            <text:p>один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dwa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два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5</text:p>
          </table:table-cell>
          <table:table-cell table:number-columns-repeated="4"/>
          <table:table-cell office:value-type="string" calcext:value-type="string">
            <text:p>trzy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5</text:p>
          </table:table-cell>
          <table:table-cell table:number-columns-repeated="4"/>
          <table:table-cell office:value-type="string" calcext:value-type="string">
            <text:p>три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cztery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четыре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pięć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пять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8</text:p>
          </table:table-cell>
          <table:table-cell table:number-columns-repeated="4"/>
          <table:table-cell office:value-type="string" calcext:value-type="string">
            <text:p>sześć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8</text:p>
          </table:table-cell>
          <table:table-cell table:number-columns-repeated="4"/>
          <table:table-cell office:value-type="string" calcext:value-type="string">
            <text:p>шесть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9</text:p>
          </table:table-cell>
          <table:table-cell table:number-columns-repeated="4"/>
          <table:table-cell office:value-type="string" calcext:value-type="string">
            <text:p>siedem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9</text:p>
          </table:table-cell>
          <table:table-cell table:number-columns-repeated="4"/>
          <table:table-cell office:value-type="string" calcext:value-type="string">
            <text:p>семь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10</text:p>
          </table:table-cell>
          <table:table-cell table:number-columns-repeated="4"/>
          <table:table-cell office:value-type="string" calcext:value-type="string">
            <text:p>osiem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10</text:p>
          </table:table-cell>
          <table:table-cell table:number-columns-repeated="4"/>
          <table:table-cell office:value-type="string" calcext:value-type="string">
            <text:p>восемь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11</text:p>
          </table:table-cell>
          <table:table-cell table:number-columns-repeated="4"/>
          <table:table-cell office:value-type="string" calcext:value-type="string">
            <text:p>dziewięć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11</text:p>
          </table:table-cell>
          <table:table-cell table:number-columns-repeated="4"/>
          <table:table-cell office:value-type="string" calcext:value-type="string">
            <text:p>девять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12</text:p>
          </table:table-cell>
          <table:table-cell table:number-columns-repeated="4"/>
          <table:table-cell office:value-type="string" calcext:value-type="string">
            <text:p>dziesięć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12</text:p>
          </table:table-cell>
          <table:table-cell table:number-columns-repeated="4"/>
          <table:table-cell office:value-type="string" calcext:value-type="string">
            <text:p>десять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13</text:p>
          </table:table-cell>
          <table:table-cell table:number-columns-repeated="4"/>
          <table:table-cell office:value-type="string" calcext:value-type="string">
            <text:p>jedenaście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13</text:p>
          </table:table-cell>
          <table:table-cell table:number-columns-repeated="4"/>
          <table:table-cell office:value-type="string" calcext:value-type="string">
            <text:p>одиннадцать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14</text:p>
          </table:table-cell>
          <table:table-cell table:number-columns-repeated="4"/>
          <table:table-cell office:value-type="string" calcext:value-type="string">
            <text:p>dwanaście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14</text:p>
          </table:table-cell>
          <table:table-cell table:number-columns-repeated="4"/>
          <table:table-cell office:value-type="string" calcext:value-type="string">
            <text:p>двенадцать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15</text:p>
          </table:table-cell>
          <table:table-cell table:number-columns-repeated="4"/>
          <table:table-cell office:value-type="string" calcext:value-type="string">
            <text:p>trzynaście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15</text:p>
          </table:table-cell>
          <table:table-cell table:number-columns-repeated="4"/>
          <table:table-cell office:value-type="string" calcext:value-type="string">
            <text:p>тринадцать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16</text:p>
          </table:table-cell>
          <table:table-cell table:number-columns-repeated="4"/>
          <table:table-cell office:value-type="string" calcext:value-type="string">
            <text:p>czternaście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16</text:p>
          </table:table-cell>
          <table:table-cell table:number-columns-repeated="4"/>
          <table:table-cell office:value-type="string" calcext:value-type="string">
            <text:p>четырнадцать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17</text:p>
          </table:table-cell>
          <table:table-cell table:number-columns-repeated="4"/>
          <table:table-cell office:value-type="string" calcext:value-type="string">
            <text:p>piętnaście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17</text:p>
          </table:table-cell>
          <table:table-cell table:number-columns-repeated="4"/>
          <table:table-cell office:value-type="string" calcext:value-type="string">
            <text:p>пятнадцать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18</text:p>
          </table:table-cell>
          <table:table-cell table:number-columns-repeated="4"/>
          <table:table-cell office:value-type="string" calcext:value-type="string">
            <text:p>szesnaście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18</text:p>
          </table:table-cell>
          <table:table-cell table:number-columns-repeated="4"/>
          <table:table-cell office:value-type="string" calcext:value-type="string">
            <text:p>шестнадцать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19</text:p>
          </table:table-cell>
          <table:table-cell table:number-columns-repeated="4"/>
          <table:table-cell office:value-type="string" calcext:value-type="string">
            <text:p>siedemnaście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19</text:p>
          </table:table-cell>
          <table:table-cell table:number-columns-repeated="4"/>
          <table:table-cell office:value-type="string" calcext:value-type="string">
            <text:p>семнадцать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20</text:p>
          </table:table-cell>
          <table:table-cell table:number-columns-repeated="4"/>
          <table:table-cell office:value-type="string" calcext:value-type="string">
            <text:p>osiemnaście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20</text:p>
          </table:table-cell>
          <table:table-cell table:number-columns-repeated="4"/>
          <table:table-cell office:value-type="string" calcext:value-type="string">
            <text:p>восемнадцать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21</text:p>
          </table:table-cell>
          <table:table-cell table:number-columns-repeated="4"/>
          <table:table-cell office:value-type="string" calcext:value-type="string">
            <text:p>dziewiętnaście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21</text:p>
          </table:table-cell>
          <table:table-cell table:number-columns-repeated="4"/>
          <table:table-cell office:value-type="string" calcext:value-type="string">
            <text:p>девятнадцать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22</text:p>
          </table:table-cell>
          <table:table-cell table:number-columns-repeated="4"/>
          <table:table-cell office:value-type="string" calcext:value-type="string">
            <text:p>dwadzieścia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22</text:p>
          </table:table-cell>
          <table:table-cell table:number-columns-repeated="4"/>
          <table:table-cell office:value-type="string" calcext:value-type="string">
            <text:p>двадцать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23</text:p>
          </table:table-cell>
          <table:table-cell table:number-columns-repeated="4"/>
          <table:table-cell office:value-type="string" calcext:value-type="string">
            <text:p>trzydzieści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23</text:p>
          </table:table-cell>
          <table:table-cell table:number-columns-repeated="4"/>
          <table:table-cell office:value-type="string" calcext:value-type="string">
            <text:p>тридцать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24</text:p>
          </table:table-cell>
          <table:table-cell table:number-columns-repeated="4"/>
          <table:table-cell office:value-type="string" calcext:value-type="string">
            <text:p>czterdzieści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24</text:p>
          </table:table-cell>
          <table:table-cell table:number-columns-repeated="4"/>
          <table:table-cell office:value-type="string" calcext:value-type="string">
            <text:p>сорок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25</text:p>
          </table:table-cell>
          <table:table-cell table:number-columns-repeated="4"/>
          <table:table-cell office:value-type="string" calcext:value-type="string">
            <text:p>pięćdziesiąt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25</text:p>
          </table:table-cell>
          <table:table-cell table:number-columns-repeated="4"/>
          <table:table-cell office:value-type="string" calcext:value-type="string">
            <text:p>пятьдесят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26</text:p>
          </table:table-cell>
          <table:table-cell table:number-columns-repeated="4"/>
          <table:table-cell office:value-type="string" calcext:value-type="string">
            <text:p>sześćdziesiąt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26</text:p>
          </table:table-cell>
          <table:table-cell table:number-columns-repeated="4"/>
          <table:table-cell office:value-type="string" calcext:value-type="string">
            <text:p>шестьдесят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27</text:p>
          </table:table-cell>
          <table:table-cell table:number-columns-repeated="4"/>
          <table:table-cell office:value-type="string" calcext:value-type="string">
            <text:p>siedemdziesiąt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27</text:p>
          </table:table-cell>
          <table:table-cell table:number-columns-repeated="4"/>
          <table:table-cell office:value-type="string" calcext:value-type="string">
            <text:p>семьдесят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28</text:p>
          </table:table-cell>
          <table:table-cell table:number-columns-repeated="4"/>
          <table:table-cell office:value-type="string" calcext:value-type="string">
            <text:p>osiemdziesiąt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28</text:p>
          </table:table-cell>
          <table:table-cell table:number-columns-repeated="4"/>
          <table:table-cell office:value-type="string" calcext:value-type="string">
            <text:p>восемьдесят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29</text:p>
          </table:table-cell>
          <table:table-cell table:number-columns-repeated="4"/>
          <table:table-cell office:value-type="string" calcext:value-type="string">
            <text:p>dziewięćdziesiąt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29</text:p>
          </table:table-cell>
          <table:table-cell table:number-columns-repeated="4"/>
          <table:table-cell office:value-type="string" calcext:value-type="string">
            <text:p>девяносто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30</text:p>
          </table:table-cell>
          <table:table-cell table:number-columns-repeated="4"/>
          <table:table-cell office:value-type="string" calcext:value-type="string">
            <text:p>sto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30</text:p>
          </table:table-cell>
          <table:table-cell table:number-columns-repeated="4"/>
          <table:table-cell office:value-type="string" calcext:value-type="string">
            <text:p>сто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31</text:p>
          </table:table-cell>
          <table:table-cell table:number-columns-repeated="4"/>
          <table:table-cell office:value-type="string" calcext:value-type="string">
            <text:p>dwieście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31</text:p>
          </table:table-cell>
          <table:table-cell table:number-columns-repeated="4"/>
          <table:table-cell office:value-type="string" calcext:value-type="string">
            <text:p>двести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32</text:p>
          </table:table-cell>
          <table:table-cell table:number-columns-repeated="4"/>
          <table:table-cell office:value-type="string" calcext:value-type="string">
            <text:p>trzysta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32</text:p>
          </table:table-cell>
          <table:table-cell table:number-columns-repeated="4"/>
          <table:table-cell office:value-type="string" calcext:value-type="string">
            <text:p>триста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33</text:p>
          </table:table-cell>
          <table:table-cell table:number-columns-repeated="4"/>
          <table:table-cell office:value-type="string" calcext:value-type="string">
            <text:p>czterysta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33</text:p>
          </table:table-cell>
          <table:table-cell table:number-columns-repeated="4"/>
          <table:table-cell office:value-type="string" calcext:value-type="string">
            <text:p>четыреста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34</text:p>
          </table:table-cell>
          <table:table-cell table:number-columns-repeated="4"/>
          <table:table-cell office:value-type="string" calcext:value-type="string">
            <text:p>pięćset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34</text:p>
          </table:table-cell>
          <table:table-cell table:number-columns-repeated="4"/>
          <table:table-cell office:value-type="string" calcext:value-type="string">
            <text:p>пятьсот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35</text:p>
          </table:table-cell>
          <table:table-cell table:number-columns-repeated="4"/>
          <table:table-cell office:value-type="string" calcext:value-type="string">
            <text:p>sześćset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35</text:p>
          </table:table-cell>
          <table:table-cell table:number-columns-repeated="4"/>
          <table:table-cell office:value-type="string" calcext:value-type="string">
            <text:p>шестьсот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36</text:p>
          </table:table-cell>
          <table:table-cell table:number-columns-repeated="4"/>
          <table:table-cell office:value-type="string" calcext:value-type="string">
            <text:p>siedemset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36</text:p>
          </table:table-cell>
          <table:table-cell table:number-columns-repeated="4"/>
          <table:table-cell office:value-type="string" calcext:value-type="string">
            <text:p>семьсот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37</text:p>
          </table:table-cell>
          <table:table-cell table:number-columns-repeated="4"/>
          <table:table-cell office:value-type="string" calcext:value-type="string">
            <text:p>osiemset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37</text:p>
          </table:table-cell>
          <table:table-cell table:number-columns-repeated="4"/>
          <table:table-cell office:value-type="string" calcext:value-type="string">
            <text:p>восемьсот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38</text:p>
          </table:table-cell>
          <table:table-cell table:number-columns-repeated="4"/>
          <table:table-cell office:value-type="string" calcext:value-type="string">
            <text:p>dziewięćset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38</text:p>
          </table:table-cell>
          <table:table-cell table:number-columns-repeated="4"/>
          <table:table-cell office:value-type="string" calcext:value-type="string">
            <text:p>девятьсот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39</text:p>
          </table:table-cell>
          <table:table-cell table:number-columns-repeated="4"/>
          <table:table-cell office:value-type="string" calcext:value-type="string">
            <text:p>tysiąc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39</text:p>
          </table:table-cell>
          <table:table-cell table:number-columns-repeated="4"/>
          <table:table-cell office:value-type="string" calcext:value-type="string">
            <text:p>тысяча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40</text:p>
          </table:table-cell>
          <table:table-cell table:number-columns-repeated="4"/>
          <table:table-cell office:value-type="string" calcext:value-type="string">
            <text:p>perwszy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40</text:p>
          </table:table-cell>
          <table:table-cell table:number-columns-repeated="4"/>
          <table:table-cell office:value-type="string" calcext:value-type="string">
            <text:p>первый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41</text:p>
          </table:table-cell>
          <table:table-cell table:number-columns-repeated="4"/>
          <table:table-cell office:value-type="string" calcext:value-type="string">
            <text:p>drugi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41</text:p>
          </table:table-cell>
          <table:table-cell table:number-columns-repeated="4"/>
          <table:table-cell office:value-type="string" calcext:value-type="string">
            <text:p>второй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42</text:p>
          </table:table-cell>
          <table:table-cell table:number-columns-repeated="4"/>
          <table:table-cell office:value-type="string" calcext:value-type="string">
            <text:p>trzeci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42</text:p>
          </table:table-cell>
          <table:table-cell table:number-columns-repeated="4"/>
          <table:table-cell office:value-type="string" calcext:value-type="string">
            <text:p>третий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43</text:p>
          </table:table-cell>
          <table:table-cell table:number-columns-repeated="4"/>
          <table:table-cell office:value-type="string" calcext:value-type="string">
            <text:p>czwarty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43</text:p>
          </table:table-cell>
          <table:table-cell table:number-columns-repeated="4"/>
          <table:table-cell office:value-type="string" calcext:value-type="string">
            <text:p>четвертый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44</text:p>
          </table:table-cell>
          <table:table-cell table:number-columns-repeated="4"/>
          <table:table-cell office:value-type="string" calcext:value-type="string">
            <text:p>piąnty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44</text:p>
          </table:table-cell>
          <table:table-cell table:number-columns-repeated="4"/>
          <table:table-cell office:value-type="string" calcext:value-type="string">
            <text:p>пятый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45</text:p>
          </table:table-cell>
          <table:table-cell table:number-columns-repeated="4"/>
          <table:table-cell office:value-type="string" calcext:value-type="string">
            <text:p>szósty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45</text:p>
          </table:table-cell>
          <table:table-cell table:number-columns-repeated="4"/>
          <table:table-cell office:value-type="string" calcext:value-type="string">
            <text:p>шестой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46</text:p>
          </table:table-cell>
          <table:table-cell table:number-columns-repeated="4"/>
          <table:table-cell office:value-type="string" calcext:value-type="string">
            <text:p>siódmy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46</text:p>
          </table:table-cell>
          <table:table-cell table:number-columns-repeated="4"/>
          <table:table-cell office:value-type="string" calcext:value-type="string">
            <text:p>седьмой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47</text:p>
          </table:table-cell>
          <table:table-cell table:number-columns-repeated="4"/>
          <table:table-cell office:value-type="string" calcext:value-type="string">
            <text:p>ósmy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47</text:p>
          </table:table-cell>
          <table:table-cell table:number-columns-repeated="4"/>
          <table:table-cell office:value-type="string" calcext:value-type="string">
            <text:p>восьмой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48</text:p>
          </table:table-cell>
          <table:table-cell table:number-columns-repeated="4"/>
          <table:table-cell office:value-type="string" calcext:value-type="string">
            <text:p>dziewiąty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48</text:p>
          </table:table-cell>
          <table:table-cell table:number-columns-repeated="4"/>
          <table:table-cell office:value-type="string" calcext:value-type="string">
            <text:p>девятый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49</text:p>
          </table:table-cell>
          <table:table-cell table:number-columns-repeated="4"/>
          <table:table-cell office:value-type="string" calcext:value-type="string">
            <text:p>dziesiąty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49</text:p>
          </table:table-cell>
          <table:table-cell table:number-columns-repeated="4"/>
          <table:table-cell office:value-type="string" calcext:value-type="string">
            <text:p>десятый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50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50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51</text:p>
          </table:table-cell>
          <table:table-cell table:number-columns-repeated="4"/>
          <table:table-cell office:value-type="string" calcext:value-type="string">
            <text:p>trzydziesty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51</text:p>
          </table:table-cell>
          <table:table-cell table:number-columns-repeated="4"/>
          <table:table-cell office:value-type="string" calcext:value-type="string">
            <text:p>trzydziesty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52</text:p>
          </table:table-cell>
          <table:table-cell table:number-columns-repeated="4"/>
          <table:table-cell office:value-type="string" calcext:value-type="string">
            <text:p>jedenasty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52</text:p>
          </table:table-cell>
          <table:table-cell table:number-columns-repeated="4"/>
          <table:table-cell office:value-type="string" calcext:value-type="string">
            <text:p>одинадцатый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53</text:p>
          </table:table-cell>
          <table:table-cell table:number-columns-repeated="4"/>
          <table:table-cell office:value-type="string" calcext:value-type="string">
            <text:p>dwunasty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53</text:p>
          </table:table-cell>
          <table:table-cell table:number-columns-repeated="4"/>
          <table:table-cell office:value-type="string" calcext:value-type="string">
            <text:p>двенадцатый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54</text:p>
          </table:table-cell>
          <table:table-cell table:number-columns-repeated="4"/>
          <table:table-cell office:value-type="string" calcext:value-type="string">
            <text:p>trzynasty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54</text:p>
          </table:table-cell>
          <table:table-cell table:number-columns-repeated="4"/>
          <table:table-cell office:value-type="string" calcext:value-type="string">
            <text:p>тринадцатый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55</text:p>
          </table:table-cell>
          <table:table-cell table:number-columns-repeated="4"/>
          <table:table-cell office:value-type="string" calcext:value-type="string">
            <text:p>czternasty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55</text:p>
          </table:table-cell>
          <table:table-cell table:number-columns-repeated="4"/>
          <table:table-cell office:value-type="string" calcext:value-type="string">
            <text:p>четырнадцатый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56</text:p>
          </table:table-cell>
          <table:table-cell table:number-columns-repeated="4"/>
          <table:table-cell office:value-type="string" calcext:value-type="string">
            <text:p>piętnasty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56</text:p>
          </table:table-cell>
          <table:table-cell table:number-columns-repeated="4"/>
          <table:table-cell office:value-type="string" calcext:value-type="string">
            <text:p>пятнадцатый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57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57</text:p>
          </table:table-cell>
          <table:table-cell table:number-columns-repeated="4"/>
          <table:table-cell office:value-type="string" calcext:value-type="string">
            <text:p>двадцатый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58</text:p>
          </table:table-cell>
          <table:table-cell table:number-columns-repeated="4"/>
          <table:table-cell office:value-type="string" calcext:value-type="string">
            <text:p>pierwsza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58</text:p>
          </table:table-cell>
          <table:table-cell table:number-columns-repeated="4"/>
          <table:table-cell office:value-type="string" calcext:value-type="string">
            <text:p>час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59</text:p>
          </table:table-cell>
          <table:table-cell table:number-columns-repeated="4"/>
          <table:table-cell office:value-type="string" calcext:value-type="string">
            <text:p>druga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59</text:p>
          </table:table-cell>
          <table:table-cell table:number-columns-repeated="4"/>
          <table:table-cell office:value-type="string" calcext:value-type="string">
            <text:p>два часа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60</text:p>
          </table:table-cell>
          <table:table-cell table:number-columns-repeated="4"/>
          <table:table-cell office:value-type="string" calcext:value-type="string">
            <text:p>trzecia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60</text:p>
          </table:table-cell>
          <table:table-cell table:number-columns-repeated="4"/>
          <table:table-cell office:value-type="string" calcext:value-type="string">
            <text:p>три часа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61</text:p>
          </table:table-cell>
          <table:table-cell table:number-columns-repeated="4"/>
          <table:table-cell office:value-type="string" calcext:value-type="string">
            <text:p>czwarta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61</text:p>
          </table:table-cell>
          <table:table-cell table:number-columns-repeated="4"/>
          <table:table-cell office:value-type="string" calcext:value-type="string">
            <text:p>четыре часа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62</text:p>
          </table:table-cell>
          <table:table-cell table:number-columns-repeated="4"/>
          <table:table-cell office:value-type="string" calcext:value-type="string">
            <text:p>piąta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62</text:p>
          </table:table-cell>
          <table:table-cell table:number-columns-repeated="4"/>
          <table:table-cell office:value-type="string" calcext:value-type="string">
            <text:p>пять часов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63</text:p>
          </table:table-cell>
          <table:table-cell table:number-columns-repeated="4"/>
          <table:table-cell office:value-type="string" calcext:value-type="string">
            <text:p>szósta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63</text:p>
          </table:table-cell>
          <table:table-cell table:number-columns-repeated="4"/>
          <table:table-cell office:value-type="string" calcext:value-type="string">
            <text:p>шесть часов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64</text:p>
          </table:table-cell>
          <table:table-cell table:number-columns-repeated="4"/>
          <table:table-cell office:value-type="string" calcext:value-type="string">
            <text:p>siódma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64</text:p>
          </table:table-cell>
          <table:table-cell table:number-columns-repeated="4"/>
          <table:table-cell office:value-type="string" calcext:value-type="string">
            <text:p>семь часов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65</text:p>
          </table:table-cell>
          <table:table-cell table:number-columns-repeated="4"/>
          <table:table-cell office:value-type="string" calcext:value-type="string">
            <text:p>ósma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65</text:p>
          </table:table-cell>
          <table:table-cell table:number-columns-repeated="4"/>
          <table:table-cell office:value-type="string" calcext:value-type="string">
            <text:p>восемь часов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66</text:p>
          </table:table-cell>
          <table:table-cell table:number-columns-repeated="4"/>
          <table:table-cell office:value-type="string" calcext:value-type="string">
            <text:p>dziewiąta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66</text:p>
          </table:table-cell>
          <table:table-cell table:number-columns-repeated="4"/>
          <table:table-cell office:value-type="string" calcext:value-type="string">
            <text:p>девять часов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67</text:p>
          </table:table-cell>
          <table:table-cell table:number-columns-repeated="4"/>
          <table:table-cell office:value-type="string" calcext:value-type="string">
            <text:p>dziesiąta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67</text:p>
          </table:table-cell>
          <table:table-cell table:number-columns-repeated="4"/>
          <table:table-cell office:value-type="string" calcext:value-type="string">
            <text:p>десять часов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68</text:p>
          </table:table-cell>
          <table:table-cell table:number-columns-repeated="4"/>
          <table:table-cell office:value-type="string" calcext:value-type="string">
            <text:p>jedenasta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68</text:p>
          </table:table-cell>
          <table:table-cell table:number-columns-repeated="4"/>
          <table:table-cell office:value-type="string" calcext:value-type="string">
            <text:p>одиннадцать часов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69</text:p>
          </table:table-cell>
          <table:table-cell table:number-columns-repeated="4"/>
          <table:table-cell office:value-type="string" calcext:value-type="string">
            <text:p>dwunasta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69</text:p>
          </table:table-cell>
          <table:table-cell table:number-columns-repeated="4"/>
          <table:table-cell office:value-type="string" calcext:value-type="string">
            <text:p>двенадцать часов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70</text:p>
          </table:table-cell>
          <table:table-cell table:number-columns-repeated="4"/>
          <table:table-cell office:value-type="string" calcext:value-type="string">
            <text:p>pierwsza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70</text:p>
          </table:table-cell>
          <table:table-cell table:number-columns-repeated="4"/>
          <table:table-cell office:value-type="string" calcext:value-type="string">
            <text:p>тринадцать часов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71</text:p>
          </table:table-cell>
          <table:table-cell table:number-columns-repeated="4"/>
          <table:table-cell office:value-type="string" calcext:value-type="string">
            <text:p>druga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71</text:p>
          </table:table-cell>
          <table:table-cell table:number-columns-repeated="4"/>
          <table:table-cell office:value-type="string" calcext:value-type="string">
            <text:p>четырнадцать часов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72</text:p>
          </table:table-cell>
          <table:table-cell table:number-columns-repeated="4"/>
          <table:table-cell office:value-type="string" calcext:value-type="string">
            <text:p>trzecia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72</text:p>
          </table:table-cell>
          <table:table-cell table:number-columns-repeated="4"/>
          <table:table-cell office:value-type="string" calcext:value-type="string">
            <text:p>пятнадцать часов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73</text:p>
          </table:table-cell>
          <table:table-cell table:number-columns-repeated="4"/>
          <table:table-cell office:value-type="string" calcext:value-type="string">
            <text:p>czwarta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73</text:p>
          </table:table-cell>
          <table:table-cell table:number-columns-repeated="4"/>
          <table:table-cell office:value-type="string" calcext:value-type="string">
            <text:p>шестнадцать часов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74</text:p>
          </table:table-cell>
          <table:table-cell table:number-columns-repeated="4"/>
          <table:table-cell office:value-type="string" calcext:value-type="string">
            <text:p>piąta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74</text:p>
          </table:table-cell>
          <table:table-cell table:number-columns-repeated="4"/>
          <table:table-cell office:value-type="string" calcext:value-type="string">
            <text:p>семнадцать часов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75</text:p>
          </table:table-cell>
          <table:table-cell table:number-columns-repeated="4"/>
          <table:table-cell office:value-type="string" calcext:value-type="string">
            <text:p>szósta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75</text:p>
          </table:table-cell>
          <table:table-cell table:number-columns-repeated="4"/>
          <table:table-cell office:value-type="string" calcext:value-type="string">
            <text:p>восемнадцать часов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76</text:p>
          </table:table-cell>
          <table:table-cell table:number-columns-repeated="4"/>
          <table:table-cell office:value-type="string" calcext:value-type="string">
            <text:p>siódma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76</text:p>
          </table:table-cell>
          <table:table-cell table:number-columns-repeated="4"/>
          <table:table-cell office:value-type="string" calcext:value-type="string">
            <text:p>девятнадцать часов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77</text:p>
          </table:table-cell>
          <table:table-cell table:number-columns-repeated="4"/>
          <table:table-cell office:value-type="string" calcext:value-type="string">
            <text:p>ósma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77</text:p>
          </table:table-cell>
          <table:table-cell table:number-columns-repeated="4"/>
          <table:table-cell office:value-type="string" calcext:value-type="string">
            <text:p>двадцать часов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78</text:p>
          </table:table-cell>
          <table:table-cell table:number-columns-repeated="4"/>
          <table:table-cell office:value-type="string" calcext:value-type="string">
            <text:p>dziewiąta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78</text:p>
          </table:table-cell>
          <table:table-cell table:number-columns-repeated="4"/>
          <table:table-cell office:value-type="string" calcext:value-type="string">
            <text:p>двадцать один час (девять)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79</text:p>
          </table:table-cell>
          <table:table-cell table:number-columns-repeated="4"/>
          <table:table-cell office:value-type="string" calcext:value-type="string">
            <text:p>dziesiąta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79</text:p>
          </table:table-cell>
          <table:table-cell table:number-columns-repeated="4"/>
          <table:table-cell office:value-type="string" calcext:value-type="string">
            <text:p>двадцать два час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80</text:p>
          </table:table-cell>
          <table:table-cell table:number-columns-repeated="4"/>
          <table:table-cell office:value-type="string" calcext:value-type="string">
            <text:p>jedenasta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80</text:p>
          </table:table-cell>
          <table:table-cell table:number-columns-repeated="4"/>
          <table:table-cell office:value-type="string" calcext:value-type="string">
            <text:p>двадцать три часа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81</text:p>
          </table:table-cell>
          <table:table-cell table:number-columns-repeated="4"/>
          <table:table-cell office:value-type="string" calcext:value-type="string">
            <text:p>dwunasta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81</text:p>
          </table:table-cell>
          <table:table-cell table:number-columns-repeated="4"/>
          <table:table-cell office:value-type="string" calcext:value-type="string">
            <text:p>двадцать четыре часа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82</text:p>
          </table:table-cell>
          <table:table-cell table:number-columns-repeated="4"/>
          <table:table-cell office:value-type="string" calcext:value-type="string">
            <text:p>w nocy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82</text:p>
          </table:table-cell>
          <table:table-cell table:number-columns-repeated="4"/>
          <table:table-cell office:value-type="string" calcext:value-type="string">
            <text:p>час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83</text:p>
          </table:table-cell>
          <table:table-cell table:number-columns-repeated="4"/>
          <table:table-cell office:value-type="string" calcext:value-type="string">
            <text:p>o drugiej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83</text:p>
          </table:table-cell>
          <table:table-cell table:number-columns-repeated="4"/>
          <table:table-cell office:value-type="string" calcext:value-type="string">
            <text:p>в два часа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84</text:p>
          </table:table-cell>
          <table:table-cell table:number-columns-repeated="4"/>
          <table:table-cell office:value-type="string" calcext:value-type="string">
            <text:p>o trzeciej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84</text:p>
          </table:table-cell>
          <table:table-cell table:number-columns-repeated="4"/>
          <table:table-cell office:value-type="string" calcext:value-type="string">
            <text:p>в три часа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85</text:p>
          </table:table-cell>
          <table:table-cell table:number-columns-repeated="4"/>
          <table:table-cell office:value-type="string" calcext:value-type="string">
            <text:p>o czwartej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85</text:p>
          </table:table-cell>
          <table:table-cell table:number-columns-repeated="4"/>
          <table:table-cell office:value-type="string" calcext:value-type="string">
            <text:p>в четыре часа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86</text:p>
          </table:table-cell>
          <table:table-cell table:number-columns-repeated="4"/>
          <table:table-cell office:value-type="string" calcext:value-type="string">
            <text:p>o piątej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86</text:p>
          </table:table-cell>
          <table:table-cell table:number-columns-repeated="4"/>
          <table:table-cell office:value-type="string" calcext:value-type="string">
            <text:p>в пять часов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87</text:p>
          </table:table-cell>
          <table:table-cell table:number-columns-repeated="4"/>
          <table:table-cell office:value-type="string" calcext:value-type="string">
            <text:p>o szóstej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87</text:p>
          </table:table-cell>
          <table:table-cell table:number-columns-repeated="4"/>
          <table:table-cell office:value-type="string" calcext:value-type="string">
            <text:p>в шесть часов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88</text:p>
          </table:table-cell>
          <table:table-cell table:number-columns-repeated="4"/>
          <table:table-cell office:value-type="string" calcext:value-type="string">
            <text:p>o siódmej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88</text:p>
          </table:table-cell>
          <table:table-cell table:number-columns-repeated="4"/>
          <table:table-cell office:value-type="string" calcext:value-type="string">
            <text:p>в семь часов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89</text:p>
          </table:table-cell>
          <table:table-cell table:number-columns-repeated="4"/>
          <table:table-cell office:value-type="string" calcext:value-type="string">
            <text:p>o ósmej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89</text:p>
          </table:table-cell>
          <table:table-cell table:number-columns-repeated="4"/>
          <table:table-cell office:value-type="string" calcext:value-type="string">
            <text:p>в восемь часов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90</text:p>
          </table:table-cell>
          <table:table-cell table:number-columns-repeated="4"/>
          <table:table-cell office:value-type="string" calcext:value-type="string">
            <text:p>o dziewiątej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90</text:p>
          </table:table-cell>
          <table:table-cell table:number-columns-repeated="4"/>
          <table:table-cell office:value-type="string" calcext:value-type="string">
            <text:p>в девять часов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91</text:p>
          </table:table-cell>
          <table:table-cell table:number-columns-repeated="4"/>
          <table:table-cell office:value-type="string" calcext:value-type="string">
            <text:p>o dziesiątej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91</text:p>
          </table:table-cell>
          <table:table-cell table:number-columns-repeated="4"/>
          <table:table-cell office:value-type="string" calcext:value-type="string">
            <text:p>в десять часов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92</text:p>
          </table:table-cell>
          <table:table-cell table:number-columns-repeated="4"/>
          <table:table-cell office:value-type="string" calcext:value-type="string">
            <text:p>o jedenastej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92</text:p>
          </table:table-cell>
          <table:table-cell table:number-columns-repeated="4"/>
          <table:table-cell office:value-type="string" calcext:value-type="string">
            <text:p>в одиннадцать часов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93</text:p>
          </table:table-cell>
          <table:table-cell table:number-columns-repeated="4"/>
          <table:table-cell office:value-type="string" calcext:value-type="string">
            <text:p>o dwunastej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93</text:p>
          </table:table-cell>
          <table:table-cell table:number-columns-repeated="4"/>
          <table:table-cell office:value-type="string" calcext:value-type="string">
            <text:p>в двенадцать часов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94</text:p>
          </table:table-cell>
          <table:table-cell table:number-columns-repeated="4"/>
          <table:table-cell office:value-type="string" calcext:value-type="string">
            <text:p>trzynasta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94</text:p>
          </table:table-cell>
          <table:table-cell table:number-columns-repeated="4"/>
          <table:table-cell office:value-type="string" calcext:value-type="string">
            <text:p>тринадцать часов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95</text:p>
          </table:table-cell>
          <table:table-cell table:number-columns-repeated="4"/>
          <table:table-cell office:value-type="string" calcext:value-type="string">
            <text:p>czternasta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95</text:p>
          </table:table-cell>
          <table:table-cell table:number-columns-repeated="4"/>
          <table:table-cell office:value-type="string" calcext:value-type="string">
            <text:p>четырнадцать часов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96</text:p>
          </table:table-cell>
          <table:table-cell table:number-columns-repeated="4"/>
          <table:table-cell office:value-type="string" calcext:value-type="string">
            <text:p>piętnasta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96</text:p>
          </table:table-cell>
          <table:table-cell table:number-columns-repeated="4"/>
          <table:table-cell office:value-type="string" calcext:value-type="string">
            <text:p>пятнадцать часов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97</text:p>
          </table:table-cell>
          <table:table-cell table:number-columns-repeated="4"/>
          <table:table-cell office:value-type="string" calcext:value-type="string">
            <text:p>szesnasta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97</text:p>
          </table:table-cell>
          <table:table-cell table:number-columns-repeated="4"/>
          <table:table-cell office:value-type="string" calcext:value-type="string">
            <text:p>шестнадцать часов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98</text:p>
          </table:table-cell>
          <table:table-cell table:number-columns-repeated="4"/>
          <table:table-cell office:value-type="string" calcext:value-type="string">
            <text:p>siedemnasta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98</text:p>
          </table:table-cell>
          <table:table-cell table:number-columns-repeated="4"/>
          <table:table-cell office:value-type="string" calcext:value-type="string">
            <text:p>семнадцать часов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99</text:p>
          </table:table-cell>
          <table:table-cell table:number-columns-repeated="4"/>
          <table:table-cell office:value-type="string" calcext:value-type="string">
            <text:p>osiemnasta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99</text:p>
          </table:table-cell>
          <table:table-cell table:number-columns-repeated="4"/>
          <table:table-cell office:value-type="string" calcext:value-type="string">
            <text:p>восемнадцать часов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100</text:p>
          </table:table-cell>
          <table:table-cell table:number-columns-repeated="4"/>
          <table:table-cell office:value-type="string" calcext:value-type="string">
            <text:p>dziewiętnasta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100</text:p>
          </table:table-cell>
          <table:table-cell table:number-columns-repeated="4"/>
          <table:table-cell office:value-type="string" calcext:value-type="string">
            <text:p>девятнадцать часов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101</text:p>
          </table:table-cell>
          <table:table-cell table:number-columns-repeated="4"/>
          <table:table-cell office:value-type="string" calcext:value-type="string">
            <text:p>dwudziesta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101</text:p>
          </table:table-cell>
          <table:table-cell table:number-columns-repeated="4"/>
          <table:table-cell office:value-type="string" calcext:value-type="string">
            <text:p>двадцать часов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102</text:p>
          </table:table-cell>
          <table:table-cell table:number-columns-repeated="4"/>
          <table:table-cell office:value-type="string" calcext:value-type="string">
            <text:p>dwudziesta pierwsza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102</text:p>
          </table:table-cell>
          <table:table-cell table:number-columns-repeated="4"/>
          <table:table-cell office:value-type="string" calcext:value-type="string">
            <text:p>двадцать один час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103</text:p>
          </table:table-cell>
          <table:table-cell table:number-columns-repeated="4"/>
          <table:table-cell office:value-type="string" calcext:value-type="string">
            <text:p>dwudziesta druga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103</text:p>
          </table:table-cell>
          <table:table-cell table:number-columns-repeated="4"/>
          <table:table-cell office:value-type="string" calcext:value-type="string">
            <text:p>двадцать два часа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104</text:p>
          </table:table-cell>
          <table:table-cell table:number-columns-repeated="4"/>
          <table:table-cell office:value-type="string" calcext:value-type="string">
            <text:p>dwudziesta trzecia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104</text:p>
          </table:table-cell>
          <table:table-cell table:number-columns-repeated="4"/>
          <table:table-cell office:value-type="string" calcext:value-type="string">
            <text:p>двадцать три часа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105</text:p>
          </table:table-cell>
          <table:table-cell table:number-columns-repeated="4"/>
          <table:table-cell office:value-type="string" calcext:value-type="string">
            <text:p>północ</text:p>
          </table:table-cell>
          <table:table-cell table:number-columns-repeated="1018"/>
        </table:table-row>
        <table:table-row table:style-name="ro6">
          <table:table-cell table:style-name="ce379" office:value-type="string" calcext:value-type="string">
            <text:p>A105</text:p>
          </table:table-cell>
          <table:table-cell table:number-columns-repeated="4"/>
          <table:table-cell office:value-type="string" calcext:value-type="string">
            <text:p>двадцать четыре часа</text:p>
          </table:table-cell>
          <table:table-cell table:number-columns-repeated="1018"/>
        </table:table-row>
        <calcext:conditional-formats>
          <calcext:conditional-format calcext:target-range-address="Liczebniki.I1:Liczebniki.L1 Liczebniki.A1:Liczebniki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O1:Liczebniki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H1:Liczebniki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M1:Liczebniki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5 Liczebniki.A7:Liczebniki.A7 Liczebniki.A9:Liczebniki.A9 Liczebniki.A11:Liczebniki.A11 Liczebniki.A13:Liczebniki.A13 Liczebniki.A15:Liczebniki.A15 Liczebniki.A17:Liczebniki.A17 Liczebniki.A19:Liczebniki.A19 Liczebniki.A21:Liczebniki.A21 Liczebniki.A23:Liczebniki.A23 Liczebniki.A25:Liczebniki.A25 Liczebniki.A27:Liczebniki.A27 Liczebniki.A29:Liczebniki.A29 Liczebniki.A31:Liczebniki.A31 Liczebniki.A33:Liczebniki.A33 Liczebniki.A35:Liczebniki.A35 Liczebniki.A37:Liczebniki.A37 Liczebniki.A39:Liczebniki.A39 Liczebniki.A41:Liczebniki.A41 Liczebniki.A43:Liczebniki.A43 Liczebniki.A45:Liczebniki.A45 Liczebniki.A47:Liczebniki.A47 Liczebniki.A49:Liczebniki.A49 Liczebniki.A51:Liczebniki.A51 Liczebniki.A53:Liczebniki.A53 Liczebniki.A55:Liczebniki.A55 Liczebniki.A57:Liczebniki.A57 Liczebniki.A59:Liczebniki.A59 Liczebniki.A61:Liczebniki.A61 Liczebniki.A63:Liczebniki.A63 Liczebniki.A65:Liczebniki.A65 Liczebniki.A67:Liczebniki.A67 Liczebniki.A69:Liczebniki.A69 Liczebniki.A71:Liczebniki.A71 Liczebniki.A73:Liczebniki.A73 Liczebniki.A75:Liczebniki.A75 Liczebniki.A77:Liczebniki.A77 Liczebniki.A79:Liczebniki.A79 Liczebniki.A81:Liczebniki.A81 Liczebniki.A83:Liczebniki.A83 Liczebniki.A85:Liczebniki.A85 Liczebniki.A87:Liczebniki.A87 Liczebniki.A89:Liczebniki.A89 Liczebniki.A91:Liczebniki.A91 Liczebniki.A93:Liczebniki.A93 Liczebniki.A95:Liczebniki.A95 Liczebniki.A97:Liczebniki.A97 Liczebniki.A99:Liczebniki.A99 Liczebniki.A101:Liczebniki.A101 Liczebniki.A103:Liczebniki.A103 Liczebniki.A105:Liczebniki.A105 Liczebniki.A107:Liczebniki.A107 Liczebniki.A109:Liczebniki.A109 Liczebniki.A111:Liczebniki.A111 Liczebniki.A113:Liczebniki.A113 Liczebniki.A115:Liczebniki.A115 Liczebniki.A117:Liczebniki.A117 Liczebniki.A119:Liczebniki.A119 Liczebniki.A121:Liczebniki.A121 Liczebniki.A123:Liczebniki.A123 Liczebniki.A125:Liczebniki.A125 Liczebniki.A127:Liczebniki.A127 Liczebniki.A129:Liczebniki.A129 Liczebniki.A131:Liczebniki.A131 Liczebniki.A133:Liczebniki.A133 Liczebniki.A135:Liczebniki.A135 Liczebniki.A137:Liczebniki.A137 Liczebniki.A139:Liczebniki.A139 Liczebniki.A141:Liczebniki.A141 Liczebniki.A143:Liczebniki.A143 Liczebniki.A145:Liczebniki.A145 Liczebniki.A147:Liczebniki.A147 Liczebniki.A149:Liczebniki.A149 Liczebniki.A151:Liczebniki.A151 Liczebniki.A153:Liczebniki.A153 Liczebniki.A155:Liczebniki.A155 Liczebniki.A157:Liczebniki.A157 Liczebniki.A159:Liczebniki.A159 Liczebniki.A161:Liczebniki.A161 Liczebniki.A163:Liczebniki.A163 Liczebniki.A165:Liczebniki.A165 Liczebniki.A167:Liczebniki.A167 Liczebniki.A169:Liczebniki.A169 Liczebniki.A171:Liczebniki.A171 Liczebniki.A173:Liczebniki.A173 Liczebniki.A175:Liczebniki.A175 Liczebniki.A177:Liczebniki.A177 Liczebniki.A179:Liczebniki.A179 Liczebniki.A181:Liczebniki.A181 Liczebniki.A183:Liczebniki.A183 Liczebniki.A185:Liczebniki.A185 Liczebniki.A187:Liczebniki.A187 Liczebniki.A189:Liczebniki.A189 Liczebniki.A191:Liczebniki.A191 Liczebniki.A193:Liczebniki.A193 Liczebniki.A195:Liczebniki.A195 Liczebniki.A197:Liczebniki.A197 Liczebniki.A199:Liczebniki.A199 Liczebniki.A201:Liczebniki.A201 Liczebniki.A203:Liczebniki.A203 Liczebniki.A205:Liczebniki.A205 Liczebniki.A207:Liczebniki.A207 Liczebniki.A209:Liczebniki.A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5 Liczebniki.A7:Liczebniki.A7 Liczebniki.A9:Liczebniki.A9 Liczebniki.A11:Liczebniki.A11 Liczebniki.A13:Liczebniki.A13 Liczebniki.A15:Liczebniki.A15 Liczebniki.A17:Liczebniki.A17 Liczebniki.A19:Liczebniki.A19 Liczebniki.A21:Liczebniki.A21 Liczebniki.A23:Liczebniki.A23 Liczebniki.A25:Liczebniki.A25 Liczebniki.A27:Liczebniki.A27 Liczebniki.A29:Liczebniki.A29 Liczebniki.A31:Liczebniki.A31 Liczebniki.A33:Liczebniki.A33 Liczebniki.A35:Liczebniki.A35 Liczebniki.A37:Liczebniki.A37 Liczebniki.A39:Liczebniki.A39 Liczebniki.A41:Liczebniki.A41 Liczebniki.A43:Liczebniki.A43 Liczebniki.A45:Liczebniki.A45 Liczebniki.A47:Liczebniki.A47 Liczebniki.A49:Liczebniki.A49 Liczebniki.A51:Liczebniki.A51 Liczebniki.A53:Liczebniki.A53 Liczebniki.A55:Liczebniki.A55 Liczebniki.A57:Liczebniki.A57 Liczebniki.A59:Liczebniki.A59 Liczebniki.A61:Liczebniki.A61 Liczebniki.A63:Liczebniki.A63 Liczebniki.A65:Liczebniki.A65 Liczebniki.A67:Liczebniki.A67 Liczebniki.A69:Liczebniki.A69 Liczebniki.A71:Liczebniki.A71 Liczebniki.A73:Liczebniki.A73 Liczebniki.A75:Liczebniki.A75 Liczebniki.A77:Liczebniki.A77 Liczebniki.A79:Liczebniki.A79 Liczebniki.A81:Liczebniki.A81 Liczebniki.A83:Liczebniki.A83 Liczebniki.A85:Liczebniki.A85 Liczebniki.A87:Liczebniki.A87 Liczebniki.A89:Liczebniki.A89 Liczebniki.A91:Liczebniki.A91 Liczebniki.A93:Liczebniki.A93 Liczebniki.A95:Liczebniki.A95 Liczebniki.A97:Liczebniki.A97 Liczebniki.A99:Liczebniki.A99 Liczebniki.A101:Liczebniki.A101 Liczebniki.A103:Liczebniki.A103 Liczebniki.A105:Liczebniki.A105 Liczebniki.A107:Liczebniki.A107 Liczebniki.A109:Liczebniki.A109 Liczebniki.A111:Liczebniki.A111 Liczebniki.A113:Liczebniki.A113 Liczebniki.A115:Liczebniki.A115 Liczebniki.A117:Liczebniki.A117 Liczebniki.A119:Liczebniki.A119 Liczebniki.A121:Liczebniki.A121 Liczebniki.A123:Liczebniki.A123 Liczebniki.A125:Liczebniki.A125 Liczebniki.A127:Liczebniki.A127 Liczebniki.A129:Liczebniki.A129 Liczebniki.A131:Liczebniki.A131 Liczebniki.A133:Liczebniki.A133 Liczebniki.A135:Liczebniki.A135 Liczebniki.A137:Liczebniki.A137 Liczebniki.A139:Liczebniki.A139 Liczebniki.A141:Liczebniki.A141 Liczebniki.A143:Liczebniki.A143 Liczebniki.A145:Liczebniki.A145 Liczebniki.A147:Liczebniki.A147 Liczebniki.A149:Liczebniki.A149 Liczebniki.A151:Liczebniki.A151 Liczebniki.A153:Liczebniki.A153 Liczebniki.A155:Liczebniki.A155 Liczebniki.A157:Liczebniki.A157 Liczebniki.A159:Liczebniki.A159 Liczebniki.A161:Liczebniki.A161 Liczebniki.A163:Liczebniki.A163 Liczebniki.A165:Liczebniki.A165 Liczebniki.A167:Liczebniki.A167 Liczebniki.A169:Liczebniki.A169 Liczebniki.A171:Liczebniki.A171 Liczebniki.A173:Liczebniki.A173 Liczebniki.A175:Liczebniki.A175 Liczebniki.A177:Liczebniki.A177 Liczebniki.A179:Liczebniki.A179 Liczebniki.A181:Liczebniki.A181 Liczebniki.A183:Liczebniki.A183 Liczebniki.A185:Liczebniki.A185 Liczebniki.A187:Liczebniki.A187 Liczebniki.A189:Liczebniki.A189 Liczebniki.A191:Liczebniki.A191 Liczebniki.A193:Liczebniki.A193 Liczebniki.A195:Liczebniki.A195 Liczebniki.A197:Liczebniki.A197 Liczebniki.A199:Liczebniki.A199 Liczebniki.A201:Liczebniki.A201 Liczebniki.A203:Liczebniki.A203 Liczebniki.A205:Liczebniki.A205 Liczebniki.A207:Liczebniki.A207 Liczebniki.A209:Liczebniki.A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4 Liczebniki.A6:Liczebniki.A6 Liczebniki.A8:Liczebniki.A8 Liczebniki.A10:Liczebniki.A10 Liczebniki.A12:Liczebniki.A12 Liczebniki.A14:Liczebniki.A14 Liczebniki.A16:Liczebniki.A16 Liczebniki.A18:Liczebniki.A18 Liczebniki.A20:Liczebniki.A20 Liczebniki.A22:Liczebniki.A22 Liczebniki.A24:Liczebniki.A24 Liczebniki.A26:Liczebniki.A26 Liczebniki.A28:Liczebniki.A28 Liczebniki.A30:Liczebniki.A30 Liczebniki.A32:Liczebniki.A32 Liczebniki.A34:Liczebniki.A34 Liczebniki.A36:Liczebniki.A36 Liczebniki.A38:Liczebniki.A38 Liczebniki.A40:Liczebniki.A40 Liczebniki.A42:Liczebniki.A42 Liczebniki.A44:Liczebniki.A44 Liczebniki.A46:Liczebniki.A46 Liczebniki.A48:Liczebniki.A48 Liczebniki.A50:Liczebniki.A50 Liczebniki.A52:Liczebniki.A52 Liczebniki.A54:Liczebniki.A54 Liczebniki.A56:Liczebniki.A56 Liczebniki.A58:Liczebniki.A58 Liczebniki.A60:Liczebniki.A60 Liczebniki.A62:Liczebniki.A62 Liczebniki.A64:Liczebniki.A64 Liczebniki.A66:Liczebniki.A66 Liczebniki.A68:Liczebniki.A68 Liczebniki.A70:Liczebniki.A70 Liczebniki.A72:Liczebniki.A72 Liczebniki.A74:Liczebniki.A74 Liczebniki.A76:Liczebniki.A76 Liczebniki.A78:Liczebniki.A78 Liczebniki.A80:Liczebniki.A80 Liczebniki.A82:Liczebniki.A82 Liczebniki.A84:Liczebniki.A84 Liczebniki.A86:Liczebniki.A86 Liczebniki.A88:Liczebniki.A88 Liczebniki.A90:Liczebniki.A90 Liczebniki.A92:Liczebniki.A92 Liczebniki.A94:Liczebniki.A94 Liczebniki.A96:Liczebniki.A96 Liczebniki.A98:Liczebniki.A98 Liczebniki.A100:Liczebniki.A100 Liczebniki.A102:Liczebniki.A102 Liczebniki.A104:Liczebniki.A104 Liczebniki.A106:Liczebniki.A106 Liczebniki.A108:Liczebniki.A108 Liczebniki.A110:Liczebniki.A110 Liczebniki.A112:Liczebniki.A112 Liczebniki.A114:Liczebniki.A114 Liczebniki.A116:Liczebniki.A116 Liczebniki.A118:Liczebniki.A118 Liczebniki.A120:Liczebniki.A120 Liczebniki.A122:Liczebniki.A122 Liczebniki.A124:Liczebniki.A124 Liczebniki.A126:Liczebniki.A126 Liczebniki.A128:Liczebniki.A128 Liczebniki.A130:Liczebniki.A130 Liczebniki.A132:Liczebniki.A132 Liczebniki.A134:Liczebniki.A134 Liczebniki.A136:Liczebniki.A136 Liczebniki.A138:Liczebniki.A138 Liczebniki.A140:Liczebniki.A140 Liczebniki.A142:Liczebniki.A142 Liczebniki.A144:Liczebniki.A144 Liczebniki.A146:Liczebniki.A146 Liczebniki.A148:Liczebniki.A148 Liczebniki.A150:Liczebniki.A150 Liczebniki.A152:Liczebniki.A152 Liczebniki.A154:Liczebniki.A154 Liczebniki.A156:Liczebniki.A156 Liczebniki.A158:Liczebniki.A158 Liczebniki.A160:Liczebniki.A160 Liczebniki.A162:Liczebniki.A162 Liczebniki.A164:Liczebniki.A164 Liczebniki.A166:Liczebniki.A166 Liczebniki.A168:Liczebniki.A168 Liczebniki.A170:Liczebniki.A170 Liczebniki.A172:Liczebniki.A172 Liczebniki.A174:Liczebniki.A174 Liczebniki.A176:Liczebniki.A176 Liczebniki.A178:Liczebniki.A178 Liczebniki.A180:Liczebniki.A180 Liczebniki.A182:Liczebniki.A182 Liczebniki.A184:Liczebniki.A184 Liczebniki.A186:Liczebniki.A186 Liczebniki.A188:Liczebniki.A188 Liczebniki.A190:Liczebniki.A190 Liczebniki.A192:Liczebniki.A192 Liczebniki.A194:Liczebniki.A194 Liczebniki.A196:Liczebniki.A196 Liczebniki.A198:Liczebniki.A198 Liczebniki.A200:Liczebniki.A200 Liczebniki.A202:Liczebniki.A202 Liczebniki.A204:Liczebniki.A204 Liczebniki.A206:Liczebniki.A206 Liczebniki.A208:Liczebniki.A208 Liczebniki.A210:Liczebniki.A2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4 Liczebniki.A6:Liczebniki.A6 Liczebniki.A8:Liczebniki.A8 Liczebniki.A10:Liczebniki.A10 Liczebniki.A12:Liczebniki.A12 Liczebniki.A14:Liczebniki.A14 Liczebniki.A16:Liczebniki.A16 Liczebniki.A18:Liczebniki.A18 Liczebniki.A20:Liczebniki.A20 Liczebniki.A22:Liczebniki.A22 Liczebniki.A24:Liczebniki.A24 Liczebniki.A26:Liczebniki.A26 Liczebniki.A28:Liczebniki.A28 Liczebniki.A30:Liczebniki.A30 Liczebniki.A32:Liczebniki.A32 Liczebniki.A34:Liczebniki.A34 Liczebniki.A36:Liczebniki.A36 Liczebniki.A38:Liczebniki.A38 Liczebniki.A40:Liczebniki.A40 Liczebniki.A42:Liczebniki.A42 Liczebniki.A44:Liczebniki.A44 Liczebniki.A46:Liczebniki.A46 Liczebniki.A48:Liczebniki.A48 Liczebniki.A50:Liczebniki.A50 Liczebniki.A52:Liczebniki.A52 Liczebniki.A54:Liczebniki.A54 Liczebniki.A56:Liczebniki.A56 Liczebniki.A58:Liczebniki.A58 Liczebniki.A60:Liczebniki.A60 Liczebniki.A62:Liczebniki.A62 Liczebniki.A64:Liczebniki.A64 Liczebniki.A66:Liczebniki.A66 Liczebniki.A68:Liczebniki.A68 Liczebniki.A70:Liczebniki.A70 Liczebniki.A72:Liczebniki.A72 Liczebniki.A74:Liczebniki.A74 Liczebniki.A76:Liczebniki.A76 Liczebniki.A78:Liczebniki.A78 Liczebniki.A80:Liczebniki.A80 Liczebniki.A82:Liczebniki.A82 Liczebniki.A84:Liczebniki.A84 Liczebniki.A86:Liczebniki.A86 Liczebniki.A88:Liczebniki.A88 Liczebniki.A90:Liczebniki.A90 Liczebniki.A92:Liczebniki.A92 Liczebniki.A94:Liczebniki.A94 Liczebniki.A96:Liczebniki.A96 Liczebniki.A98:Liczebniki.A98 Liczebniki.A100:Liczebniki.A100 Liczebniki.A102:Liczebniki.A102 Liczebniki.A104:Liczebniki.A104 Liczebniki.A106:Liczebniki.A106 Liczebniki.A108:Liczebniki.A108 Liczebniki.A110:Liczebniki.A110 Liczebniki.A112:Liczebniki.A112 Liczebniki.A114:Liczebniki.A114 Liczebniki.A116:Liczebniki.A116 Liczebniki.A118:Liczebniki.A118 Liczebniki.A120:Liczebniki.A120 Liczebniki.A122:Liczebniki.A122 Liczebniki.A124:Liczebniki.A124 Liczebniki.A126:Liczebniki.A126 Liczebniki.A128:Liczebniki.A128 Liczebniki.A130:Liczebniki.A130 Liczebniki.A132:Liczebniki.A132 Liczebniki.A134:Liczebniki.A134 Liczebniki.A136:Liczebniki.A136 Liczebniki.A138:Liczebniki.A138 Liczebniki.A140:Liczebniki.A140 Liczebniki.A142:Liczebniki.A142 Liczebniki.A144:Liczebniki.A144 Liczebniki.A146:Liczebniki.A146 Liczebniki.A148:Liczebniki.A148 Liczebniki.A150:Liczebniki.A150 Liczebniki.A152:Liczebniki.A152 Liczebniki.A154:Liczebniki.A154 Liczebniki.A156:Liczebniki.A156 Liczebniki.A158:Liczebniki.A158 Liczebniki.A160:Liczebniki.A160 Liczebniki.A162:Liczebniki.A162 Liczebniki.A164:Liczebniki.A164 Liczebniki.A166:Liczebniki.A166 Liczebniki.A168:Liczebniki.A168 Liczebniki.A170:Liczebniki.A170 Liczebniki.A172:Liczebniki.A172 Liczebniki.A174:Liczebniki.A174 Liczebniki.A176:Liczebniki.A176 Liczebniki.A178:Liczebniki.A178 Liczebniki.A180:Liczebniki.A180 Liczebniki.A182:Liczebniki.A182 Liczebniki.A184:Liczebniki.A184 Liczebniki.A186:Liczebniki.A186 Liczebniki.A188:Liczebniki.A188 Liczebniki.A190:Liczebniki.A190 Liczebniki.A192:Liczebniki.A192 Liczebniki.A194:Liczebniki.A194 Liczebniki.A196:Liczebniki.A196 Liczebniki.A198:Liczebniki.A198 Liczebniki.A200:Liczebniki.A200 Liczebniki.A202:Liczebniki.A202 Liczebniki.A204:Liczebniki.A204 Liczebniki.A206:Liczebniki.A206 Liczebniki.A208:Liczebniki.A208 Liczebniki.A210:Liczebniki.A2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J2:Liczebniki.N2 Liczebniki.E2:Liczebniki.H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2:Liczebniki.A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D2:Liczebniki.O2">
            <calcext:condition calcext:apply-style-name="Безымянный2" calcext:value="formula-is([$falshCardA1.$D2]=rzeczownik)" calcext:base-cell-address="Liczebniki.D2"/>
          </calcext:conditional-format>
          <calcext:conditional-format calcext:target-range-address="Liczebniki.D2:Liczebniki.O2">
            <calcext:condition calcext:apply-style-name="Безымянный2" calcext:value="=&quot;rzeczownik&quot;" calcext:base-cell-address="Liczebniki.D2"/>
          </calcext:conditional-format>
          <calcext:conditional-format calcext:target-range-address="Liczebniki.B2:Liczebniki.B2">
            <calcext:condition calcext:apply-style-name="Безымянный2" calcext:value="formula-is([$falshCardA1.$D2]=rzeczownik)" calcext:base-cell-address="Liczebniki.B2"/>
          </calcext:conditional-format>
          <calcext:conditional-format calcext:target-range-address="Liczebniki.B2:Liczebniki.B2">
            <calcext:condition calcext:apply-style-name="Безымянный2" calcext:value="=&quot;rzeczownik&quot;" calcext:base-cell-address="Liczebniki.B2"/>
          </calcext:conditional-format>
          <calcext:conditional-format calcext:target-range-address="Liczebniki.C2:Liczebniki.C2">
            <calcext:condition calcext:apply-style-name="Безымянный2" calcext:value="formula-is([$falshCardA1.$D2]=rzeczownik)" calcext:base-cell-address="Liczebniki.C2"/>
          </calcext:conditional-format>
          <calcext:conditional-format calcext:target-range-address="Liczebniki.C2:Liczebniki.C2">
            <calcext:condition calcext:apply-style-name="Безымянный2" calcext:value="=&quot;rzeczownik&quot;" calcext:base-cell-address="Liczebniki.C2"/>
          </calcext:conditional-format>
        </calcext:conditional-formats>
      </table:table>
      <table:table table:name="Slowki" table:style-name="ta1">
        <table:table-column table:style-name="co47" table:default-cell-style-name="ce19"/>
        <table:table-column table:style-name="co48" table:number-columns-repeated="6" table:default-cell-style-name="ce19"/>
        <table:table-column table:style-name="co13" table:number-columns-repeated="1014" table:default-cell-style-name="ce19"/>
        <table:table-row table:style-name="ro3">
          <table:table-cell table:style-name="ce414" office:value-type="string" calcext:value-type="string">
            <text:p>Есть</text:p>
          </table:table-cell>
          <table:table-cell table:style-name="ce414" office:value-type="string" calcext:value-type="string">
            <text:p>Часть речи</text:p>
          </table:table-cell>
          <table:table-cell table:style-name="ce414" office:value-type="string" calcext:value-type="string">
            <text:p>Pl</text:p>
          </table:table-cell>
          <table:table-cell table:style-name="ce414" office:value-type="string" calcext:value-type="string">
            <text:p>Ru</text:p>
          </table:table-cell>
          <table:table-cell table:number-columns-repeated="1017"/>
        </table:table-row>
        <table:table-row table:style-name="ro3">
          <table:table-cell table:style-name="ce111" table:formula="of:=IF(ISNA(VLOOKUP([.C2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przymiotnik</text:p>
          </table:table-cell>
          <table:table-cell table:style-name="ce178" office:value-type="string" calcext:value-type="string">
            <text:p>Dumny</text:p>
          </table:table-cell>
          <table:table-cell table:style-name="ce178" office:value-type="string" calcext:value-type="string">
            <text:p>Гордый</text:p>
          </table:table-cell>
          <table:table-cell table:style-name="ce178"/>
          <table:table-cell table:style-name="Default" table:number-columns-repeated="2"/>
          <table:table-cell table:number-columns-repeated="1014"/>
        </table:table-row>
        <table:table-row table:style-name="ro3">
          <table:table-cell table:style-name="ce111" table:formula="of:=IF(ISNA(VLOOKUP([.C3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przymiotnik</text:p>
          </table:table-cell>
          <table:table-cell table:style-name="ce178" office:value-type="string" calcext:value-type="string">
            <text:p>Rozpromieniona</text:p>
          </table:table-cell>
          <table:table-cell table:style-name="ce405" office:value-type="string" calcext:value-type="string">
            <text:p>Светящаяся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4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przymiotnik</text:p>
          </table:table-cell>
          <table:table-cell table:style-name="ce178" office:value-type="string" calcext:value-type="string">
            <text:p>Rozpromieniony</text:p>
          </table:table-cell>
          <table:table-cell table:style-name="ce405" office:value-type="string" calcext:value-type="string">
            <text:p>Светящийся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5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przymiotnik</text:p>
          </table:table-cell>
          <table:table-cell table:style-name="ce178" office:value-type="string" calcext:value-type="string">
            <text:p>Przezioczysty</text:p>
          </table:table-cell>
          <table:table-cell table:style-name="ce178" office:value-type="string" calcext:value-type="string">
            <text:p>Прозрачный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6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przymiotnik</text:p>
          </table:table-cell>
          <table:table-cell table:style-name="ce178" office:value-type="string" calcext:value-type="string">
            <text:p>Opętany</text:p>
          </table:table-cell>
          <table:table-cell table:style-name="ce178" office:value-type="string" calcext:value-type="string">
            <text:p>Одержимый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7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przymiotnik</text:p>
          </table:table-cell>
          <table:table-cell table:style-name="ce178" office:value-type="string" calcext:value-type="string">
            <text:p>Stracony</text:p>
          </table:table-cell>
          <table:table-cell table:style-name="ce178" office:value-type="string" calcext:value-type="string">
            <text:p>Потеряный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8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przymiotnik</text:p>
          </table:table-cell>
          <table:table-cell table:style-name="ce178" office:value-type="string" calcext:value-type="string">
            <text:p>Zeszly</text:p>
          </table:table-cell>
          <table:table-cell table:style-name="ce178" office:value-type="string" calcext:value-type="string">
            <text:p>Прошлый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9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03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Błąd</text:p>
          </table:table-cell>
          <table:table-cell table:style-name="ce178" office:value-type="string" calcext:value-type="string">
            <text:p>Ошибка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10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03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Zachowanie</text:p>
          </table:table-cell>
          <table:table-cell table:style-name="ce178" office:value-type="string" calcext:value-type="string">
            <text:p>Поведение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11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03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Opinie</text:p>
          </table:table-cell>
          <table:table-cell table:style-name="ce178" office:value-type="string" calcext:value-type="string">
            <text:p>Мнение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12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03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Opętanie</text:p>
          </table:table-cell>
          <table:table-cell table:style-name="ce178" office:value-type="string" calcext:value-type="string">
            <text:p>Одержимость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13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03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Bezczelność</text:p>
          </table:table-cell>
          <table:table-cell table:style-name="ce178" office:value-type="string" calcext:value-type="string">
            <text:p>Наглость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14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03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Czyn</text:p>
          </table:table-cell>
          <table:table-cell table:style-name="ce178" office:value-type="string" calcext:value-type="string">
            <text:p>Действи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15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03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Kłamstwo</text:p>
          </table:table-cell>
          <table:table-cell table:style-name="ce178" office:value-type="string" calcext:value-type="string">
            <text:p>Врань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16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03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Rodzina</text:p>
          </table:table-cell>
          <table:table-cell table:style-name="ce178" office:value-type="string" calcext:value-type="string">
            <text:p>Семья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17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Rodzice</text:p>
          </table:table-cell>
          <table:table-cell table:style-name="ce178" office:value-type="string" calcext:value-type="string">
            <text:p>Родители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18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03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Rodzeństwo</text:p>
          </table:table-cell>
          <table:table-cell table:style-name="ce178" office:value-type="string" calcext:value-type="string">
            <text:p>Братья сестры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19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03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Klisza</text:p>
          </table:table-cell>
          <table:table-cell table:style-name="ce178" office:value-type="string" calcext:value-type="string">
            <text:p>Фотопленка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20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03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Skutek</text:p>
          </table:table-cell>
          <table:table-cell table:style-name="ce178" office:value-type="string" calcext:value-type="string">
            <text:p>Эффект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21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03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Warunek</text:p>
          </table:table-cell>
          <table:table-cell table:style-name="ce178" office:value-type="string" calcext:value-type="string">
            <text:p>Услови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22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03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Przebieg</text:p>
          </table:table-cell>
          <table:table-cell table:style-name="ce178" office:value-type="string" calcext:value-type="string">
            <text:p>Процесс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23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03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Wydarzenie</text:p>
          </table:table-cell>
          <table:table-cell table:style-name="ce178" office:value-type="string" calcext:value-type="string">
            <text:p>Событи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24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03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Obojętność</text:p>
          </table:table-cell>
          <table:table-cell table:style-name="ce178" office:value-type="string" calcext:value-type="string">
            <text:p>Безразличи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25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03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Ustawienie</text:p>
          </table:table-cell>
          <table:table-cell table:style-name="ce178" office:value-type="string" calcext:value-type="string">
            <text:p>Параметр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26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03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Domysł </text:p>
          </table:table-cell>
          <table:table-cell table:style-name="ce178" office:value-type="string" calcext:value-type="string">
            <text:p>Догадка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27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03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Przydomek</text:p>
          </table:table-cell>
          <table:table-cell table:style-name="ce178" office:value-type="string" calcext:value-type="string">
            <text:p>Прозвищ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28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03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Gałąź</text:p>
          </table:table-cell>
          <table:table-cell table:style-name="ce178" office:value-type="string" calcext:value-type="string">
            <text:p>Ветка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29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03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Lącznościowiec</text:p>
          </table:table-cell>
          <table:table-cell table:style-name="ce178" office:value-type="string" calcext:value-type="string">
            <text:p>Связист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30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03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Lączność</text:p>
          </table:table-cell>
          <table:table-cell table:style-name="ce178" office:value-type="string" calcext:value-type="string">
            <text:p>Связь</text:p>
          </table:table-cell>
          <table:table-cell table:style-name="ce178" table:number-columns-repeated="3"/>
          <table:table-cell table:number-columns-repeated="1014"/>
        </table:table-row>
        <table:table-row table:style-name="ro3">
          <table:table-cell table:style-name="ce111" table:formula="of:=IF(ISNA(VLOOKUP([.C31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03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Przyczyna</text:p>
          </table:table-cell>
          <table:table-cell table:style-name="ce178" office:value-type="string" calcext:value-type="string">
            <text:p>Причина</text:p>
          </table:table-cell>
          <table:table-cell table:style-name="ce178" table:number-columns-repeated="3"/>
          <table:table-cell table:number-columns-repeated="1014"/>
        </table:table-row>
        <table:table-row table:style-name="ro3">
          <table:table-cell table:style-name="ce111" table:formula="of:=IF(ISNA(VLOOKUP([.C32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03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Stosunek</text:p>
          </table:table-cell>
          <table:table-cell table:style-name="ce178" office:value-type="string" calcext:value-type="string">
            <text:p>Связь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33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03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Skutek</text:p>
          </table:table-cell>
          <table:table-cell table:style-name="ce178" office:value-type="string" calcext:value-type="string">
            <text:p>Следстви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34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03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Pojęcie</text:p>
          </table:table-cell>
          <table:table-cell table:style-name="ce178" office:value-type="string" calcext:value-type="string">
            <text:p>Поняти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35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03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Parawan</text:p>
          </table:table-cell>
          <table:table-cell table:style-name="ce178" office:value-type="string" calcext:value-type="string">
            <text:p>Ширма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111" table:formula="of:=IF(ISNA(VLOOKUP([.C36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Definować</text:p>
          </table:table-cell>
          <table:table-cell table:style-name="ce178" office:value-type="string" calcext:value-type="string">
            <text:p>Определять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111" table:formula="of:=IF(ISNA(VLOOKUP([.C37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Wyznaczać</text:p>
          </table:table-cell>
          <table:table-cell table:style-name="ce178" office:value-type="string" calcext:value-type="string">
            <text:p>Определять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111" table:formula="of:=IF(ISNA(VLOOKUP([.C38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Decydować</text:p>
          </table:table-cell>
          <table:table-cell table:style-name="ce178" office:value-type="string" calcext:value-type="string">
            <text:p>Решать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111" table:formula="of:=IF(ISNA(VLOOKUP([.C39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Potrafić</text:p>
          </table:table-cell>
          <table:table-cell table:style-name="ce178" office:value-type="string" calcext:value-type="string">
            <text:p>Суметь</text:p>
          </table:table-cell>
          <table:table-cell table:style-name="ce34"/>
          <table:table-cell table:number-columns-repeated="1016"/>
        </table:table-row>
        <table:table-row table:style-name="ro3">
          <table:table-cell table:style-name="ce111" table:formula="of:=IF(ISNA(VLOOKUP([.C40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Zawierać</text:p>
          </table:table-cell>
          <table:table-cell table:style-name="ce178" office:value-type="string" calcext:value-type="string">
            <text:p>Завершать</text:p>
          </table:table-cell>
          <table:table-cell table:style-name="ce34"/>
          <table:table-cell table:number-columns-repeated="1016"/>
        </table:table-row>
        <table:table-row table:style-name="ro3">
          <table:table-cell table:style-name="ce111" table:formula="of:=IF(ISNA(VLOOKUP([.C41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Przesadzać</text:p>
          </table:table-cell>
          <table:table-cell table:style-name="ce178" office:value-type="string" calcext:value-type="string">
            <text:p>Преувеличивать</text:p>
          </table:table-cell>
          <table:table-cell table:style-name="ce34"/>
          <table:table-cell table:number-columns-repeated="1016"/>
        </table:table-row>
        <table:table-row table:style-name="ro3">
          <table:table-cell table:style-name="ce111" table:formula="of:=IF(ISNA(VLOOKUP([.C42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Pada deść</text:p>
          </table:table-cell>
          <table:table-cell table:style-name="ce178" office:value-type="string" calcext:value-type="string">
            <text:p>Идет дождь</text:p>
          </table:table-cell>
          <table:table-cell table:style-name="ce34"/>
          <table:table-cell table:number-columns-repeated="1016"/>
        </table:table-row>
        <table:table-row table:style-name="ro3">
          <table:table-cell table:style-name="ce111" table:formula="of:=IF(ISNA(VLOOKUP([.C43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Polecać</text:p>
          </table:table-cell>
          <table:table-cell table:style-name="ce178" office:value-type="string" calcext:value-type="string">
            <text:p>Рекомендовать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111" table:formula="of:=IF(ISNA(VLOOKUP([.C44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Spędzać</text:p>
          </table:table-cell>
          <table:table-cell table:style-name="ce178" office:value-type="string" calcext:value-type="string">
            <text:p>Проводить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111" table:formula="of:=IF(ISNA(VLOOKUP([.C45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Spędzić</text:p>
          </table:table-cell>
          <table:table-cell table:style-name="ce178" office:value-type="string" calcext:value-type="string">
            <text:p>Провести</text:p>
          </table:table-cell>
          <table:table-cell table:style-name="ce178"/>
          <table:table-cell table:number-columns-repeated="1016"/>
        </table:table-row>
        <table:table-row table:style-name="ro3">
          <table:table-cell table:style-name="ce111" table:formula="of:=IF(ISNA(VLOOKUP([.C46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Krzątać</text:p>
          </table:table-cell>
          <table:table-cell table:style-name="ce178" office:value-type="string" calcext:value-type="string">
            <text:p>Вертеться</text:p>
          </table:table-cell>
          <table:table-cell table:number-columns-repeated="1017"/>
        </table:table-row>
        <table:table-row table:style-name="ro3">
          <table:table-cell table:style-name="ce111" table:formula="of:=IF(ISNA(VLOOKUP([.C47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Ufać</text:p>
          </table:table-cell>
          <table:table-cell table:style-name="ce178" office:value-type="string" calcext:value-type="string">
            <text:p>Доверять</text:p>
          </table:table-cell>
          <table:table-cell table:number-columns-repeated="1017"/>
        </table:table-row>
        <table:table-row table:style-name="ro3">
          <table:table-cell table:style-name="ce111" table:formula="of:=IF(ISNA(VLOOKUP([.C48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Zwinac</text:p>
          </table:table-cell>
          <table:table-cell table:style-name="ce178" office:value-type="string" calcext:value-type="string">
            <text:p>Сворачивать</text:p>
          </table:table-cell>
          <table:table-cell table:number-columns-repeated="1017"/>
        </table:table-row>
        <table:table-row table:style-name="ro3">
          <table:table-cell table:style-name="ce111" table:formula="of:=IF(ISNA(VLOOKUP([.C49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Pomylic się</text:p>
          </table:table-cell>
          <table:table-cell table:style-name="ce178" office:value-type="string" calcext:value-type="string">
            <text:p>Ошибаться</text:p>
          </table:table-cell>
          <table:table-cell table:number-columns-repeated="1017"/>
        </table:table-row>
        <table:table-row table:style-name="ro3">
          <table:table-cell table:style-name="ce111" table:formula="of:=IF(ISNA(VLOOKUP([.C50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Wylączyć</text:p>
          </table:table-cell>
          <table:table-cell table:style-name="ce178" office:value-type="string" calcext:value-type="string">
            <text:p>Выключить</text:p>
          </table:table-cell>
          <table:table-cell table:number-columns-repeated="1017"/>
        </table:table-row>
        <table:table-row table:style-name="ro3">
          <table:table-cell table:style-name="ce111" table:formula="of:=IF(ISNA(VLOOKUP([.C51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Sądzić</text:p>
          </table:table-cell>
          <table:table-cell table:style-name="ce178" office:value-type="string" calcext:value-type="string">
            <text:p>Полагать</text:p>
          </table:table-cell>
          <table:table-cell table:number-columns-repeated="1017"/>
        </table:table-row>
        <table:table-row table:style-name="ro3">
          <table:table-cell table:style-name="ce111" table:formula="of:=IF(ISNA(VLOOKUP([.C52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Zwyciężać</text:p>
          </table:table-cell>
          <table:table-cell table:style-name="ce178" office:value-type="string" calcext:value-type="string">
            <text:p>Побеждать</text:p>
          </table:table-cell>
          <table:table-cell table:number-columns-repeated="1017"/>
        </table:table-row>
        <table:table-row table:style-name="ro3">
          <table:table-cell table:style-name="ce111" table:formula="of:=IF(ISNA(VLOOKUP([.C53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Sugerować</text:p>
          </table:table-cell>
          <table:table-cell table:style-name="ce178" office:value-type="string" calcext:value-type="string">
            <text:p>Предполагать</text:p>
          </table:table-cell>
          <table:table-cell table:number-columns-repeated="1017"/>
        </table:table-row>
        <table:table-row table:style-name="ro3">
          <table:table-cell table:style-name="ce111" table:formula="of:=IF(ISNA(VLOOKUP([.C54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Obserwować</text:p>
          </table:table-cell>
          <table:table-cell table:style-name="ce178" office:value-type="string" calcext:value-type="string">
            <text:p>Наблюдать</text:p>
          </table:table-cell>
          <table:table-cell table:number-columns-repeated="1017"/>
        </table:table-row>
        <table:table-row table:style-name="ro3">
          <table:table-cell table:style-name="ce111" table:formula="of:=IF(ISNA(VLOOKUP([.C55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Precyzować</text:p>
          </table:table-cell>
          <table:table-cell table:style-name="ce178" office:value-type="string" calcext:value-type="string">
            <text:p>Уточнять</text:p>
          </table:table-cell>
          <table:table-cell table:number-columns-repeated="1017"/>
        </table:table-row>
        <table:table-row table:style-name="ro3">
          <table:table-cell table:style-name="ce111" table:formula="of:=IF(ISNA(VLOOKUP([.C56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Znależć</text:p>
          </table:table-cell>
          <table:table-cell table:style-name="ce178" office:value-type="string" calcext:value-type="string">
            <text:p>Найти</text:p>
          </table:table-cell>
          <table:table-cell table:number-columns-repeated="1017"/>
        </table:table-row>
        <table:table-row table:style-name="ro3">
          <table:table-cell table:style-name="ce111" table:formula="of:=IF(ISNA(VLOOKUP([.C57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Prezkadżać</text:p>
          </table:table-cell>
          <table:table-cell table:style-name="ce178" office:value-type="string" calcext:value-type="string">
            <text:p>Мешать</text:p>
          </table:table-cell>
          <table:table-cell table:number-columns-repeated="1017"/>
        </table:table-row>
        <table:table-row table:style-name="ro3">
          <table:table-cell table:style-name="ce111" table:formula="of:=IF(ISNA(VLOOKUP([.C58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przyimek</text:p>
          </table:table-cell>
          <table:table-cell table:style-name="ce178" office:value-type="string" calcext:value-type="string">
            <text:p>Wraz </text:p>
          </table:table-cell>
          <table:table-cell table:style-name="ce178" office:value-type="string" calcext:value-type="string">
            <text:p>Вместе</text:p>
          </table:table-cell>
          <table:table-cell table:number-columns-repeated="1017"/>
        </table:table-row>
        <table:table-row table:style-name="ro3">
          <table:table-cell table:style-name="ce111" table:formula="of:=IF(ISNA(VLOOKUP([.C59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Koniecznie</text:p>
          </table:table-cell>
          <table:table-cell table:style-name="ce178" office:value-type="string" calcext:value-type="string">
            <text:p>Обязательно</text:p>
          </table:table-cell>
          <table:table-cell table:number-columns-repeated="1017"/>
        </table:table-row>
        <table:table-row table:style-name="ro3">
          <table:table-cell table:style-name="ce111" table:formula="of:=IF(ISNA(VLOOKUP([.C60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Prędko</text:p>
          </table:table-cell>
          <table:table-cell table:style-name="ce178" office:value-type="string" calcext:value-type="string">
            <text:p>Скоро</text:p>
          </table:table-cell>
          <table:table-cell table:number-columns-repeated="1017"/>
        </table:table-row>
        <table:table-row table:style-name="ro3">
          <table:table-cell table:style-name="ce111" table:formula="of:=IF(ISNA(VLOOKUP([.C61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Obojętnie</text:p>
          </table:table-cell>
          <table:table-cell table:style-name="ce178" office:value-type="string" calcext:value-type="string">
            <text:p>Безразлично</text:p>
          </table:table-cell>
          <table:table-cell table:number-columns-repeated="1017"/>
        </table:table-row>
        <table:table-row table:style-name="ro3">
          <table:table-cell table:style-name="ce111" table:formula="of:=IF(ISNA(VLOOKUP([.C62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Zwykłe</text:p>
          </table:table-cell>
          <table:table-cell table:style-name="ce178" office:value-type="string" calcext:value-type="string">
            <text:p>Обычно</text:p>
          </table:table-cell>
          <table:table-cell table:number-columns-repeated="1017"/>
        </table:table-row>
        <table:table-row table:style-name="ro3">
          <table:table-cell table:style-name="ce111" table:formula="of:=IF(ISNA(VLOOKUP([.C63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Wcześniej</text:p>
          </table:table-cell>
          <table:table-cell table:style-name="ce178" office:value-type="string" calcext:value-type="string">
            <text:p>Раньше</text:p>
          </table:table-cell>
          <table:table-cell table:number-columns-repeated="1017"/>
        </table:table-row>
        <table:table-row table:style-name="ro3">
          <table:table-cell table:style-name="ce111" table:formula="of:=IF(ISNA(VLOOKUP([.C64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Wszędzie</text:p>
          </table:table-cell>
          <table:table-cell table:style-name="ce178" office:value-type="string" calcext:value-type="string">
            <text:p>Везде</text:p>
          </table:table-cell>
          <table:table-cell table:number-columns-repeated="1017"/>
        </table:table-row>
        <table:table-row table:style-name="ro3">
          <table:table-cell table:style-name="ce111" table:formula="of:=IF(ISNA(VLOOKUP([.C65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Szczególnie</text:p>
          </table:table-cell>
          <table:table-cell table:style-name="ce178" office:value-type="string" calcext:value-type="string">
            <text:p>Особенно</text:p>
          </table:table-cell>
          <table:table-cell table:number-columns-repeated="1017"/>
        </table:table-row>
        <table:table-row table:style-name="ro3">
          <table:table-cell table:style-name="ce111" table:formula="of:=IF(ISNA(VLOOKUP([.C66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przysłówek</text:p>
          </table:table-cell>
          <table:table-cell office:value-type="string" calcext:value-type="string">
            <text:p>Ewentualnie </text:p>
          </table:table-cell>
          <table:table-cell office:value-type="string" calcext:value-type="string">
            <text:p>Возможно</text:p>
          </table:table-cell>
          <table:table-cell table:number-columns-repeated="1017"/>
        </table:table-row>
        <table:table-row table:style-name="ro3">
          <table:table-cell table:style-name="ce111" table:formula="of:=IF(ISNA(VLOOKUP([.C67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zaimek</text:p>
          </table:table-cell>
          <table:table-cell table:style-name="ce178" office:value-type="string" calcext:value-type="string">
            <text:p>Moje</text:p>
          </table:table-cell>
          <table:table-cell table:style-name="ce178" office:value-type="string" calcext:value-type="string">
            <text:p>Мое</text:p>
          </table:table-cell>
          <table:table-cell table:number-columns-repeated="1017"/>
        </table:table-row>
        <table:table-row table:style-name="ro3">
          <table:table-cell table:style-name="ce111" table:formula="of:=IF(ISNA(VLOOKUP([.C68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przyimek</text:p>
          </table:table-cell>
          <table:table-cell table:style-name="ce178" office:value-type="string" calcext:value-type="string">
            <text:p>Na razie</text:p>
          </table:table-cell>
          <table:table-cell table:style-name="ce178" office:value-type="string" calcext:value-type="string">
            <text:p>Пока</text:p>
          </table:table-cell>
          <table:table-cell table:number-columns-repeated="1017"/>
        </table:table-row>
        <table:table-row table:style-name="ro3">
          <table:table-cell table:style-name="ce111" table:formula="of:=IF(ISNA(VLOOKUP([.C69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Chętnie</text:p>
          </table:table-cell>
          <table:table-cell table:style-name="ce178" office:value-type="string" calcext:value-type="string">
            <text:p>Охотно</text:p>
          </table:table-cell>
          <table:table-cell table:number-columns-repeated="1017"/>
        </table:table-row>
        <table:table-row table:style-name="ro3">
          <table:table-cell table:style-name="ce111" table:formula="of:=IF(ISNA(VLOOKUP([.C70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Po</text:p>
          </table:table-cell>
          <table:table-cell table:style-name="ce178" office:value-type="string" calcext:value-type="string">
            <text:p>После</text:p>
          </table:table-cell>
          <table:table-cell table:number-columns-repeated="1017"/>
        </table:table-row>
        <table:table-row table:style-name="ro3">
          <table:table-cell table:style-name="ce111" table:formula="of:=IF(ISNA(VLOOKUP([.C71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zaimek</text:p>
          </table:table-cell>
          <table:table-cell table:style-name="ce178" office:value-type="string" calcext:value-type="string">
            <text:p>Żadеn</text:p>
          </table:table-cell>
          <table:table-cell table:style-name="ce178" office:value-type="string" calcext:value-type="string">
            <text:p>Никакой</text:p>
          </table:table-cell>
          <table:table-cell table:number-columns-repeated="1017"/>
        </table:table-row>
        <table:table-row table:style-name="ro3">
          <table:table-cell table:style-name="ce111" table:formula="of:=IF(ISNA(VLOOKUP([.C72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Obecnie</text:p>
          </table:table-cell>
          <table:table-cell table:style-name="ce178" office:value-type="string" calcext:value-type="string">
            <text:p>Обычно</text:p>
          </table:table-cell>
          <table:table-cell table:number-columns-repeated="1017"/>
        </table:table-row>
        <table:table-row table:style-name="ro3">
          <table:table-cell table:style-name="ce111" table:formula="of:=IF(ISNA(VLOOKUP([.C73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Dopiero</text:p>
          </table:table-cell>
          <table:table-cell table:style-name="ce178" office:value-type="string" calcext:value-type="string">
            <text:p>Лишь только</text:p>
          </table:table-cell>
          <table:table-cell table:number-columns-repeated="1017"/>
        </table:table-row>
        <table:table-row table:style-name="ro3">
          <table:table-cell table:style-name="ce111" table:formula="of:=IF(ISNA(VLOOKUP([.C74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03" table:content-validation-name="val2" office:value-type="string" calcext:value-type="string">
            <text:p>spójnik</text:p>
          </table:table-cell>
          <table:table-cell table:style-name="ce178" office:value-type="string" calcext:value-type="string">
            <text:p>Ponieważ</text:p>
          </table:table-cell>
          <table:table-cell table:style-name="ce178" office:value-type="string" calcext:value-type="string">
            <text:p>Так как</text:p>
          </table:table-cell>
          <table:table-cell table:number-columns-repeated="1017"/>
        </table:table-row>
        <table:table-row table:style-name="ro3">
          <table:table-cell table:style-name="ce111" table:formula="of:=IF(ISNA(VLOOKUP([.C75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spójnik</text:p>
          </table:table-cell>
          <table:table-cell table:style-name="ce178" office:value-type="string" calcext:value-type="string">
            <text:p>Natomiast</text:p>
          </table:table-cell>
          <table:table-cell table:style-name="ce178" office:value-type="string" calcext:value-type="string">
            <text:p>Однако</text:p>
          </table:table-cell>
          <table:table-cell table:number-columns-repeated="1017"/>
        </table:table-row>
        <table:table-row table:style-name="ro3">
          <table:table-cell table:style-name="ce111" table:formula="of:=IF(ISNA(VLOOKUP([.C76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Natychmiast</text:p>
          </table:table-cell>
          <table:table-cell table:style-name="ce178" office:value-type="string" calcext:value-type="string">
            <text:p>Немедленно</text:p>
          </table:table-cell>
          <table:table-cell table:number-columns-repeated="1017"/>
        </table:table-row>
        <table:table-row table:style-name="ro3">
          <table:table-cell table:style-name="ce111" table:formula="of:=IF(ISNA(VLOOKUP([.C77];[falshCardA1.$F$2:.$G$97];1; ));&quot;Нет&quot;;&quot;Есть&quot;)" office:value-type="string" office:string-value="Нет" calcext:value-type="string">
            <text:p>Нет</text:p>
          </table:table-cell>
          <table:table-cell table:style-name="ce403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Wielokrotnie</text:p>
          </table:table-cell>
          <table:table-cell table:style-name="ce178" office:value-type="string" calcext:value-type="string">
            <text:p>Неоднократно</text:p>
          </table:table-cell>
          <table:table-cell table:number-columns-repeated="1017"/>
        </table:table-row>
        <table:table-row table:style-name="ro3">
          <table:table-cell table:style-name="ce111" table:formula="of:=IF(ISNA(VLOOKUP([.C78];[falshCardA1.$F$2:.$G$97];1; ));&quot;Нет&quot;;&quot;Есть&quot;)" office:value-type="string" office:string-value="Есть" calcext:value-type="string">
            <text:p>Есть</text:p>
          </table:table-cell>
          <table:table-cell table:style-name="ce403" table:content-validation-name="val2" office:value-type="string" calcext:value-type="string">
            <text:p>rzeczownik </text:p>
          </table:table-cell>
          <table:table-cell office:value-type="string" calcext:value-type="string">
            <text:p>Uczucie</text:p>
          </table:table-cell>
          <table:table-cell office:value-type="string" calcext:value-type="string">
            <text:p>Чувство</text:p>
          </table:table-cell>
          <table:table-cell table:number-columns-repeated="1017"/>
        </table:table-row>
        <table:table-row table:style-name="ro3">
          <table:table-cell table:style-name="ce111"/>
          <table:table-cell table:style-name="ce403" table:content-validation-name="val2"/>
          <table:table-cell table:number-columns-repeated="1019"/>
        </table:table-row>
        <table:table-row table:style-name="ro3" table:number-rows-repeated="1048496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Lista" table:style-name="ta1">
        <office:forms form:automatic-focus="false" form:apply-design-mode="false"/>
        <table:table-column table:style-name="co32" table:default-cell-style-name="ce200"/>
        <table:table-column table:style-name="co33" table:default-cell-style-name="ce200"/>
        <table:table-column table:style-name="co34" table:default-cell-style-name="ce200"/>
        <table:table-column table:style-name="co37" table:default-cell-style-name="ce200"/>
        <table:table-column table:style-name="co38" table:default-cell-style-name="ce200"/>
        <table:table-column table:style-name="co39" table:default-cell-style-name="ce200"/>
        <table:table-column table:style-name="co40" table:default-cell-style-name="ce200"/>
        <table:table-column table:style-name="co37" table:default-cell-style-name="ce200"/>
        <table:table-column table:style-name="co13" table:number-columns-repeated="1016" table:default-cell-style-name="ce200"/>
        <table:table-row table:style-name="ro8">
          <table:table-cell table:number-columns-repeated="1024"/>
        </table:table-row>
        <table:table-row table:style-name="ro8">
          <table:table-cell/>
          <table:table-cell table:style-name="ce201" table:number-columns-repeated="2"/>
          <table:table-cell table:style-name="ce201" office:value-type="string" calcext:value-type="string">
            <text:p>przypadek </text:p>
          </table:table-cell>
          <table:table-cell table:style-name="ce201"/>
          <table:table-cell table:style-name="ce201" office:value-type="string" calcext:value-type="string">
            <text:p>падеж</text:p>
          </table:table-cell>
          <table:table-cell table:style-name="ce201"/>
          <table:table-cell table:style-name="ce201" office:value-type="string" calcext:value-type="string">
            <text:p>відмінки</text:p>
          </table:table-cell>
          <table:table-cell table:style-name="ce201"/>
          <table:table-cell table:style-name="ce201" office:value-type="string" calcext:value-type="string">
            <text:p>lp</text:p>
          </table:table-cell>
          <table:table-cell table:style-name="ce201" office:value-type="string" calcext:value-type="string">
            <text:p>lm</text:p>
          </table:table-cell>
          <table:table-cell table:style-name="ce205" table:number-columns-repeated="1009"/>
          <table:table-cell table:number-columns-repeated="4"/>
        </table:table-row>
        <table:table-row table:style-name="ro8">
          <table:table-cell/>
          <table:table-cell table:style-name="ce202" office:value-type="string" calcext:value-type="string">
            <text:p>M</text:p>
          </table:table-cell>
          <table:table-cell table:style-name="ce202" office:value-type="string" calcext:value-type="string">
            <text:p>Mian</text:p>
          </table:table-cell>
          <table:table-cell table:style-name="ce202" office:value-type="string" calcext:value-type="string">
            <text:p>Mianownik </text:p>
          </table:table-cell>
          <table:table-cell table:style-name="ce202" office:value-type="string" calcext:value-type="string">
            <text:p>Име</text:p>
          </table:table-cell>
          <table:table-cell table:style-name="ce202" office:value-type="string" calcext:value-type="string">
            <text:p>Именительный </text:p>
          </table:table-cell>
          <table:table-cell table:style-name="ce202" office:value-type="string" calcext:value-type="string">
            <text:p>Наз</text:p>
          </table:table-cell>
          <table:table-cell table:style-name="ce202" office:value-type="string" calcext:value-type="string">
            <text:p>Називний </text:p>
          </table:table-cell>
          <table:table-cell table:style-name="ce202" office:value-type="string" calcext:value-type="string">
            <text:p>nominative </text:p>
          </table:table-cell>
          <table:table-cell table:style-name="ce202" office:value-type="string" calcext:value-type="string">
            <text:p>sufit </text:p>
          </table:table-cell>
          <table:table-cell table:style-name="ce202" office:value-type="string" calcext:value-type="string">
            <text:p>sufity</text:p>
          </table:table-cell>
          <table:table-cell table:number-columns-repeated="1013"/>
        </table:table-row>
        <table:table-row table:style-name="ro8">
          <table:table-cell/>
          <table:table-cell table:style-name="ce202" office:value-type="string" calcext:value-type="string">
            <text:p>D</text:p>
          </table:table-cell>
          <table:table-cell table:style-name="ce202" office:value-type="string" calcext:value-type="string">
            <text:p>Dop</text:p>
          </table:table-cell>
          <table:table-cell table:style-name="ce202" office:value-type="string" calcext:value-type="string">
            <text:p>Dopełniacz </text:p>
          </table:table-cell>
          <table:table-cell table:style-name="ce202" office:value-type="string" calcext:value-type="string">
            <text:p>Род</text:p>
          </table:table-cell>
          <table:table-cell table:style-name="ce202" office:value-type="string" calcext:value-type="string">
            <text:p>Родительный </text:p>
          </table:table-cell>
          <table:table-cell table:style-name="ce202" office:value-type="string" calcext:value-type="string">
            <text:p>Род</text:p>
          </table:table-cell>
          <table:table-cell table:style-name="ce202" office:value-type="string" calcext:value-type="string">
            <text:p>Родовий <text:s/></text:p>
          </table:table-cell>
          <table:table-cell table:style-name="ce202" office:value-type="string" calcext:value-type="string">
            <text:p>genitive </text:p>
          </table:table-cell>
          <table:table-cell table:style-name="ce202" office:value-type="string" calcext:value-type="string">
            <text:p>sufitu </text:p>
          </table:table-cell>
          <table:table-cell table:style-name="ce202" office:value-type="string" calcext:value-type="string">
            <text:p>sufitów</text:p>
          </table:table-cell>
          <table:table-cell table:number-columns-repeated="1013"/>
        </table:table-row>
        <table:table-row table:style-name="ro8">
          <table:table-cell/>
          <table:table-cell table:style-name="ce202" office:value-type="string" calcext:value-type="string">
            <text:p>C</text:p>
          </table:table-cell>
          <table:table-cell table:style-name="ce202" office:value-type="string" calcext:value-type="string">
            <text:p>Cel</text:p>
          </table:table-cell>
          <table:table-cell table:style-name="ce202" office:value-type="string" calcext:value-type="string">
            <text:p>Celownik </text:p>
          </table:table-cell>
          <table:table-cell table:style-name="ce202" office:value-type="string" calcext:value-type="string">
            <text:p>Дат</text:p>
          </table:table-cell>
          <table:table-cell table:style-name="ce202" office:value-type="string" calcext:value-type="string">
            <text:p>Дательный </text:p>
          </table:table-cell>
          <table:table-cell table:style-name="ce202" office:value-type="string" calcext:value-type="string">
            <text:p>Дав</text:p>
          </table:table-cell>
          <table:table-cell table:style-name="ce202" office:value-type="string" calcext:value-type="string">
            <text:p>Давальний </text:p>
          </table:table-cell>
          <table:table-cell table:style-name="ce202" office:value-type="string" calcext:value-type="string">
            <text:p>dative </text:p>
          </table:table-cell>
          <table:table-cell table:style-name="ce202" office:value-type="string" calcext:value-type="string">
            <text:p>sufitowi </text:p>
          </table:table-cell>
          <table:table-cell table:style-name="ce202" office:value-type="string" calcext:value-type="string">
            <text:p>sufitom</text:p>
          </table:table-cell>
          <table:table-cell table:number-columns-repeated="1013"/>
        </table:table-row>
        <table:table-row table:style-name="ro8">
          <table:table-cell/>
          <table:table-cell table:style-name="ce202" office:value-type="string" calcext:value-type="string">
            <text:p>B</text:p>
          </table:table-cell>
          <table:table-cell table:style-name="ce202" office:value-type="string" calcext:value-type="string">
            <text:p>Bier</text:p>
          </table:table-cell>
          <table:table-cell table:style-name="ce202" office:value-type="string" calcext:value-type="string">
            <text:p>Biernik </text:p>
          </table:table-cell>
          <table:table-cell table:style-name="ce202" office:value-type="string" calcext:value-type="string">
            <text:p>Вин</text:p>
          </table:table-cell>
          <table:table-cell table:style-name="ce202" office:value-type="string" calcext:value-type="string">
            <text:p>Винительный </text:p>
          </table:table-cell>
          <table:table-cell table:style-name="ce202" office:value-type="string" calcext:value-type="string">
            <text:p>Зн</text:p>
          </table:table-cell>
          <table:table-cell table:style-name="ce202" office:value-type="string" calcext:value-type="string">
            <text:p>Знахідний </text:p>
          </table:table-cell>
          <table:table-cell table:style-name="ce202" office:value-type="string" calcext:value-type="string">
            <text:p>accusative </text:p>
          </table:table-cell>
          <table:table-cell table:style-name="ce202" office:value-type="string" calcext:value-type="string">
            <text:p>sufit </text:p>
          </table:table-cell>
          <table:table-cell table:style-name="ce202" office:value-type="string" calcext:value-type="string">
            <text:p>sufity</text:p>
          </table:table-cell>
          <table:table-cell table:number-columns-repeated="1013"/>
        </table:table-row>
        <table:table-row table:style-name="ro8">
          <table:table-cell/>
          <table:table-cell table:style-name="ce202" office:value-type="string" calcext:value-type="string">
            <text:p>N</text:p>
          </table:table-cell>
          <table:table-cell table:style-name="ce202" office:value-type="string" calcext:value-type="string">
            <text:p>Narz</text:p>
          </table:table-cell>
          <table:table-cell table:style-name="ce202" office:value-type="string" calcext:value-type="string">
            <text:p>Narzędnik </text:p>
          </table:table-cell>
          <table:table-cell table:style-name="ce202" office:value-type="string" calcext:value-type="string">
            <text:p>Тво</text:p>
          </table:table-cell>
          <table:table-cell table:style-name="ce202" office:value-type="string" calcext:value-type="string">
            <text:p>Творительный </text:p>
          </table:table-cell>
          <table:table-cell table:style-name="ce202" office:value-type="string" calcext:value-type="string">
            <text:p>Ор</text:p>
          </table:table-cell>
          <table:table-cell table:style-name="ce202" office:value-type="string" calcext:value-type="string">
            <text:p>Орудний</text:p>
          </table:table-cell>
          <table:table-cell table:style-name="ce202" office:value-type="string" calcext:value-type="string">
            <text:p>instrumental </text:p>
          </table:table-cell>
          <table:table-cell table:style-name="ce202" office:value-type="string" calcext:value-type="string">
            <text:p>sufitem </text:p>
          </table:table-cell>
          <table:table-cell table:style-name="ce202" office:value-type="string" calcext:value-type="string">
            <text:p>sufitami</text:p>
          </table:table-cell>
          <table:table-cell table:number-columns-repeated="1013"/>
        </table:table-row>
        <table:table-row table:style-name="ro8">
          <table:table-cell/>
          <table:table-cell table:style-name="ce202" office:value-type="string" calcext:value-type="string">
            <text:p>Ms</text:p>
          </table:table-cell>
          <table:table-cell table:style-name="ce202" office:value-type="string" calcext:value-type="string">
            <text:p>Msc</text:p>
          </table:table-cell>
          <table:table-cell table:style-name="ce202" office:value-type="string" calcext:value-type="string">
            <text:p>Miejscownik </text:p>
          </table:table-cell>
          <table:table-cell table:style-name="ce202" office:value-type="string" calcext:value-type="string">
            <text:p>Пре</text:p>
          </table:table-cell>
          <table:table-cell table:style-name="ce202" office:value-type="string" calcext:value-type="string">
            <text:p>Предложный</text:p>
          </table:table-cell>
          <table:table-cell table:style-name="ce202" office:value-type="string" calcext:value-type="string">
            <text:p>Міс</text:p>
          </table:table-cell>
          <table:table-cell table:style-name="ce202" office:value-type="string" calcext:value-type="string">
            <text:p>Місцевий </text:p>
          </table:table-cell>
          <table:table-cell table:style-name="ce202" office:value-type="string" calcext:value-type="string">
            <text:p>locative </text:p>
          </table:table-cell>
          <table:table-cell table:style-name="ce202" office:value-type="string" calcext:value-type="string">
            <text:p>suficie </text:p>
          </table:table-cell>
          <table:table-cell table:style-name="ce202" office:value-type="string" calcext:value-type="string">
            <text:p>sufitach</text:p>
          </table:table-cell>
          <table:table-cell table:number-columns-repeated="1013"/>
        </table:table-row>
        <table:table-row table:style-name="ro8">
          <table:table-cell/>
          <table:table-cell table:style-name="ce202" office:value-type="string" calcext:value-type="string">
            <text:p>W</text:p>
          </table:table-cell>
          <table:table-cell table:style-name="ce202" office:value-type="string" calcext:value-type="string">
            <text:p>Wol</text:p>
          </table:table-cell>
          <table:table-cell table:style-name="ce202" office:value-type="string" calcext:value-type="string">
            <text:p>Wołacz </text:p>
          </table:table-cell>
          <table:table-cell table:style-name="ce202" office:value-type="string" calcext:value-type="string">
            <text:p>Зва</text:p>
          </table:table-cell>
          <table:table-cell table:style-name="ce202" office:value-type="string" calcext:value-type="string">
            <text:p>Звательный</text:p>
          </table:table-cell>
          <table:table-cell table:style-name="ce202" office:value-type="string" calcext:value-type="string">
            <text:p>Ор</text:p>
          </table:table-cell>
          <table:table-cell table:style-name="ce202" office:value-type="string" calcext:value-type="string">
            <text:p>Орудний</text:p>
          </table:table-cell>
          <table:table-cell table:style-name="ce202" office:value-type="string" calcext:value-type="string">
            <text:p>vocative </text:p>
          </table:table-cell>
          <table:table-cell table:style-name="ce202" office:value-type="string" calcext:value-type="string">
            <text:p>suficie </text:p>
          </table:table-cell>
          <table:table-cell table:style-name="ce202" office:value-type="string" calcext:value-type="string">
            <text:p>sufity </text:p>
          </table:table-cell>
          <table:table-cell table:number-columns-repeated="1013"/>
        </table:table-row>
        <table:table-row table:style-name="ro8">
          <table:table-cell table:number-columns-repeated="2"/>
          <table:table-cell office:value-type="string" calcext:value-type="string">
            <text:p>Ja</text:p>
          </table:table-cell>
          <table:table-cell table:number-columns-repeated="1021"/>
        </table:table-row>
        <table:table-row table:style-name="ro8">
          <table:table-cell table:number-columns-repeated="2"/>
          <table:table-cell office:value-type="string" calcext:value-type="string">
            <text:p>Ty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Default" office:value-type="string" calcext:value-type="string">
            <text:p>On/Ona/Ono</text:p>
          </table:table-cell>
          <table:table-cell table:style-name="Default" table:number-columns-repeated="3"/>
          <table:table-cell table:style-name="ce411" office:value-type="string" calcext:value-type="string">
            <text:p>rzecz.</text:p>
          </table:table-cell>
          <table:table-cell table:style-name="ce411" office:value-type="string" calcext:value-type="string">
            <text:p>rzeczownik</text:p>
          </table:table-cell>
          <table:table-cell table:style-name="ce411" office:value-type="string" calcext:value-type="string">
            <text:p>сущ.</text:p>
          </table:table-cell>
          <table:table-cell table:style-name="ce259" office:value-type="string" calcext:value-type="string">
            <text:p>существительное</text:p>
          </table:table-cell>
          <table:table-cell table:number-columns-repeated="1014"/>
        </table:table-row>
        <table:table-row table:style-name="ro8">
          <table:table-cell table:number-columns-repeated="2"/>
          <table:table-cell table:style-name="Default" office:value-type="string" calcext:value-type="string">
            <text:p>My</text:p>
          </table:table-cell>
          <table:table-cell table:style-name="Default" table:number-columns-repeated="3"/>
          <table:table-cell table:style-name="ce411" office:value-type="string" calcext:value-type="string">
            <text:p>przym.</text:p>
          </table:table-cell>
          <table:table-cell table:style-name="ce411" office:value-type="string" calcext:value-type="string">
            <text:p>przymiotnik</text:p>
          </table:table-cell>
          <table:table-cell table:style-name="ce411" office:value-type="string" calcext:value-type="string">
            <text:p>прил</text:p>
          </table:table-cell>
          <table:table-cell table:style-name="ce259" office:value-type="string" calcext:value-type="string">
            <text:p>прилагательное</text:p>
          </table:table-cell>
          <table:table-cell table:number-columns-repeated="1014"/>
        </table:table-row>
        <table:table-row table:style-name="ro8">
          <table:table-cell table:number-columns-repeated="2"/>
          <table:table-cell table:style-name="Default" office:value-type="string" calcext:value-type="string">
            <text:p>Wy</text:p>
          </table:table-cell>
          <table:table-cell table:style-name="Default" table:number-columns-repeated="3"/>
          <table:table-cell table:style-name="ce411" office:value-type="string" calcext:value-type="string">
            <text:p>czas.</text:p>
          </table:table-cell>
          <table:table-cell table:style-name="ce411" office:value-type="string" calcext:value-type="string">
            <text:p>czasownik</text:p>
          </table:table-cell>
          <table:table-cell table:style-name="ce411" office:value-type="string" calcext:value-type="string">
            <text:p>глаг.</text:p>
          </table:table-cell>
          <table:table-cell table:style-name="ce259" office:value-type="string" calcext:value-type="string">
            <text:p>глагол</text:p>
          </table:table-cell>
          <table:table-cell table:number-columns-repeated="1014"/>
        </table:table-row>
        <table:table-row table:style-name="ro8">
          <table:table-cell table:number-columns-repeated="2"/>
          <table:table-cell table:style-name="Default" office:value-type="string" calcext:value-type="string">
            <text:p>Oni</text:p>
          </table:table-cell>
          <table:table-cell table:style-name="Default" table:number-columns-repeated="3"/>
          <table:table-cell table:style-name="ce411" office:value-type="string" calcext:value-type="string">
            <text:p>przys.</text:p>
          </table:table-cell>
          <table:table-cell table:style-name="ce411" office:value-type="string" calcext:value-type="string">
            <text:p>przysłówek</text:p>
          </table:table-cell>
          <table:table-cell table:style-name="ce411" office:value-type="string" calcext:value-type="string">
            <text:p>нареч.</text:p>
          </table:table-cell>
          <table:table-cell table:style-name="ce259" office:value-type="string" calcext:value-type="string">
            <text:p>наречие</text:p>
          </table:table-cell>
          <table:table-cell table:number-columns-repeated="1014"/>
        </table:table-row>
        <table:table-row table:style-name="ro8">
          <table:table-cell table:number-columns-repeated="2"/>
          <table:table-cell table:style-name="Default" table:number-columns-repeated="4"/>
          <table:table-cell table:style-name="ce411" office:value-type="string" calcext:value-type="string">
            <text:p>przm.</text:p>
          </table:table-cell>
          <table:table-cell table:style-name="ce411" office:value-type="string" calcext:value-type="string">
            <text:p>przyimek</text:p>
          </table:table-cell>
          <table:table-cell table:style-name="ce411" office:value-type="string" calcext:value-type="string">
            <text:p>предл.</text:p>
          </table:table-cell>
          <table:table-cell table:style-name="ce259" office:value-type="string" calcext:value-type="string">
            <text:p>предлог</text:p>
          </table:table-cell>
          <table:table-cell table:number-columns-repeated="1014"/>
        </table:table-row>
        <table:table-row table:style-name="ro8">
          <table:table-cell table:number-columns-repeated="2"/>
          <table:table-cell table:style-name="Default" table:number-columns-repeated="4"/>
          <table:table-cell table:style-name="ce411" office:value-type="string" calcext:value-type="string">
            <text:p>zaim.</text:p>
          </table:table-cell>
          <table:table-cell table:style-name="ce411" office:value-type="string" calcext:value-type="string">
            <text:p>zaimek</text:p>
          </table:table-cell>
          <table:table-cell table:style-name="ce411" office:value-type="string" calcext:value-type="string">
            <text:p>мест.</text:p>
          </table:table-cell>
          <table:table-cell table:style-name="ce259" office:value-type="string" calcext:value-type="string">
            <text:p>местоимение</text:p>
          </table:table-cell>
          <table:table-cell table:number-columns-repeated="1014"/>
        </table:table-row>
        <table:table-row table:style-name="ro8">
          <table:table-cell table:number-columns-repeated="2"/>
          <table:table-cell table:style-name="Default" table:number-columns-repeated="4"/>
          <table:table-cell table:style-name="ce411" office:value-type="string" calcext:value-type="string">
            <text:p>spoj.</text:p>
          </table:table-cell>
          <table:table-cell table:style-name="ce411" office:value-type="string" calcext:value-type="string">
            <text:p>spójnik</text:p>
          </table:table-cell>
          <table:table-cell table:style-name="ce411" office:value-type="string" calcext:value-type="string">
            <text:p>кон.</text:p>
          </table:table-cell>
          <table:table-cell table:style-name="ce259" office:value-type="string" calcext:value-type="string">
            <text:p>союз</text:p>
          </table:table-cell>
          <table:table-cell table:number-columns-repeated="1014"/>
        </table:table-row>
        <table:table-row table:style-name="ro8">
          <table:table-cell table:number-columns-repeated="2"/>
          <table:table-cell table:style-name="Default" table:number-columns-repeated="4"/>
          <table:table-cell table:style-name="ce411" office:value-type="string" calcext:value-type="string">
            <text:p>licz.</text:p>
          </table:table-cell>
          <table:table-cell table:style-name="ce411" office:value-type="string" calcext:value-type="string">
            <text:p>liczebnik</text:p>
          </table:table-cell>
          <table:table-cell table:style-name="ce411" office:value-type="string" calcext:value-type="string">
            <text:p>числ.</text:p>
          </table:table-cell>
          <table:table-cell table:style-name="ce259" office:value-type="string" calcext:value-type="string">
            <text:p>числительное</text:p>
          </table:table-cell>
          <table:table-cell table:number-columns-repeated="1014"/>
        </table:table-row>
        <table:table-row table:style-name="ro8">
          <table:table-cell table:number-columns-repeated="2"/>
          <table:table-cell table:style-name="Default" table:number-columns-repeated="4"/>
          <table:table-cell table:number-columns-repeated="2" table:style-name="ce411" office:value-type="string" calcext:value-type="string">
            <text:p>inne</text:p>
          </table:table-cell>
          <table:table-cell table:style-name="ce411" office:value-type="string" calcext:value-type="string">
            <text:p>др.</text:p>
          </table:table-cell>
          <table:table-cell table:style-name="ce259" office:value-type="string" calcext:value-type="string">
            <text:p>другое</text:p>
          </table:table-cell>
          <table:table-cell table:number-columns-repeated="1014"/>
        </table:table-row>
        <table:table-row table:style-name="ro8">
          <table:table-cell table:number-columns-repeated="5"/>
          <table:table-cell table:style-name="ce204"/>
          <table:table-cell table:number-columns-repeated="1018"/>
        </table:table-row>
        <table:table-row table:style-name="ro8">
          <table:table-cell table:number-columns-repeated="5"/>
          <table:table-cell table:style-name="ce204"/>
          <table:table-cell/>
          <table:table-cell table:style-name="ce412" office:value-type="string" calcext:value-type="string">
            <text:p>Teraźniejszy: ter</text:p>
          </table:table-cell>
          <table:table-cell table:number-columns-repeated="1016"/>
        </table:table-row>
        <table:table-row table:style-name="ro8">
          <table:table-cell table:number-columns-repeated="5"/>
          <table:table-cell table:style-name="ce204"/>
          <table:table-cell/>
          <table:table-cell table:style-name="ce412" office:value-type="string" calcext:value-type="string">
            <text:p>przeszły:prze</text:p>
          </table:table-cell>
          <table:table-cell table:number-columns-repeated="1016"/>
        </table:table-row>
        <table:table-row table:style-name="ro8">
          <table:table-cell table:number-columns-repeated="7"/>
          <table:table-cell table:style-name="ce412" office:value-type="string" calcext:value-type="string">
            <text:p>przyszły:przy</text:p>
          </table:table-cell>
          <table:table-cell table:number-columns-repeated="1016"/>
        </table:table-row>
        <table:table-row table:style-name="ro8" table:number-rows-repeated="104855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est" table:style-name="ta1">
        <table:table-column table:style-name="co35" table:number-columns-repeated="2" table:default-cell-style-name="ce195"/>
        <table:table-row table:style-name="ro3">
          <table:table-cell office:value-type="string" calcext:value-type="string">
            <text:p>dumny</text:p>
          </table:table-cell>
          <table:table-cell office:value-type="string" calcext:value-type="string">
            <text:p>гордый</text:p>
          </table:table-cell>
        </table:table-row>
        <table:table-row table:style-name="ro3">
          <table:table-cell office:value-type="string" calcext:value-type="string">
            <text:p>гордый</text:p>
          </table:table-cell>
          <table:table-cell/>
        </table:table-row>
        <table:table-row table:style-name="ro3">
          <table:table-cell office:value-type="string" calcext:value-type="string">
            <text:p>rozpromieniona</text:p>
          </table:table-cell>
          <table:table-cell table:style-name="ce197" office:value-type="string" calcext:value-type="string">
            <text:p>светящаяся</text:p>
          </table:table-cell>
        </table:table-row>
        <table:table-row table:style-name="ro3">
          <table:table-cell office:value-type="string" calcext:value-type="string">
            <text:p>светящаяся</text:p>
          </table:table-cell>
          <table:table-cell table:style-name="ce197"/>
        </table:table-row>
        <table:table-row table:style-name="ro3">
          <table:table-cell office:value-type="string" calcext:value-type="string">
            <text:p>rozpromieniony</text:p>
          </table:table-cell>
          <table:table-cell table:style-name="ce197" office:value-type="string" calcext:value-type="string">
            <text:p>светящийся</text:p>
          </table:table-cell>
        </table:table-row>
        <table:table-row table:style-name="ro3">
          <table:table-cell office:value-type="string" calcext:value-type="string">
            <text:p>светящийся</text:p>
          </table:table-cell>
          <table:table-cell table:style-name="ce197"/>
        </table:table-row>
        <table:table-row table:style-name="ro3">
          <table:table-cell office:value-type="string" calcext:value-type="string">
            <text:p>przezioczysty</text:p>
          </table:table-cell>
          <table:table-cell office:value-type="string" calcext:value-type="string">
            <text:p>прозрачный</text:p>
          </table:table-cell>
        </table:table-row>
        <table:table-row table:style-name="ro3">
          <table:table-cell office:value-type="string" calcext:value-type="string">
            <text:p>прозрачный</text:p>
          </table:table-cell>
          <table:table-cell/>
        </table:table-row>
        <table:table-row table:style-name="ro3">
          <table:table-cell office:value-type="string" calcext:value-type="string">
            <text:p>opętany</text:p>
          </table:table-cell>
          <table:table-cell office:value-type="string" calcext:value-type="string">
            <text:p>одержимый</text:p>
          </table:table-cell>
        </table:table-row>
        <table:table-row table:style-name="ro3">
          <table:table-cell office:value-type="string" calcext:value-type="string">
            <text:p>одержимый</text:p>
          </table:table-cell>
          <table:table-cell/>
        </table:table-row>
        <table:table-row table:style-name="ro3">
          <table:table-cell office:value-type="string" calcext:value-type="string">
            <text:p>stracony</text:p>
          </table:table-cell>
          <table:table-cell office:value-type="string" calcext:value-type="string">
            <text:p>потеряный</text:p>
          </table:table-cell>
        </table:table-row>
        <table:table-row table:style-name="ro3">
          <table:table-cell office:value-type="string" calcext:value-type="string">
            <text:p>потеряный</text:p>
          </table:table-cell>
          <table:table-cell/>
        </table:table-row>
        <table:table-row table:style-name="ro3">
          <table:table-cell office:value-type="string" calcext:value-type="string">
            <text:p>zeszlym</text:p>
          </table:table-cell>
          <table:table-cell office:value-type="string" calcext:value-type="string">
            <text:p>прошлом</text:p>
          </table:table-cell>
        </table:table-row>
        <table:table-row table:style-name="ro3">
          <table:table-cell office:value-type="string" calcext:value-type="string">
            <text:p>прошлом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table:style-name="ce206" office:value-type="string" calcext:value-type="string">
            <text:p>© star 2017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Лист6" table:style-name="ta1">
        <table:table-column table:style-name="co36" table:number-columns-repeated="2" table:default-cell-style-name="Default"/>
        <table:table-row table:style-name="ro5">
          <table:table-cell table:style-name="ce207" office:value-type="string" calcext:value-type="string">
            <text:p>zły</text:p>
          </table:table-cell>
          <table:table-cell table:style-name="ce207" office:value-type="string" calcext:value-type="string">
            <text:p>плохой</text:p>
          </table:table-cell>
        </table:table-row>
        <table:table-row table:style-name="ro5">
          <table:table-cell table:style-name="ce207" office:value-type="string" calcext:value-type="string">
            <text:p>плохо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dobry</text:p>
          </table:table-cell>
          <table:table-cell table:style-name="ce207" office:value-type="string" calcext:value-type="string">
            <text:p>хороший</text:p>
          </table:table-cell>
        </table:table-row>
        <table:table-row table:style-name="ro5">
          <table:table-cell table:style-name="ce207" office:value-type="string" calcext:value-type="string">
            <text:p>хороши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bezczełny</text:p>
          </table:table-cell>
          <table:table-cell table:style-name="ce207" office:value-type="string" calcext:value-type="string">
            <text:p>нахальный</text:p>
          </table:table-cell>
        </table:table-row>
        <table:table-row table:style-name="ro5">
          <table:table-cell table:style-name="ce207" office:value-type="string" calcext:value-type="string">
            <text:p>нахаль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brutałny</text:p>
          </table:table-cell>
          <table:table-cell table:style-name="ce207" office:value-type="string" calcext:value-type="string">
            <text:p>зверский</text:p>
          </table:table-cell>
        </table:table-row>
        <table:table-row table:style-name="ro5">
          <table:table-cell table:style-name="ce207" office:value-type="string" calcext:value-type="string">
            <text:p>зверски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chamski</text:p>
          </table:table-cell>
          <table:table-cell table:style-name="ce207" office:value-type="string" calcext:value-type="string">
            <text:p>невоспитанный</text:p>
          </table:table-cell>
        </table:table-row>
        <table:table-row table:style-name="ro5">
          <table:table-cell table:style-name="ce207" office:value-type="string" calcext:value-type="string">
            <text:p>невоспитан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wulgarny</text:p>
          </table:table-cell>
          <table:table-cell table:style-name="ce207" office:value-type="string" calcext:value-type="string">
            <text:p>вульгарный</text:p>
          </table:table-cell>
        </table:table-row>
        <table:table-row table:style-name="ro5">
          <table:table-cell table:style-name="ce207" office:value-type="string" calcext:value-type="string">
            <text:p>вульгар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agresywny</text:p>
          </table:table-cell>
          <table:table-cell table:style-name="ce207" office:value-type="string" calcext:value-type="string">
            <text:p>агрессивный</text:p>
          </table:table-cell>
        </table:table-row>
        <table:table-row table:style-name="ro5">
          <table:table-cell table:style-name="ce207" office:value-type="string" calcext:value-type="string">
            <text:p>агрессив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wrażliwy</text:p>
          </table:table-cell>
          <table:table-cell table:style-name="ce207" office:value-type="string" calcext:value-type="string">
            <text:p>чувствительный</text:p>
          </table:table-cell>
        </table:table-row>
        <table:table-row table:style-name="ro5">
          <table:table-cell table:style-name="ce207" office:value-type="string" calcext:value-type="string">
            <text:p>чувствитель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koleźenski</text:p>
          </table:table-cell>
          <table:table-cell table:style-name="ce207" office:value-type="string" calcext:value-type="string">
            <text:p>компанейский</text:p>
          </table:table-cell>
        </table:table-row>
        <table:table-row table:style-name="ro5">
          <table:table-cell table:style-name="ce207" office:value-type="string" calcext:value-type="string">
            <text:p>компанейски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miły</text:p>
          </table:table-cell>
          <table:table-cell table:style-name="ce207" office:value-type="string" calcext:value-type="string">
            <text:p>приятный</text:p>
          </table:table-cell>
        </table:table-row>
        <table:table-row table:style-name="ro5">
          <table:table-cell table:style-name="ce207" office:value-type="string" calcext:value-type="string">
            <text:p>прият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naiwny</text:p>
          </table:table-cell>
          <table:table-cell table:style-name="ce207" office:value-type="string" calcext:value-type="string">
            <text:p>наивный</text:p>
          </table:table-cell>
        </table:table-row>
        <table:table-row table:style-name="ro5">
          <table:table-cell table:style-name="ce207" office:value-type="string" calcext:value-type="string">
            <text:p>наив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nieśmialy</text:p>
          </table:table-cell>
          <table:table-cell table:style-name="ce207" office:value-type="string" calcext:value-type="string">
            <text:p>застенчивый</text:p>
          </table:table-cell>
        </table:table-row>
        <table:table-row table:style-name="ro5">
          <table:table-cell table:style-name="ce207" office:value-type="string" calcext:value-type="string">
            <text:p>застенчив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wstydliwy</text:p>
          </table:table-cell>
          <table:table-cell table:style-name="ce207" office:value-type="string" calcext:value-type="string">
            <text:p>застенчивый</text:p>
          </table:table-cell>
        </table:table-row>
        <table:table-row table:style-name="ro5">
          <table:table-cell table:style-name="ce207" office:value-type="string" calcext:value-type="string">
            <text:p>застенчивый</text:p>
          </table:table-cell>
          <table:table-cell table:style-name="ce207"/>
        </table:table-row>
        <table:table-row table:style-name="ro5">
          <table:table-cell table:number-columns-repeated="2" table:style-name="ce207" office:value-type="string" calcext:value-type="string">
            <text:p>obojœtny</text:p>
          </table:table-cell>
        </table:table-row>
        <table:table-row table:style-name="ro5">
          <table:table-cell table:style-name="ce207" office:value-type="string" calcext:value-type="string">
            <text:p>obojœtny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odwaźny</text:p>
          </table:table-cell>
          <table:table-cell table:style-name="ce207" office:value-type="string" calcext:value-type="string">
            <text:p>отважный</text:p>
          </table:table-cell>
        </table:table-row>
        <table:table-row table:style-name="ro5">
          <table:table-cell table:style-name="ce207" office:value-type="string" calcext:value-type="string">
            <text:p>отваж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tchórzliwy</text:p>
          </table:table-cell>
          <table:table-cell table:style-name="ce207" office:value-type="string" calcext:value-type="string">
            <text:p>трусливый</text:p>
          </table:table-cell>
        </table:table-row>
        <table:table-row table:style-name="ro5">
          <table:table-cell table:style-name="ce207" office:value-type="string" calcext:value-type="string">
            <text:p>труслив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samolubny </text:p>
          </table:table-cell>
          <table:table-cell table:style-name="ce207" office:value-type="string" calcext:value-type="string">
            <text:p>эгоистичный</text:p>
          </table:table-cell>
        </table:table-row>
        <table:table-row table:style-name="ro5">
          <table:table-cell table:style-name="ce207" office:value-type="string" calcext:value-type="string">
            <text:p>эгоистич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egoista</text:p>
          </table:table-cell>
          <table:table-cell table:style-name="ce207" office:value-type="string" calcext:value-type="string">
            <text:p>эгоист</text:p>
          </table:table-cell>
        </table:table-row>
        <table:table-row table:style-name="ro5">
          <table:table-cell table:style-name="ce207" office:value-type="string" calcext:value-type="string">
            <text:p>эгоист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interesowny</text:p>
          </table:table-cell>
          <table:table-cell table:style-name="ce207" office:value-type="string" calcext:value-type="string">
            <text:p>любознательный</text:p>
          </table:table-cell>
        </table:table-row>
        <table:table-row table:style-name="ro5">
          <table:table-cell table:style-name="ce207" office:value-type="string" calcext:value-type="string">
            <text:p>любознатель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surowy</text:p>
          </table:table-cell>
          <table:table-cell table:style-name="ce207" office:value-type="string" calcext:value-type="string">
            <text:p>суровый</text:p>
          </table:table-cell>
        </table:table-row>
        <table:table-row table:style-name="ro5">
          <table:table-cell table:style-name="ce207" office:value-type="string" calcext:value-type="string">
            <text:p>суров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łagodny</text:p>
          </table:table-cell>
          <table:table-cell table:style-name="ce207" office:value-type="string" calcext:value-type="string">
            <text:p>нежный</text:p>
          </table:table-cell>
        </table:table-row>
        <table:table-row table:style-name="ro5">
          <table:table-cell table:style-name="ce207" office:value-type="string" calcext:value-type="string">
            <text:p>неж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skromny</text:p>
          </table:table-cell>
          <table:table-cell table:style-name="ce207" office:value-type="string" calcext:value-type="string">
            <text:p>скромный</text:p>
          </table:table-cell>
        </table:table-row>
        <table:table-row table:style-name="ro5">
          <table:table-cell table:style-name="ce207" office:value-type="string" calcext:value-type="string">
            <text:p>скром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szczery</text:p>
          </table:table-cell>
          <table:table-cell table:style-name="ce207" office:value-type="string" calcext:value-type="string">
            <text:p>честный</text:p>
          </table:table-cell>
        </table:table-row>
        <table:table-row table:style-name="ro5">
          <table:table-cell table:style-name="ce207" office:value-type="string" calcext:value-type="string">
            <text:p>чест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fałszywy</text:p>
          </table:table-cell>
          <table:table-cell table:style-name="ce207" office:value-type="string" calcext:value-type="string">
            <text:p>ложный</text:p>
          </table:table-cell>
        </table:table-row>
        <table:table-row table:style-name="ro5">
          <table:table-cell table:style-name="ce207" office:value-type="string" calcext:value-type="string">
            <text:p>лож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obłudny</text:p>
          </table:table-cell>
          <table:table-cell table:style-name="ce207" office:value-type="string" calcext:value-type="string">
            <text:p>лицемерный</text:p>
          </table:table-cell>
        </table:table-row>
        <table:table-row table:style-name="ro5">
          <table:table-cell table:style-name="ce207" office:value-type="string" calcext:value-type="string">
            <text:p>лицемер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dwulicowy</text:p>
          </table:table-cell>
          <table:table-cell table:style-name="ce207" office:value-type="string" calcext:value-type="string">
            <text:p>двуликий</text:p>
          </table:table-cell>
        </table:table-row>
        <table:table-row table:style-name="ro5">
          <table:table-cell table:style-name="ce207" office:value-type="string" calcext:value-type="string">
            <text:p>двулики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źyczliwy</text:p>
          </table:table-cell>
          <table:table-cell table:style-name="ce207" office:value-type="string" calcext:value-type="string">
            <text:p>дружелюбный</text:p>
          </table:table-cell>
        </table:table-row>
        <table:table-row table:style-name="ro5">
          <table:table-cell table:style-name="ce207" office:value-type="string" calcext:value-type="string">
            <text:p>дружелюб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sympatyczny</text:p>
          </table:table-cell>
          <table:table-cell table:style-name="ce207" office:value-type="string" calcext:value-type="string">
            <text:p>симпатический</text:p>
          </table:table-cell>
        </table:table-row>
        <table:table-row table:style-name="ro5">
          <table:table-cell table:style-name="ce207" office:value-type="string" calcext:value-type="string">
            <text:p>симпатически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uroczy</text:p>
          </table:table-cell>
          <table:table-cell table:style-name="ce207" office:value-type="string" calcext:value-type="string">
            <text:p>очаровательный</text:p>
          </table:table-cell>
        </table:table-row>
        <table:table-row table:style-name="ro5">
          <table:table-cell table:style-name="ce207" office:value-type="string" calcext:value-type="string">
            <text:p>очарователь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skryty</text:p>
          </table:table-cell>
          <table:table-cell table:style-name="ce207" office:value-type="string" calcext:value-type="string">
            <text:p>скрытный</text:p>
          </table:table-cell>
        </table:table-row>
        <table:table-row table:style-name="ro5">
          <table:table-cell table:style-name="ce207" office:value-type="string" calcext:value-type="string">
            <text:p>скрыт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cierpliwy</text:p>
          </table:table-cell>
          <table:table-cell table:style-name="ce207" office:value-type="string" calcext:value-type="string">
            <text:p>терпели́вый</text:p>
          </table:table-cell>
        </table:table-row>
        <table:table-row table:style-name="ro5">
          <table:table-cell table:style-name="ce207" office:value-type="string" calcext:value-type="string">
            <text:p>терпели́в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spokojny</text:p>
          </table:table-cell>
          <table:table-cell table:style-name="ce207" office:value-type="string" calcext:value-type="string">
            <text:p>спокойный</text:p>
          </table:table-cell>
        </table:table-row>
        <table:table-row table:style-name="ro5">
          <table:table-cell table:style-name="ce207" office:value-type="string" calcext:value-type="string">
            <text:p>спокой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nerwowy</text:p>
          </table:table-cell>
          <table:table-cell table:style-name="ce207" office:value-type="string" calcext:value-type="string">
            <text:p>нервный</text:p>
          </table:table-cell>
        </table:table-row>
        <table:table-row table:style-name="ro5">
          <table:table-cell table:style-name="ce207" office:value-type="string" calcext:value-type="string">
            <text:p>нерв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wybuchowy</text:p>
          </table:table-cell>
          <table:table-cell table:style-name="ce207" office:value-type="string" calcext:value-type="string">
            <text:p>вспыльчивый</text:p>
          </table:table-cell>
        </table:table-row>
        <table:table-row table:style-name="ro5">
          <table:table-cell table:style-name="ce207" office:value-type="string" calcext:value-type="string">
            <text:p>вспыльчив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uprzejmy</text:p>
          </table:table-cell>
          <table:table-cell table:style-name="ce207" office:value-type="string" calcext:value-type="string">
            <text:p>учтивый</text:p>
          </table:table-cell>
        </table:table-row>
        <table:table-row table:style-name="ro5">
          <table:table-cell table:style-name="ce207" office:value-type="string" calcext:value-type="string">
            <text:p>учтив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grzeczny</text:p>
          </table:table-cell>
          <table:table-cell table:style-name="ce207" office:value-type="string" calcext:value-type="string">
            <text:p>вежливый</text:p>
          </table:table-cell>
        </table:table-row>
        <table:table-row table:style-name="ro5">
          <table:table-cell table:style-name="ce207" office:value-type="string" calcext:value-type="string">
            <text:p>вежлив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zdolny</text:p>
          </table:table-cell>
          <table:table-cell table:style-name="ce207" office:value-type="string" calcext:value-type="string">
            <text:p>способный</text:p>
          </table:table-cell>
        </table:table-row>
        <table:table-row table:style-name="ro5">
          <table:table-cell table:style-name="ce207" office:value-type="string" calcext:value-type="string">
            <text:p>способ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dumny</text:p>
          </table:table-cell>
          <table:table-cell table:style-name="ce207" office:value-type="string" calcext:value-type="string">
            <text:p>гордый</text:p>
          </table:table-cell>
        </table:table-row>
        <table:table-row table:style-name="ro5">
          <table:table-cell table:style-name="ce207" office:value-type="string" calcext:value-type="string">
            <text:p>горд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utalentowany</text:p>
          </table:table-cell>
          <table:table-cell table:style-name="ce207" office:value-type="string" calcext:value-type="string">
            <text:p>одаренный</text:p>
          </table:table-cell>
        </table:table-row>
        <table:table-row table:style-name="ro5">
          <table:table-cell table:style-name="ce207" office:value-type="string" calcext:value-type="string">
            <text:p>одарен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pilny</text:p>
          </table:table-cell>
          <table:table-cell table:style-name="ce207" office:value-type="string" calcext:value-type="string">
            <text:p>срочный</text:p>
          </table:table-cell>
        </table:table-row>
        <table:table-row table:style-name="ro5">
          <table:table-cell table:style-name="ce207" office:value-type="string" calcext:value-type="string">
            <text:p>сроч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ambitny</text:p>
          </table:table-cell>
          <table:table-cell table:style-name="ce207" office:value-type="string" calcext:value-type="string">
            <text:p>честолюбивый</text:p>
          </table:table-cell>
        </table:table-row>
        <table:table-row table:style-name="ro5">
          <table:table-cell table:style-name="ce207" office:value-type="string" calcext:value-type="string">
            <text:p>честолюбив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pracowity</text:p>
          </table:table-cell>
          <table:table-cell table:style-name="ce207" office:value-type="string" calcext:value-type="string">
            <text:p>трудолюбивый</text:p>
          </table:table-cell>
        </table:table-row>
        <table:table-row table:style-name="ro5">
          <table:table-cell table:style-name="ce207" office:value-type="string" calcext:value-type="string">
            <text:p>трудолюбив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leniwy</text:p>
          </table:table-cell>
          <table:table-cell table:style-name="ce207" office:value-type="string" calcext:value-type="string">
            <text:p>ленивый</text:p>
          </table:table-cell>
        </table:table-row>
        <table:table-row table:style-name="ro5">
          <table:table-cell table:style-name="ce207" office:value-type="string" calcext:value-type="string">
            <text:p>ленив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obowiązkowy</text:p>
          </table:table-cell>
          <table:table-cell table:style-name="ce207" office:value-type="string" calcext:value-type="string">
            <text:p>принудительная</text:p>
          </table:table-cell>
        </table:table-row>
        <table:table-row table:style-name="ro5">
          <table:table-cell table:style-name="ce207" office:value-type="string" calcext:value-type="string">
            <text:p>принудительная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solidny</text:p>
          </table:table-cell>
          <table:table-cell table:style-name="ce207" office:value-type="string" calcext:value-type="string">
            <text:p>твердый</text:p>
          </table:table-cell>
        </table:table-row>
        <table:table-row table:style-name="ro5">
          <table:table-cell table:style-name="ce207" office:value-type="string" calcext:value-type="string">
            <text:p>тверд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punktualny</text:p>
          </table:table-cell>
          <table:table-cell table:style-name="ce207" office:value-type="string" calcext:value-type="string">
            <text:p>пунктуальный</text:p>
          </table:table-cell>
        </table:table-row>
        <table:table-row table:style-name="ro5">
          <table:table-cell table:style-name="ce207" office:value-type="string" calcext:value-type="string">
            <text:p>пунктуаль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madry</text:p>
          </table:table-cell>
          <table:table-cell table:style-name="ce207" office:value-type="string" calcext:value-type="string">
            <text:p>мудрый</text:p>
          </table:table-cell>
        </table:table-row>
        <table:table-row table:style-name="ro5">
          <table:table-cell table:style-name="ce207" office:value-type="string" calcext:value-type="string">
            <text:p>мудр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rozwaźny</text:p>
          </table:table-cell>
          <table:table-cell table:style-name="ce207" office:value-type="string" calcext:value-type="string">
            <text:p>вдумчивый</text:p>
          </table:table-cell>
        </table:table-row>
        <table:table-row table:style-name="ro5">
          <table:table-cell table:style-name="ce207" office:value-type="string" calcext:value-type="string">
            <text:p>вдумчив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rozsądny</text:p>
          </table:table-cell>
          <table:table-cell table:style-name="ce207" office:value-type="string" calcext:value-type="string">
            <text:p>рассуди́тельный</text:p>
          </table:table-cell>
        </table:table-row>
        <table:table-row table:style-name="ro5">
          <table:table-cell table:style-name="ce207" office:value-type="string" calcext:value-type="string">
            <text:p>рассуди́тель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głupi</text:p>
          </table:table-cell>
          <table:table-cell table:style-name="ce207" office:value-type="string" calcext:value-type="string">
            <text:p>глупый</text:p>
          </table:table-cell>
        </table:table-row>
        <table:table-row table:style-name="ro5">
          <table:table-cell table:style-name="ce207" office:value-type="string" calcext:value-type="string">
            <text:p>глуп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inteligentny</text:p>
          </table:table-cell>
          <table:table-cell table:style-name="ce207" office:value-type="string" calcext:value-type="string">
            <text:p>умный</text:p>
          </table:table-cell>
        </table:table-row>
        <table:table-row table:style-name="ro5">
          <table:table-cell table:style-name="ce207" office:value-type="string" calcext:value-type="string">
            <text:p>ум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kulturalny</text:p>
          </table:table-cell>
          <table:table-cell table:style-name="ce207" office:value-type="string" calcext:value-type="string">
            <text:p>культурный</text:p>
          </table:table-cell>
        </table:table-row>
        <table:table-row table:style-name="ro5">
          <table:table-cell table:style-name="ce207" office:value-type="string" calcext:value-type="string">
            <text:p>культур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wychowany</text:p>
          </table:table-cell>
          <table:table-cell table:style-name="ce207" office:value-type="string" calcext:value-type="string">
            <text:p>образованный</text:p>
          </table:table-cell>
        </table:table-row>
        <table:table-row table:style-name="ro5">
          <table:table-cell table:style-name="ce207" office:value-type="string" calcext:value-type="string">
            <text:p>образован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sprytny</text:p>
          </table:table-cell>
          <table:table-cell table:style-name="ce207" office:value-type="string" calcext:value-type="string">
            <text:p>умный</text:p>
          </table:table-cell>
        </table:table-row>
        <table:table-row table:style-name="ro5">
          <table:table-cell table:style-name="ce207" office:value-type="string" calcext:value-type="string">
            <text:p>ум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bystry</text:p>
          </table:table-cell>
          <table:table-cell table:style-name="ce207" office:value-type="string" calcext:value-type="string">
            <text:p>яркий</text:p>
          </table:table-cell>
        </table:table-row>
        <table:table-row table:style-name="ro5">
          <table:table-cell table:style-name="ce207" office:value-type="string" calcext:value-type="string">
            <text:p>ярки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uparty</text:p>
          </table:table-cell>
          <table:table-cell table:style-name="ce207" office:value-type="string" calcext:value-type="string">
            <text:p>упрямый</text:p>
          </table:table-cell>
        </table:table-row>
        <table:table-row table:style-name="ro5">
          <table:table-cell table:style-name="ce207" office:value-type="string" calcext:value-type="string">
            <text:p>упрям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elokwentny</text:p>
          </table:table-cell>
          <table:table-cell table:style-name="ce207" office:value-type="string" calcext:value-type="string">
            <text:p>красноречивый</text:p>
          </table:table-cell>
        </table:table-row>
        <table:table-row table:style-name="ro5">
          <table:table-cell table:style-name="ce207" office:value-type="string" calcext:value-type="string">
            <text:p>красноречив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smutny</text:p>
          </table:table-cell>
          <table:table-cell table:style-name="ce207" office:value-type="string" calcext:value-type="string">
            <text:p>грустный</text:p>
          </table:table-cell>
        </table:table-row>
        <table:table-row table:style-name="ro5">
          <table:table-cell table:style-name="ce207" office:value-type="string" calcext:value-type="string">
            <text:p>груст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ponury</text:p>
          </table:table-cell>
          <table:table-cell table:style-name="ce207" office:value-type="string" calcext:value-type="string">
            <text:p>тоскливый</text:p>
          </table:table-cell>
        </table:table-row>
        <table:table-row table:style-name="ro5">
          <table:table-cell table:style-name="ce207" office:value-type="string" calcext:value-type="string">
            <text:p>тосклив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wesoły</text:p>
          </table:table-cell>
          <table:table-cell table:style-name="ce207" office:value-type="string" calcext:value-type="string">
            <text:p>веселый</text:p>
          </table:table-cell>
        </table:table-row>
        <table:table-row table:style-name="ro5">
          <table:table-cell table:style-name="ce207" office:value-type="string" calcext:value-type="string">
            <text:p>весел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dowcipny z humorem</text:p>
          </table:table-cell>
          <table:table-cell table:style-name="ce207" office:value-type="string" calcext:value-type="string">
            <text:p>с остроумным юмором</text:p>
          </table:table-cell>
        </table:table-row>
        <table:table-row table:style-name="ro5">
          <table:table-cell table:style-name="ce207" office:value-type="string" calcext:value-type="string">
            <text:p>с остроумным юмором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pogodny</text:p>
          </table:table-cell>
          <table:table-cell table:style-name="ce207" office:value-type="string" calcext:value-type="string">
            <text:p>веселый</text:p>
          </table:table-cell>
        </table:table-row>
        <table:table-row table:style-name="ro5">
          <table:table-cell table:style-name="ce207" office:value-type="string" calcext:value-type="string">
            <text:p>весел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skąpy</text:p>
          </table:table-cell>
          <table:table-cell table:style-name="ce207" office:value-type="string" calcext:value-type="string">
            <text:p>скупой</text:p>
          </table:table-cell>
        </table:table-row>
        <table:table-row table:style-name="ro5">
          <table:table-cell table:style-name="ce207" office:value-type="string" calcext:value-type="string">
            <text:p>скупо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oszczędny</text:p>
          </table:table-cell>
          <table:table-cell table:style-name="ce207" office:value-type="string" calcext:value-type="string">
            <text:p>скудный</text:p>
          </table:table-cell>
        </table:table-row>
        <table:table-row table:style-name="ro5">
          <table:table-cell table:style-name="ce207" office:value-type="string" calcext:value-type="string">
            <text:p>скуд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rozrzutny</text:p>
          </table:table-cell>
          <table:table-cell table:style-name="ce207" office:value-type="string" calcext:value-type="string">
            <text:p>расточать</text:p>
          </table:table-cell>
        </table:table-row>
        <table:table-row table:style-name="ro5">
          <table:table-cell table:style-name="ce207" office:value-type="string" calcext:value-type="string">
            <text:p>расточать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gościnny</text:p>
          </table:table-cell>
          <table:table-cell table:style-name="ce207" office:value-type="string" calcext:value-type="string">
            <text:p>гостеприимный</text:p>
          </table:table-cell>
        </table:table-row>
        <table:table-row table:style-name="ro5">
          <table:table-cell table:style-name="ce207" office:value-type="string" calcext:value-type="string">
            <text:p>гостеприимный</text:p>
          </table:table-cell>
          <table:table-cell table:style-name="ce207"/>
        </table:table-row>
        <table:table-row table:style-name="ro5">
          <table:table-cell table:number-columns-repeated="2" table:style-name="ce207" office:value-type="string" calcext:value-type="string">
            <text:p>tolerancijny</text:p>
          </table:table-cell>
        </table:table-row>
        <table:table-row table:style-name="ro5">
          <table:table-cell table:style-name="ce207" office:value-type="string" calcext:value-type="string">
            <text:p>tolerancijny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zarozumiały</text:p>
          </table:table-cell>
          <table:table-cell table:style-name="ce207" office:value-type="string" calcext:value-type="string">
            <text:p>тщеславный</text:p>
          </table:table-cell>
        </table:table-row>
        <table:table-row table:style-name="ro5">
          <table:table-cell table:style-name="ce207" office:value-type="string" calcext:value-type="string">
            <text:p>тщеслав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pewny sobie</text:p>
          </table:table-cell>
          <table:table-cell table:style-name="ce207" office:value-type="string" calcext:value-type="string">
            <text:p>уверенный в себе</text:p>
          </table:table-cell>
        </table:table-row>
        <table:table-row table:style-name="ro5">
          <table:table-cell table:style-name="ce207" office:value-type="string" calcext:value-type="string">
            <text:p>уверенный в себе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gadatliwy</text:p>
          </table:table-cell>
          <table:table-cell table:style-name="ce207" office:value-type="string" calcext:value-type="string">
            <text:p>разговорчивый</text:p>
          </table:table-cell>
        </table:table-row>
        <table:table-row table:style-name="ro5">
          <table:table-cell table:style-name="ce207" office:value-type="string" calcext:value-type="string">
            <text:p>разговорчив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małomowny</text:p>
          </table:table-cell>
          <table:table-cell table:style-name="ce207" office:value-type="string" calcext:value-type="string">
            <text:p>неразговорчивый</text:p>
          </table:table-cell>
        </table:table-row>
        <table:table-row table:style-name="ro5">
          <table:table-cell table:style-name="ce207" office:value-type="string" calcext:value-type="string">
            <text:p>неразговорчив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optymista</text:p>
          </table:table-cell>
          <table:table-cell table:style-name="ce207" office:value-type="string" calcext:value-type="string">
            <text:p>оптимист</text:p>
          </table:table-cell>
        </table:table-row>
        <table:table-row table:style-name="ro5">
          <table:table-cell table:style-name="ce207" office:value-type="string" calcext:value-type="string">
            <text:p>оптимист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pesymista</text:p>
          </table:table-cell>
          <table:table-cell table:style-name="ce207" office:value-type="string" calcext:value-type="string">
            <text:p>пессимист</text:p>
          </table:table-cell>
        </table:table-row>
        <table:table-row table:style-name="ro5">
          <table:table-cell table:style-name="ce207" office:value-type="string" calcext:value-type="string">
            <text:p>пессимист</text:p>
          </table:table-cell>
          <table:table-cell table:style-name="ce207"/>
        </table:table-row>
        <table:table-row table:style-name="ro5">
          <table:table-cell table:style-name="ce207" table:number-columns-repeated="2"/>
        </table:table-row>
        <table:table-row table:style-name="ro5" table:number-rows-repeated="1048428">
          <table:table-cell table:number-columns-repeated="2"/>
        </table:table-row>
        <table:table-row table:style-name="ro5">
          <table:table-cell table:number-columns-repeated="2"/>
        </table:table-row>
      </table:table>
      <table:named-expressions/>
      <table:database-ranges>
        <table:database-range table:name="Type" table:target-range-address="Lista.H12:Lista.H17" table:on-update-keep-styles="true" table:on-update-keep-size="false" table:orientation="column"/>
        <table:database-range table:name="__Anonymous_Sheet_DB__4" table:target-range-address="Slowki.A1:Slowki.D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G" svg:font-family="'Linux Libertine G'" style:font-adornments="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Безымянный1" style:family="table-cell" style:parent-style-name="Default">
      <style:table-cell-properties fo:background-color="#d2d02b"/>
    </style:style>
    <style:style style:name="Безымянный2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00.00.0000</text:date>, <text:time style:data-style-name="N2" text:time-value="11:46:51.1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1T11:52:13.279000000</dc:date>
    <meta:editing-duration>PT12H16M24S</meta:editing-duration>
    <meta:editing-cycles>165</meta:editing-cycles>
    <meta:generator>LibreOffice/5.3.4.2$Windows_X86_64 LibreOffice_project/f82d347ccc0be322489bf7da61d7e4ad13fe2ff3</meta:generator>
    <meta:document-statistic meta:table-count="8" meta:cell-count="3269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
End Sub


Sub insertOneRow (vPos As Long)

Dim oDoc As Object
Dim oSheet As Object

Dim oCellRange As Object
Dim rowsSelected As Long
Dim rowIndex As Long

   oDoc = ThisComponent
   oSheet = oDoc.getCurrentController().ActiveSheet

   oCellRange    = ThisComponent.getCurrentSelection()
   rowsSelected  = oCellRange.Rows.GetCount()
   
   rowIndex = oCellRange.getCellByPosition(0,0).getCellAddress().Row 

   oSheet.Rows.insertByIndex(vPos,1)

End Sub



Sub getCellInfo(vCol As Long, vRow As Long) As String
Dim oDoc As Object
Dim oSheet As Object
Dim oCell As Object

   	oDoc = ThisComponent
   	oSheet = oDoc.getCurrentController().ActiveSheet


	oCell = oSheet.getCellByPosition(vCol-1, vRow-1)
	'msgbox "Selected["+vCol+"]["+vRow+"]: "+oCell.string

	getCellInfo = oCell.string

	'It has a numeric value, a string 2 versions of a formula and an error:
	'print oCell.value, oCell.string,oCell.formula, oCell.FormulaLocal, oCell.Error

End Sub


sub test
	theSelection=ThisComponent.CurrentSelection
	if NOT theSelection.SupportsService("com.sun.star.sheet.SheetCell")  then exit sub
	theCell=theSelection
	'msgbox "Selected: "+theCell.AbsoluteName
	msgbox "Selected ["+CurrentRow+"]["+CurrentCol+"]-&gt;"+getCellInfo(CurrentCol, CurrentRow)

   	oDoc = ThisComponent
   	oSheet = oDoc.getCurrentController().ActiveSheet
	
	msgbox "EndRow ["+CurrentCol+"]-&gt; "+LastRowInColonna(oSheet, CurrentCol)

end sub

Function CurrentRow() As Long
Dim ODoc As Object
Dim OSel As Object
	oDoc = ThisComponent
	oSel = oDoc.GetCurrentSelection()
	If Not oSel.supportsService("com.sun.star.sheet.SheetCellRange") Then Exit Function
	If (oSel.Rows().Count() &gt; 1) Then Exit Function
	CurrentRow = oSel.CellAddress.Row()+1
End Function

Function CurrentCol() As Long
Dim ODoc As Object
Dim OSel As Object
	oDoc = ThisComponent
	oSel = oDoc.GetCurrentSelection()
	If Not oSel.supportsService("com.sun.star.sheet.SheetCellRange") Then Exit Function
	If (oSel.Columns().Count() &gt; 1) Then Exit Function
	CurrentCol = oSel.CellAddress.Column()+1
End Function


Function LastRowInColonna(oSheet As Object, aCol As Long) As Long
  Dim c As Object, oRangePiena As Object, LastRow As Long
  Col = aCol - 1
  c = oSheet.createCursor
  c.gotoEndOfUsedArea(false)
  LastRow = c.RangeAddress.EndRow
  oRangePiena = oSheet.getCellRangeByPosition(Col, 0, Col, LastRow).queryContentCells(1+2+4).RangeAddresses
    If Ubound(oRangePiena) &lt; 0 Then
       LastRowInColonna = - 1  ' 0
    Else   
       LastRowInColonna = oRangePiena(Ubound(oRangePiena)).EndRow+1
    End if 
    'print LastRowInColonna   
End Function

Sub AddOddRows
Dim oDoc As Object
Dim oSheet As Object

   	oDoc = ThisComponent
	oSheet = oDoc.getCurrentController().ActiveSheet

	rowsData = LastRowInColonna(oSheet, CurrentCol())
	
	For iCount = rowsData To 1 Step -1

		aVal = getCellInfo(2, iCount)
		'print aVal
		insertOneRow(iCount)
		oCell = oSheet.getCellByPosition(CurrentCol()-1, iCount)
        oCell.string = aVal
        
    Next iCount
	

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